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40.01pt" svg:height="384.75pt" svg:x="570.53pt" svg:y="204.04pt">
            <loext:p draw:notify-on-update-of-ranges="Sheet1.A1:Sheet1.A8 Sheet1.E1:Sheet1.E1 Sheet1.F1:Sheet1.F8 Sheet1.A10:Sheet1.A17 Sheet1.E10:Sheet1.E10 Sheet1.F10:Sheet1.F17 Sheet1.A18:Sheet1.A25 Sheet1.E18:Sheet1.E18 Sheet1.F18:Sheet1.F25 Sheet1.A26:Sheet1.A33 Sheet1.E26:Sheet1.E26 Sheet1.F26:Sheet1.F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41" calcext:value-type="float">
            <text:p>1841</text:p>
          </table:table-cell>
          <table:table-cell office:value-type="float" office:value="16.19" calcext:value-type="float">
            <text:p>16.19</text:p>
          </table:table-cell>
          <table:table-cell office:value-type="string" calcext:value-type="string">
            <text:p>local</text:p>
          </table:table-cell>
          <table:table-cell table:formula="of:=[.D1]/1000" office:value-type="float" office:value="0.01619" calcext:value-type="float">
            <text:p>0.01619</text:p>
          </table:table-cell>
          <table:table-cell table:formula="of:=[.C1]*[.A1]/([.H$8]*[.I$8])" office:value-type="float" office:value="557.878787878788" calcext:value-type="float">
            <text:p>557.8787878788</text:p>
          </table:table-cell>
          <table:table-cell table:formula="of:=1024*26" office:value-type="float" office:value="26624" calcext:value-type="float">
            <text:p>2662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31.26" calcext:value-type="float">
            <text:p>31.26</text:p>
          </table:table-cell>
          <table:table-cell/>
          <table:table-cell table:formula="of:=[.D2]/1000" office:value-type="float" office:value="0.03126" calcext:value-type="float">
            <text:p>0.03126</text:p>
          </table:table-cell>
          <table:table-cell table:formula="of:=[.C2]*[.A2]/([.H$8]*[.I$8])" office:value-type="float" office:value="581.818181818182" calcext:value-type="float">
            <text:p>581.8181818182</text:p>
          </table:table-cell>
          <table:table-cell office:value-type="string" calcext:value-type="string">
            <text:p>sorting a set of 26k elements, simulated on one pc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9" calcext:value-type="float">
            <text:p>509</text:p>
          </table:table-cell>
          <table:table-cell office:value-type="float" office:value="58.94" calcext:value-type="float">
            <text:p>58.94</text:p>
          </table:table-cell>
          <table:table-cell/>
          <table:table-cell table:formula="of:=[.D3]/1000" office:value-type="float" office:value="0.05894" calcext:value-type="float">
            <text:p>0.05894</text:p>
          </table:table-cell>
          <table:table-cell table:formula="of:=[.C3]*[.A3]/([.H$8]*[.I$8])" office:value-type="float" office:value="616.969696969697" calcext:value-type="float">
            <text:p>616.969696969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78" calcext:value-type="float">
            <text:p>278</text:p>
          </table:table-cell>
          <table:table-cell office:value-type="float" office:value="108.16" calcext:value-type="float">
            <text:p>108.16</text:p>
          </table:table-cell>
          <table:table-cell/>
          <table:table-cell table:formula="of:=[.D4]/1000" office:value-type="float" office:value="0.10816" calcext:value-type="float">
            <text:p>0.10816</text:p>
          </table:table-cell>
          <table:table-cell table:formula="of:=[.C4]*[.A4]/([.H$8]*[.I$8])" office:value-type="float" office:value="673.939393939394" calcext:value-type="float">
            <text:p>673.9393939394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nb cor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189.72" calcext:value-type="float">
            <text:p>189.72</text:p>
          </table:table-cell>
          <table:table-cell/>
          <table:table-cell table:formula="of:=[.D5]/1000" office:value-type="float" office:value="0.18972" calcext:value-type="float">
            <text:p>0.18972</text:p>
          </table:table-cell>
          <table:table-cell table:formula="of:=[.C5]*[.A5]/([.H$8]*[.I$8])" office:value-type="float" office:value="766.060606060606" calcext:value-type="float">
            <text:p>766.060606060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401.87" calcext:value-type="float">
            <text:p>401.87</text:p>
          </table:table-cell>
          <table:table-cell/>
          <table:table-cell table:formula="of:=[.D6]/1000" office:value-type="float" office:value="0.40187" calcext:value-type="float">
            <text:p>0.40187</text:p>
          </table:table-cell>
          <table:table-cell table:formula="of:=[.C6]*[.A6]/([.H$8]*[.I$8])" office:value-type="float" office:value="727.272727272727" calcext:value-type="float">
            <text:p>727.272727272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782.44" calcext:value-type="float">
            <text:p>782.44</text:p>
          </table:table-cell>
          <table:table-cell/>
          <table:table-cell table:formula="of:=[.D7]/1000" office:value-type="float" office:value="0.78244" calcext:value-type="float">
            <text:p>0.78244</text:p>
          </table:table-cell>
          <table:table-cell table:formula="of:=[.C7]*[.A7]/([.H$8]*[.I$8])" office:value-type="float" office:value="756.363636363636" calcext:value-type="float">
            <text:p>756.3636363636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550.26" calcext:value-type="float">
            <text:p>1550.26</text:p>
          </table:table-cell>
          <table:table-cell/>
          <table:table-cell table:formula="of:=[.D8]/1000" office:value-type="float" office:value="1.55026" calcext:value-type="float">
            <text:p>1.55026</text:p>
          </table:table-cell>
          <table:table-cell table:formula="of:=[.C8]*[.A8]/([.H$8]*[.I$8])" office:value-type="float" office:value="736.969696969697" calcext:value-type="float">
            <text:p>736.9696969697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68" calcext:value-type="float">
            <text:p>968</text:p>
          </table:table-cell>
          <table:table-cell office:value-type="float" office:value="30.83" calcext:value-type="float">
            <text:p>30.83</text:p>
          </table:table-cell>
          <table:table-cell office:value-type="string" calcext:value-type="string">
            <text:p>2 squidlets, 100 bytes</text:p>
          </table:table-cell>
          <table:table-cell table:formula="of:=[.D10]/1000" office:value-type="float" office:value="0.03083" calcext:value-type="float">
            <text:p>0.03083</text:p>
          </table:table-cell>
          <table:table-cell table:formula="of:=[.C10]*[.A10]/([.H$10]*[.I$10])" office:value-type="float" office:value="146.666666666667" calcext:value-type="float">
            <text:p>146.6666666667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64" calcext:value-type="float">
            <text:p>764</text:p>
          </table:table-cell>
          <table:table-cell office:value-type="float" office:value="39.26" calcext:value-type="float">
            <text:p>39.26</text:p>
          </table:table-cell>
          <table:table-cell/>
          <table:table-cell table:formula="of:=[.D11]/1000" office:value-type="float" office:value="0.03926" calcext:value-type="float">
            <text:p>0.03926</text:p>
          </table:table-cell>
          <table:table-cell table:formula="of:=[.C11]*[.A11]/([.H$10]*[.I$10])" office:value-type="float" office:value="231.515151515152" calcext:value-type="float">
            <text:p>231.515151515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34" calcext:value-type="float">
            <text:p>534</text:p>
          </table:table-cell>
          <table:table-cell office:value-type="float" office:value="56.19" calcext:value-type="float">
            <text:p>56.19</text:p>
          </table:table-cell>
          <table:table-cell/>
          <table:table-cell table:formula="of:=[.D12]/1000" office:value-type="float" office:value="0.05619" calcext:value-type="float">
            <text:p>0.05619</text:p>
          </table:table-cell>
          <table:table-cell table:formula="of:=[.C12]*[.A12]/([.H$10]*[.I$10])" office:value-type="float" office:value="323.636363636364" calcext:value-type="float">
            <text:p>323.636363636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62" calcext:value-type="float">
            <text:p>362</text:p>
          </table:table-cell>
          <table:table-cell office:value-type="float" office:value="83.05" calcext:value-type="float">
            <text:p>83.05</text:p>
          </table:table-cell>
          <table:table-cell/>
          <table:table-cell table:formula="of:=[.D13]/1000" office:value-type="float" office:value="0.08305" calcext:value-type="float">
            <text:p>0.08305</text:p>
          </table:table-cell>
          <table:table-cell table:formula="of:=[.C13]*[.A13]/([.H$10]*[.I$10])" office:value-type="float" office:value="438.787878787879" calcext:value-type="float">
            <text:p>438.787878787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133.74" calcext:value-type="float">
            <text:p>133.74</text:p>
          </table:table-cell>
          <table:table-cell/>
          <table:table-cell table:formula="of:=[.D14]/1000" office:value-type="float" office:value="0.13374" calcext:value-type="float">
            <text:p>0.13374</text:p>
          </table:table-cell>
          <table:table-cell table:formula="of:=[.C14]*[.A14]/([.H$10]*[.I$10])" office:value-type="float" office:value="543.030303030303" calcext:value-type="float">
            <text:p>543.030303030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34.52" calcext:value-type="float">
            <text:p>234.52</text:p>
          </table:table-cell>
          <table:table-cell/>
          <table:table-cell table:formula="of:=[.D15]/1000" office:value-type="float" office:value="0.23452" calcext:value-type="float">
            <text:p>0.23452</text:p>
          </table:table-cell>
          <table:table-cell table:formula="of:=[.C15]*[.A15]/([.H$10]*[.I$10])" office:value-type="float" office:value="620.606060606061" calcext:value-type="float">
            <text:p>620.606060606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433.7" calcext:value-type="float">
            <text:p>433.7</text:p>
          </table:table-cell>
          <table:table-cell/>
          <table:table-cell table:formula="of:=[.D16]/1000" office:value-type="float" office:value="0.4337" calcext:value-type="float">
            <text:p>0.4337</text:p>
          </table:table-cell>
          <table:table-cell table:formula="of:=[.C16]*[.A16]/([.H$10]*[.I$10])" office:value-type="float" office:value="678.787878787879" calcext:value-type="float">
            <text:p>678.7878787879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909.97" calcext:value-type="float">
            <text:p>909.97</text:p>
          </table:table-cell>
          <table:table-cell/>
          <table:table-cell table:formula="of:=[.D17]/1000" office:value-type="float" office:value="0.90997" calcext:value-type="float">
            <text:p>0.90997</text:p>
          </table:table-cell>
          <table:table-cell table:formula="of:=[.C17]*[.A17]/([.H$10]*[.I$10])" office:value-type="float" office:value="659.393939393939" calcext:value-type="float">
            <text:p>659.393939393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60" calcext:value-type="float">
            <text:p>960</text:p>
          </table:table-cell>
          <table:table-cell office:value-type="float" office:value="30.93" calcext:value-type="float">
            <text:p>30.93</text:p>
          </table:table-cell>
          <table:table-cell office:value-type="string" calcext:value-type="string">
            <text:p>2 squidlets, 200 bytes</text:p>
          </table:table-cell>
          <table:table-cell table:formula="of:=[.D18]/1000" office:value-type="float" office:value="0.03093" calcext:value-type="float">
            <text:p>0.03093</text:p>
          </table:table-cell>
          <table:table-cell table:formula="of:=[.C18]*[.A18]/([.H$10]*[.I$10])" office:value-type="float" office:value="145.454545454545" calcext:value-type="float">
            <text:p>145.454545454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756" calcext:value-type="float">
            <text:p>756</text:p>
          </table:table-cell>
          <table:table-cell office:value-type="float" office:value="39.68" calcext:value-type="float">
            <text:p>39.68</text:p>
          </table:table-cell>
          <table:table-cell/>
          <table:table-cell table:formula="of:=[.D19]/1000" office:value-type="float" office:value="0.03968" calcext:value-type="float">
            <text:p>0.03968</text:p>
          </table:table-cell>
          <table:table-cell table:formula="of:=[.C19]*[.A19]/([.H$10]*[.I$10])" office:value-type="float" office:value="229.090909090909" calcext:value-type="float">
            <text:p>229.090909090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38" calcext:value-type="float">
            <text:p>538</text:p>
          </table:table-cell>
          <table:table-cell office:value-type="float" office:value="55.74" calcext:value-type="float">
            <text:p>55.74</text:p>
          </table:table-cell>
          <table:table-cell/>
          <table:table-cell table:formula="of:=[.D20]/1000" office:value-type="float" office:value="0.05574" calcext:value-type="float">
            <text:p>0.05574</text:p>
          </table:table-cell>
          <table:table-cell table:formula="of:=[.C20]*[.A20]/([.H$10]*[.I$10])" office:value-type="float" office:value="326.060606060606" calcext:value-type="float">
            <text:p>326.060606060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370" calcext:value-type="float">
            <text:p>370</text:p>
          </table:table-cell>
          <table:table-cell office:value-type="float" office:value="81.25" calcext:value-type="float">
            <text:p>81.25</text:p>
          </table:table-cell>
          <table:table-cell/>
          <table:table-cell table:formula="of:=[.D21]/1000" office:value-type="float" office:value="0.08125" calcext:value-type="float">
            <text:p>0.08125</text:p>
          </table:table-cell>
          <table:table-cell table:formula="of:=[.C21]*[.A21]/([.H$10]*[.I$10])" office:value-type="float" office:value="448.484848484849" calcext:value-type="float">
            <text:p>448.484848484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236" calcext:value-type="float">
            <text:p>236</text:p>
          </table:table-cell>
          <table:table-cell office:value-type="float" office:value="126.72" calcext:value-type="float">
            <text:p>126.72</text:p>
          </table:table-cell>
          <table:table-cell/>
          <table:table-cell table:formula="of:=[.D22]/1000" office:value-type="float" office:value="0.12672" calcext:value-type="float">
            <text:p>0.12672</text:p>
          </table:table-cell>
          <table:table-cell table:formula="of:=[.C22]*[.A22]/([.H$10]*[.I$10])" office:value-type="float" office:value="572.121212121212" calcext:value-type="float">
            <text:p>572.121212121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236.48" calcext:value-type="float">
            <text:p>236.48</text:p>
          </table:table-cell>
          <table:table-cell/>
          <table:table-cell table:formula="of:=[.D23]/1000" office:value-type="float" office:value="0.23648" calcext:value-type="float">
            <text:p>0.23648</text:p>
          </table:table-cell>
          <table:table-cell table:formula="of:=[.C23]*[.A23]/([.H$10]*[.I$10])" office:value-type="float" office:value="620.606060606061" calcext:value-type="float">
            <text:p>620.606060606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436.19" calcext:value-type="float">
            <text:p>436.19</text:p>
          </table:table-cell>
          <table:table-cell/>
          <table:table-cell table:formula="of:=[.D24]/1000" office:value-type="float" office:value="0.43619" calcext:value-type="float">
            <text:p>0.43619</text:p>
          </table:table-cell>
          <table:table-cell table:formula="of:=[.C24]*[.A24]/([.H$10]*[.I$10])" office:value-type="float" office:value="678.787878787879" calcext:value-type="float">
            <text:p>678.7878787879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float" office:value="880.76" calcext:value-type="float">
            <text:p>880.76</text:p>
          </table:table-cell>
          <table:table-cell/>
          <table:table-cell table:formula="of:=[.D25]/1000" office:value-type="float" office:value="0.88076" calcext:value-type="float">
            <text:p>0.88076</text:p>
          </table:table-cell>
          <table:table-cell table:formula="of:=[.C25]*[.A25]/([.H$10]*[.I$10])" office:value-type="float" office:value="659.393939393939" calcext:value-type="float">
            <text:p>659.393939393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40" calcext:value-type="float">
            <text:p>940</text:p>
          </table:table-cell>
          <table:table-cell office:value-type="float" office:value="31.12" calcext:value-type="float">
            <text:p>31.12</text:p>
          </table:table-cell>
          <table:table-cell office:value-type="string" calcext:value-type="string">
            <text:p>2 squidlets, 10100 bytes</text:p>
          </table:table-cell>
          <table:table-cell table:formula="of:=[.D26]/1000" office:value-type="float" office:value="0.03112" calcext:value-type="float">
            <text:p>0.03112</text:p>
          </table:table-cell>
          <table:table-cell table:formula="of:=[.C26]*[.A26]/([.H$10]*[.I$10])" office:value-type="float" office:value="142.424242424242" calcext:value-type="float">
            <text:p>142.424242424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748" calcext:value-type="float">
            <text:p>748</text:p>
          </table:table-cell>
          <table:table-cell office:value-type="float" office:value="40.19" calcext:value-type="float">
            <text:p>40.19</text:p>
          </table:table-cell>
          <table:table-cell/>
          <table:table-cell table:formula="of:=[.D27]/1000" office:value-type="float" office:value="0.04019" calcext:value-type="float">
            <text:p>0.04019</text:p>
          </table:table-cell>
          <table:table-cell table:formula="of:=[.C27]*[.A27]/([.H$10]*[.I$10])" office:value-type="float" office:value="226.666666666667" calcext:value-type="float">
            <text:p>226.666666666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530" calcext:value-type="float">
            <text:p>530</text:p>
          </table:table-cell>
          <table:table-cell office:value-type="float" office:value="56.65" calcext:value-type="float">
            <text:p>56.65</text:p>
          </table:table-cell>
          <table:table-cell/>
          <table:table-cell table:formula="of:=[.D28]/1000" office:value-type="float" office:value="0.05665" calcext:value-type="float">
            <text:p>0.05665</text:p>
          </table:table-cell>
          <table:table-cell table:formula="of:=[.C28]*[.A28]/([.H$10]*[.I$10])" office:value-type="float" office:value="321.212121212121" calcext:value-type="float">
            <text:p>321.212121212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350" calcext:value-type="float">
            <text:p>350</text:p>
          </table:table-cell>
          <table:table-cell office:value-type="float" office:value="85.44" calcext:value-type="float">
            <text:p>85.44</text:p>
          </table:table-cell>
          <table:table-cell/>
          <table:table-cell table:formula="of:=[.D29]/1000" office:value-type="float" office:value="0.08544" calcext:value-type="float">
            <text:p>0.08544</text:p>
          </table:table-cell>
          <table:table-cell table:formula="of:=[.C29]*[.A29]/([.H$10]*[.I$10])" office:value-type="float" office:value="424.242424242424" calcext:value-type="float">
            <text:p>424.242424242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226" calcext:value-type="float">
            <text:p>226</text:p>
          </table:table-cell>
          <table:table-cell office:value-type="float" office:value="133.39" calcext:value-type="float">
            <text:p>133.39</text:p>
          </table:table-cell>
          <table:table-cell/>
          <table:table-cell table:formula="of:=[.D30]/1000" office:value-type="float" office:value="0.13339" calcext:value-type="float">
            <text:p>0.13339</text:p>
          </table:table-cell>
          <table:table-cell table:formula="of:=[.C30]*[.A30]/([.H$10]*[.I$10])" office:value-type="float" office:value="547.878787878788" calcext:value-type="float">
            <text:p>547.878787878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float" office:value="235.02" calcext:value-type="float">
            <text:p>235.02</text:p>
          </table:table-cell>
          <table:table-cell/>
          <table:table-cell table:formula="of:=[.D31]/1000" office:value-type="float" office:value="0.23502" calcext:value-type="float">
            <text:p>0.23502</text:p>
          </table:table-cell>
          <table:table-cell table:formula="of:=[.C31]*[.A31]/([.H$10]*[.I$10])" office:value-type="float" office:value="620.606060606061" calcext:value-type="float">
            <text:p>620.606060606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68" calcext:value-type="float">
            <text:p>68</text:p>
          </table:table-cell>
          <table:table-cell office:value-type="float" office:value="447.43" calcext:value-type="float">
            <text:p>447.43</text:p>
          </table:table-cell>
          <table:table-cell/>
          <table:table-cell table:formula="of:=[.D32]/1000" office:value-type="float" office:value="0.44743" calcext:value-type="float">
            <text:p>0.44743</text:p>
          </table:table-cell>
          <table:table-cell table:formula="of:=[.C32]*[.A32]/([.H$10]*[.I$10])" office:value-type="float" office:value="659.393939393939" calcext:value-type="float">
            <text:p>659.3939393939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0" calcext:value-type="float">
            <text:p>10000</text:p>
          </table:table-cell>
          <table:table-cell office:value-type="float" office:value="34" calcext:value-type="float">
            <text:p>34</text:p>
          </table:table-cell>
          <table:table-cell office:value-type="float" office:value="881.03" calcext:value-type="float">
            <text:p>881.03</text:p>
          </table:table-cell>
          <table:table-cell/>
          <table:table-cell table:formula="of:=[.D33]/1000" office:value-type="float" office:value="0.88103" calcext:value-type="float">
            <text:p>0.88103</text:p>
          </table:table-cell>
          <table:table-cell table:formula="of:=[.C33]*[.A33]/([.H$10]*[.I$10])" office:value-type="float" office:value="659.393939393939" calcext:value-type="float">
            <text:p>659.3939393939</text:p>
          </table:table-cell>
          <table:table-cell table:number-columns-repeated="2"/>
        </table:table-row>
      </table:table>
      <table:table table:name="Sheet2" table:style-name="ta1">
        <table:shapes>
          <draw:frame draw:z-index="0" draw:style-name="gr1" draw:text-style-name="P1" svg:width="640.01pt" svg:height="384.75pt" svg:x="570.53pt" svg:y="204.04pt">
            <loext:p draw:notify-on-update-of-ranges="Sheet2.A1:Sheet2.A8 Sheet2.E1:Sheet2.E1 Sheet2.F1:Sheet2.F8 Sheet2.A10:Sheet2.A17 Sheet2.E10:Sheet2.E10 Sheet2.F10:Sheet2.F17 Sheet2.A18:Sheet2.A25 Sheet2.E18:Sheet2.E18 Sheet2.F18:Sheet2.F25 Sheet2.A26:Sheet2.A33 Sheet2.E26:Sheet2.E26 Sheet2.F26:Sheet2.F3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22" calcext:value-type="float">
            <text:p>1822</text:p>
          </table:table-cell>
          <table:table-cell office:value-type="float" office:value="16178.49" calcext:value-type="float">
            <text:p>16178.49</text:p>
          </table:table-cell>
          <table:table-cell office:value-type="string" calcext:value-type="string">
            <text:p>local</text:p>
          </table:table-cell>
          <table:table-cell table:formula="of:=[.D1]/1000000" office:value-type="float" office:value="0.01617849" calcext:value-type="float">
            <text:p>0.01617849</text:p>
          </table:table-cell>
          <table:table-cell table:formula="of:=[.C1]*[.A1]/([.H$8]*[.I$8])" office:value-type="float" office:value="552.121212121212" calcext:value-type="float">
            <text:p>552.1212121212</text:p>
          </table:table-cell>
          <table:table-cell table:formula="of:=1024*26" office:value-type="float" office:value="26624" calcext:value-type="float">
            <text:p>26624</text:p>
          </table:table-cell>
          <table:table-cell office:value-type="string" calcext:value-type="string">
            <text:p>microsd class 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7" calcext:value-type="float">
            <text:p>957</text:p>
          </table:table-cell>
          <table:table-cell office:value-type="float" office:value="31349.55" calcext:value-type="float">
            <text:p>31349.55</text:p>
          </table:table-cell>
          <table:table-cell/>
          <table:table-cell table:formula="of:=[.D2]/1000000" office:value-type="float" office:value="0.03134955" calcext:value-type="float">
            <text:p>0.03134955</text:p>
          </table:table-cell>
          <table:table-cell table:formula="of:=[.C2]*[.A2]/([.H$8]*[.I$8])" office:value-type="float" office:value="580" calcext:value-type="float">
            <text:p>580</text:p>
          </table:table-cell>
          <table:table-cell office:value-type="string" calcext:value-type="string">
            <text:p>sorting a set of 26k elements, squad on pc and 2 squidlets on one raspberry pi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8" calcext:value-type="float">
            <text:p>508</text:p>
          </table:table-cell>
          <table:table-cell office:value-type="float" office:value="59104.72" calcext:value-type="float">
            <text:p>59104.72</text:p>
          </table:table-cell>
          <table:table-cell/>
          <table:table-cell table:formula="of:=[.D3]/1000000" office:value-type="float" office:value="0.05910472" calcext:value-type="float">
            <text:p>0.05910472</text:p>
          </table:table-cell>
          <table:table-cell table:formula="of:=[.C3]*[.A3]/([.H$8]*[.I$8])" office:value-type="float" office:value="615.757575757576" calcext:value-type="float">
            <text:p>615.757575757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office:value-type="float" office:value="106891.67" calcext:value-type="float">
            <text:p>106891.67</text:p>
          </table:table-cell>
          <table:table-cell/>
          <table:table-cell table:formula="of:=[.D4]/1000000" office:value-type="float" office:value="0.10689167" calcext:value-type="float">
            <text:p>0.10689167</text:p>
          </table:table-cell>
          <table:table-cell table:formula="of:=[.C4]*[.A4]/([.H$8]*[.I$8])" office:value-type="float" office:value="681.212121212121" calcext:value-type="float">
            <text:p>681.212121212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nb cor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188669.91" calcext:value-type="float">
            <text:p>188669.91</text:p>
          </table:table-cell>
          <table:table-cell/>
          <table:table-cell table:formula="of:=[.D5]/1000000" office:value-type="float" office:value="0.18866991" calcext:value-type="float">
            <text:p>0.18866991</text:p>
          </table:table-cell>
          <table:table-cell table:formula="of:=[.C5]*[.A5]/([.H$8]*[.I$8])" office:value-type="float" office:value="770.909090909091" calcext:value-type="float">
            <text:p>770.909090909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405601.73" calcext:value-type="float">
            <text:p>405601.73</text:p>
          </table:table-cell>
          <table:table-cell/>
          <table:table-cell table:formula="of:=[.D6]/1000000" office:value-type="float" office:value="0.40560173" calcext:value-type="float">
            <text:p>0.40560173</text:p>
          </table:table-cell>
          <table:table-cell table:formula="of:=[.C6]*[.A6]/([.H$8]*[.I$8])" office:value-type="float" office:value="717.575757575758" calcext:value-type="float">
            <text:p>717.5757575758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789210.42" calcext:value-type="float">
            <text:p>789210.42</text:p>
          </table:table-cell>
          <table:table-cell/>
          <table:table-cell table:formula="of:=[.D7]/1000000" office:value-type="float" office:value="0.78921042" calcext:value-type="float">
            <text:p>0.78921042</text:p>
          </table:table-cell>
          <table:table-cell table:formula="of:=[.C7]*[.A7]/([.H$8]*[.I$8])" office:value-type="float" office:value="736.969696969697" calcext:value-type="float">
            <text:p>736.9696969697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72456.95" calcext:value-type="float">
            <text:p>1572456.95</text:p>
          </table:table-cell>
          <table:table-cell/>
          <table:table-cell table:formula="of:=[.D8]/1000000" office:value-type="float" office:value="1.57245695" calcext:value-type="float">
            <text:p>1.57245695</text:p>
          </table:table-cell>
          <table:table-cell table:formula="of:=[.C8]*[.A8]/([.H$8]*[.I$8])" office:value-type="float" office:value="775.757575757576" calcext:value-type="float">
            <text:p>775.7575757576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94" calcext:value-type="float">
            <text:p>294</text:p>
          </table:table-cell>
          <table:table-cell office:value-type="float" office:value="100493.42" calcext:value-type="float">
            <text:p>100493.42</text:p>
          </table:table-cell>
          <table:table-cell office:value-type="string" calcext:value-type="string">
            <text:p>2 squidlets, 100 bytes</text:p>
          </table:table-cell>
          <table:table-cell table:formula="of:=[.D10]/1000000" office:value-type="float" office:value="0.10049342" calcext:value-type="float">
            <text:p>0.10049342</text:p>
          </table:table-cell>
          <table:table-cell table:formula="of:=[.C10]*[.A10]/([.H$10]*[.I$10])" office:value-type="float" office:value="122.5" calcext:value-type="float">
            <text:p>122.5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165313.69" calcext:value-type="float">
            <text:p>165313.69</text:p>
          </table:table-cell>
          <table:table-cell/>
          <table:table-cell table:formula="of:=[.D11]/1000000" office:value-type="float" office:value="0.16531369" calcext:value-type="float">
            <text:p>0.16531369</text:p>
          </table:table-cell>
          <table:table-cell table:formula="of:=[.C11]*[.A11]/([.H$10]*[.I$10])" office:value-type="float" office:value="151.666666666667" calcext:value-type="float">
            <text:p>151.666666666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324589.04" calcext:value-type="float">
            <text:p>324589.04</text:p>
          </table:table-cell>
          <table:table-cell/>
          <table:table-cell table:formula="of:=[.D12]/1000000" office:value-type="float" office:value="0.32458904" calcext:value-type="float">
            <text:p>0.32458904</text:p>
          </table:table-cell>
          <table:table-cell table:formula="of:=[.C12]*[.A12]/([.H$10]*[.I$10])" office:value-type="float" office:value="153.333333333333" calcext:value-type="float">
            <text:p>153.33333333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17720.5" calcext:value-type="float">
            <text:p>617720.5</text:p>
          </table:table-cell>
          <table:table-cell/>
          <table:table-cell table:formula="of:=[.D13]/1000000" office:value-type="float" office:value="0.6177205" calcext:value-type="float">
            <text:p>0.6177205</text:p>
          </table:table-cell>
          <table:table-cell table:formula="of:=[.C13]*[.A13]/([.H$10]*[.I$10])" office:value-type="float" office:value="166.666666666667" calcext:value-type="float">
            <text:p>166.666666666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104480.07" calcext:value-type="float">
            <text:p>1104480.07</text:p>
          </table:table-cell>
          <table:table-cell/>
          <table:table-cell table:formula="of:=[.D14]/1000000" office:value-type="float" office:value="1.10448007" calcext:value-type="float">
            <text:p>1.10448007</text:p>
          </table:table-cell>
          <table:table-cell table:formula="of:=[.C14]*[.A14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345864.79" calcext:value-type="float">
            <text:p>2345864.79</text:p>
          </table:table-cell>
          <table:table-cell/>
          <table:table-cell table:formula="of:=[.D15]/1000000" office:value-type="float" office:value="2.34586479" calcext:value-type="float">
            <text:p>2.34586479</text:p>
          </table:table-cell>
          <table:table-cell table:formula="of:=[.C15]*[.A15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585566.25" calcext:value-type="float">
            <text:p>4585566.25</text:p>
          </table:table-cell>
          <table:table-cell/>
          <table:table-cell table:formula="of:=[.D16]/1000000" office:value-type="float" office:value="4.58556625" calcext:value-type="float">
            <text:p>4.58556625</text:p>
          </table:table-cell>
          <table:table-cell table:formula="of:=[.C16]*[.A16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128840" calcext:value-type="float">
            <text:p>9128840</text:p>
          </table:table-cell>
          <table:table-cell/>
          <table:table-cell table:formula="of:=[.D17]/1000000" office:value-type="float" office:value="9.12884" calcext:value-type="float">
            <text:p>9.12884</text:p>
          </table:table-cell>
          <table:table-cell table:formula="of:=[.C17]*[.A17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94" calcext:value-type="float">
            <text:p>294</text:p>
          </table:table-cell>
          <table:table-cell office:value-type="float" office:value="99476.85" calcext:value-type="float">
            <text:p>99476.85</text:p>
          </table:table-cell>
          <table:table-cell office:value-type="string" calcext:value-type="string">
            <text:p>2 squidlets, 200 bytes</text:p>
          </table:table-cell>
          <table:table-cell table:formula="of:=[.D18]/1000000" office:value-type="float" office:value="0.09947685" calcext:value-type="float">
            <text:p>0.09947685</text:p>
          </table:table-cell>
          <table:table-cell table:formula="of:=[.C18]*[.A18]/([.H$10]*[.I$10])" office:value-type="float" office:value="122.5" calcext:value-type="float">
            <text:p>122.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82" calcext:value-type="float">
            <text:p>182</text:p>
          </table:table-cell>
          <table:table-cell office:value-type="float" office:value="165421.54" calcext:value-type="float">
            <text:p>165421.54</text:p>
          </table:table-cell>
          <table:table-cell/>
          <table:table-cell table:formula="of:=[.D19]/1000000" office:value-type="float" office:value="0.16542154" calcext:value-type="float">
            <text:p>0.16542154</text:p>
          </table:table-cell>
          <table:table-cell table:formula="of:=[.C19]*[.A19]/([.H$10]*[.I$10])" office:value-type="float" office:value="151.666666666667" calcext:value-type="float">
            <text:p>151.666666666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324117.8" calcext:value-type="float">
            <text:p>324117.8</text:p>
          </table:table-cell>
          <table:table-cell/>
          <table:table-cell table:formula="of:=[.D20]/1000000" office:value-type="float" office:value="0.3241178" calcext:value-type="float">
            <text:p>0.3241178</text:p>
          </table:table-cell>
          <table:table-cell table:formula="of:=[.C20]*[.A20]/([.H$10]*[.I$10])" office:value-type="float" office:value="153.333333333333" calcext:value-type="float">
            <text:p>153.33333333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15811.7" calcext:value-type="float">
            <text:p>615811.7</text:p>
          </table:table-cell>
          <table:table-cell/>
          <table:table-cell table:formula="of:=[.D21]/1000000" office:value-type="float" office:value="0.6158117" calcext:value-type="float">
            <text:p>0.6158117</text:p>
          </table:table-cell>
          <table:table-cell table:formula="of:=[.C21]*[.A21]/([.H$10]*[.I$10])" office:value-type="float" office:value="166.666666666667" calcext:value-type="float">
            <text:p>166.666666666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103777.96" calcext:value-type="float">
            <text:p>1103777.96</text:p>
          </table:table-cell>
          <table:table-cell/>
          <table:table-cell table:formula="of:=[.D22]/1000000" office:value-type="float" office:value="1.10377796" calcext:value-type="float">
            <text:p>1.10377796</text:p>
          </table:table-cell>
          <table:table-cell table:formula="of:=[.C22]*[.A22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338287" calcext:value-type="float">
            <text:p>2338287</text:p>
          </table:table-cell>
          <table:table-cell/>
          <table:table-cell table:formula="of:=[.D23]/1000000" office:value-type="float" office:value="2.338287" calcext:value-type="float">
            <text:p>2.338287</text:p>
          </table:table-cell>
          <table:table-cell table:formula="of:=[.C23]*[.A23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4588724" calcext:value-type="float">
            <text:p>4588724</text:p>
          </table:table-cell>
          <table:table-cell/>
          <table:table-cell table:formula="of:=[.D24]/1000000" office:value-type="float" office:value="4.588724" calcext:value-type="float">
            <text:p>4.588724</text:p>
          </table:table-cell>
          <table:table-cell table:formula="of:=[.C24]*[.A24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9107479.5" calcext:value-type="float">
            <text:p>9107479.5</text:p>
          </table:table-cell>
          <table:table-cell/>
          <table:table-cell table:formula="of:=[.D25]/1000000" office:value-type="float" office:value="9.1074795" calcext:value-type="float">
            <text:p>9.1074795</text:p>
          </table:table-cell>
          <table:table-cell table:formula="of:=[.C25]*[.A25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2 squidlets, 10100 bytes</text:p>
          </table:table-cell>
          <table:table-cell table:formula="of:=[.D26]/1000000" office:value-type="float" office:value="0" calcext:value-type="float">
            <text:p>0</text:p>
          </table:table-cell>
          <table:table-cell table:formula="of:=[.C26]*[.A26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27]/1000000" office:value-type="float" office:value="0" calcext:value-type="float">
            <text:p>0</text:p>
          </table:table-cell>
          <table:table-cell table:formula="of:=[.C27]*[.A27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28]/1000000" office:value-type="float" office:value="0" calcext:value-type="float">
            <text:p>0</text:p>
          </table:table-cell>
          <table:table-cell table:formula="of:=[.C28]*[.A28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29]/1000000" office:value-type="float" office:value="0" calcext:value-type="float">
            <text:p>0</text:p>
          </table:table-cell>
          <table:table-cell table:formula="of:=[.C29]*[.A29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30]/1000000" office:value-type="float" office:value="0" calcext:value-type="float">
            <text:p>0</text:p>
          </table:table-cell>
          <table:table-cell table:formula="of:=[.C30]*[.A30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31]/1000000" office:value-type="float" office:value="0" calcext:value-type="float">
            <text:p>0</text:p>
          </table:table-cell>
          <table:table-cell table:formula="of:=[.C31]*[.A31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32]/1000000" office:value-type="float" office:value="0" calcext:value-type="float">
            <text:p>0</text:p>
          </table:table-cell>
          <table:table-cell table:formula="of:=[.C32]*[.A32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33]/1000000" office:value-type="float" office:value="0" calcext:value-type="float">
            <text:p>0</text:p>
          </table:table-cell>
          <table:table-cell table:formula="of:=[.C33]*[.A33]/([.H$10]*[.I$10])" office:value-type="float" office:value="0" calcext:value-type="float">
            <text:p>0</text:p>
          </table:table-cell>
          <table:table-cell table:number-columns-repeated="2"/>
        </table:table-row>
      </table:table>
      <table:table table:name="Sheet3" table:style-name="ta1">
        <table:shapes>
          <draw:frame draw:z-index="0" draw:style-name="gr1" draw:text-style-name="P1" svg:width="640.01pt" svg:height="384.75pt" svg:x="570.53pt" svg:y="204.04pt">
            <loext:p draw:notify-on-update-of-ranges="Sheet3.A1:Sheet3.A8 Sheet3.E1:Sheet3.E1 Sheet3.F1:Sheet3.F8 Sheet3.A10:Sheet3.A17 Sheet3.E10:Sheet3.E10 Sheet3.F10:Sheet3.F17 Sheet3.A18:Sheet3.A25 Sheet3.E18:Sheet3.E18 Sheet3.F18:Sheet3.F25 Sheet3.A26:Sheet3.A33 Sheet3.E26:Sheet3.E26 Sheet3.F26:Sheet3.F3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162320.69" calcext:value-type="float">
            <text:p>162320.69</text:p>
          </table:table-cell>
          <table:table-cell office:value-type="string" calcext:value-type="string">
            <text:p>local</text:p>
          </table:table-cell>
          <table:table-cell table:formula="of:=[.D1]/1000000" office:value-type="float" office:value="0.16232069" calcext:value-type="float">
            <text:p>0.16232069</text:p>
          </table:table-cell>
          <table:table-cell table:formula="of:=[.C1]*[.A1]/([.H$8]*[.I$8])" office:value-type="float" office:value="150.833333333333" calcext:value-type="float">
            <text:p>150.8333333333</text:p>
          </table:table-cell>
          <table:table-cell table:formula="of:=1024*26" office:value-type="float" office:value="26624" calcext:value-type="float">
            <text:p>26624</text:p>
          </table:table-cell>
          <table:table-cell office:value-type="string" calcext:value-type="string">
            <text:p>microsd class 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312007.72" calcext:value-type="float">
            <text:p>312007.72</text:p>
          </table:table-cell>
          <table:table-cell/>
          <table:table-cell table:formula="of:=[.D2]/1000000" office:value-type="float" office:value="0.31200772" calcext:value-type="float">
            <text:p>0.31200772</text:p>
          </table:table-cell>
          <table:table-cell table:formula="of:=[.C2]*[.A2]/([.H$8]*[.I$8])" office:value-type="float" office:value="160" calcext:value-type="float">
            <text:p>160</text:p>
          </table:table-cell>
          <table:table-cell office:value-type="string" calcext:value-type="string">
            <text:p>sorting a set of 26k elements, 2 squidlets on one raspberry pi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589031" calcext:value-type="float">
            <text:p>589031</text:p>
          </table:table-cell>
          <table:table-cell/>
          <table:table-cell table:formula="of:=[.D3]/1000000" office:value-type="float" office:value="0.589031" calcext:value-type="float">
            <text:p>0.589031</text:p>
          </table:table-cell>
          <table:table-cell table:formula="of:=[.C3]*[.A3]/([.H$8]*[.I$8])"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69339" calcext:value-type="float">
            <text:p>1069339</text:p>
          </table:table-cell>
          <table:table-cell/>
          <table:table-cell table:formula="of:=[.D4]/1000000" office:value-type="float" office:value="1.069339" calcext:value-type="float">
            <text:p>1.069339</text:p>
          </table:table-cell>
          <table:table-cell table:formula="of:=[.C4]*[.A4]/([.H$8]*[.I$8])" office:value-type="float" office:value="186.666666666667" calcext:value-type="float">
            <text:p>186.6666666667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nb cor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96320.25" calcext:value-type="float">
            <text:p>1896320.25</text:p>
          </table:table-cell>
          <table:table-cell/>
          <table:table-cell table:formula="of:=[.D5]/1000000" office:value-type="float" office:value="1.89632025" calcext:value-type="float">
            <text:p>1.89632025</text:p>
          </table:table-cell>
          <table:table-cell table:formula="of:=[.C5]*[.A5]/([.H$8]*[.I$8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21018.5" calcext:value-type="float">
            <text:p>4021018.5</text:p>
          </table:table-cell>
          <table:table-cell/>
          <table:table-cell table:formula="of:=[.D6]/1000000" office:value-type="float" office:value="4.0210185" calcext:value-type="float">
            <text:p>4.0210185</text:p>
          </table:table-cell>
          <table:table-cell table:formula="of:=[.C6]*[.A6]/([.H$8]*[.I$8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865501.5" calcext:value-type="float">
            <text:p>7865501.5</text:p>
          </table:table-cell>
          <table:table-cell/>
          <table:table-cell table:formula="of:=[.D7]/1000000" office:value-type="float" office:value="7.8655015" calcext:value-type="float">
            <text:p>7.8655015</text:p>
          </table:table-cell>
          <table:table-cell table:formula="of:=[.C7]*[.A7]/([.H$8]*[.I$8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620037" calcext:value-type="float">
            <text:p>15620037</text:p>
          </table:table-cell>
          <table:table-cell/>
          <table:table-cell table:formula="of:=[.D8]/1000000" office:value-type="float" office:value="15.620037" calcext:value-type="float">
            <text:p>15.620037</text:p>
          </table:table-cell>
          <table:table-cell table:formula="of:=[.C8]*[.A8]/([.H$8]*[.I$8])" office:value-type="float" office:value="213.333333333333" calcext:value-type="float">
            <text:p>213.3333333333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96" calcext:value-type="float">
            <text:p>296</text:p>
          </table:table-cell>
          <table:table-cell office:value-type="float" office:value="100510.52" calcext:value-type="float">
            <text:p>100510.52</text:p>
          </table:table-cell>
          <table:table-cell office:value-type="string" calcext:value-type="string">
            <text:p>2 squidlets, 100 bytes</text:p>
          </table:table-cell>
          <table:table-cell table:formula="of:=[.D10]/1000000" office:value-type="float" office:value="0.10051052" calcext:value-type="float">
            <text:p>0.10051052</text:p>
          </table:table-cell>
          <table:table-cell table:formula="of:=[.C10]*[.A10]/([.H$10]*[.I$10])" office:value-type="float" office:value="123.333333333333" calcext:value-type="float">
            <text:p>123.333333333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169625.62" calcext:value-type="float">
            <text:p>169625.62</text:p>
          </table:table-cell>
          <table:table-cell/>
          <table:table-cell table:formula="of:=[.D11]/1000000" office:value-type="float" office:value="0.16962562" calcext:value-type="float">
            <text:p>0.16962562</text:p>
          </table:table-cell>
          <table:table-cell table:formula="of:=[.C11]*[.A11]/([.H$10]*[.I$10])" office:value-type="float" office:value="148.333333333333" calcext:value-type="float">
            <text:p>148.333333333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325004.84" calcext:value-type="float">
            <text:p>325004.84</text:p>
          </table:table-cell>
          <table:table-cell/>
          <table:table-cell table:formula="of:=[.D12]/1000000" office:value-type="float" office:value="0.32500484" calcext:value-type="float">
            <text:p>0.32500484</text:p>
          </table:table-cell>
          <table:table-cell table:formula="of:=[.C12]*[.A12]/([.H$10]*[.I$10])" office:value-type="float" office:value="153.333333333333" calcext:value-type="float">
            <text:p>153.33333333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19910.5" calcext:value-type="float">
            <text:p>619910.5</text:p>
          </table:table-cell>
          <table:table-cell/>
          <table:table-cell table:formula="of:=[.D13]/1000000" office:value-type="float" office:value="0.6199105" calcext:value-type="float">
            <text:p>0.6199105</text:p>
          </table:table-cell>
          <table:table-cell table:formula="of:=[.C13]*[.A13]/([.H$10]*[.I$10])" office:value-type="float" office:value="166.666666666667" calcext:value-type="float">
            <text:p>166.666666666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113527.25" calcext:value-type="float">
            <text:p>1113527.25</text:p>
          </table:table-cell>
          <table:table-cell/>
          <table:table-cell table:formula="of:=[.D14]/1000000" office:value-type="float" office:value="1.11352725" calcext:value-type="float">
            <text:p>1.11352725</text:p>
          </table:table-cell>
          <table:table-cell table:formula="of:=[.C14]*[.A14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376475.25" calcext:value-type="float">
            <text:p>2376475.25</text:p>
          </table:table-cell>
          <table:table-cell/>
          <table:table-cell table:formula="of:=[.D15]/1000000" office:value-type="float" office:value="2.37647525" calcext:value-type="float">
            <text:p>2.37647525</text:p>
          </table:table-cell>
          <table:table-cell table:formula="of:=[.C15]*[.A15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617148" calcext:value-type="float">
            <text:p>4617148</text:p>
          </table:table-cell>
          <table:table-cell/>
          <table:table-cell table:formula="of:=[.D16]/1000000" office:value-type="float" office:value="4.617148" calcext:value-type="float">
            <text:p>4.617148</text:p>
          </table:table-cell>
          <table:table-cell table:formula="of:=[.C16]*[.A16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167138" calcext:value-type="float">
            <text:p>9167138</text:p>
          </table:table-cell>
          <table:table-cell/>
          <table:table-cell table:formula="of:=[.D17]/1000000" office:value-type="float" office:value="9.167138" calcext:value-type="float">
            <text:p>9.167138</text:p>
          </table:table-cell>
          <table:table-cell table:formula="of:=[.C17]*[.A17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98" calcext:value-type="float">
            <text:p>298</text:p>
          </table:table-cell>
          <table:table-cell office:value-type="float" office:value="100249.2" calcext:value-type="float">
            <text:p>100249.2</text:p>
          </table:table-cell>
          <table:table-cell office:value-type="string" calcext:value-type="string">
            <text:p>2 squidlets, 200 bytes</text:p>
          </table:table-cell>
          <table:table-cell table:formula="of:=[.D18]/1000000" office:value-type="float" office:value="0.1002492" calcext:value-type="float">
            <text:p>0.1002492</text:p>
          </table:table-cell>
          <table:table-cell table:formula="of:=[.C18]*[.A18]/([.H$10]*[.I$10])" office:value-type="float" office:value="124.166666666667" calcext:value-type="float">
            <text:p>124.166666666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70" calcext:value-type="float">
            <text:p>170</text:p>
          </table:table-cell>
          <table:table-cell office:value-type="float" office:value="177959.5" calcext:value-type="float">
            <text:p>177959.5</text:p>
          </table:table-cell>
          <table:table-cell/>
          <table:table-cell table:formula="of:=[.D19]/1000000" office:value-type="float" office:value="0.1779595" calcext:value-type="float">
            <text:p>0.1779595</text:p>
          </table:table-cell>
          <table:table-cell table:formula="of:=[.C19]*[.A19]/([.H$10]*[.I$10])" office:value-type="float" office:value="141.666666666667" calcext:value-type="float">
            <text:p>141.666666666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325603" calcext:value-type="float">
            <text:p>325603</text:p>
          </table:table-cell>
          <table:table-cell/>
          <table:table-cell table:formula="of:=[.D20]/1000000" office:value-type="float" office:value="0.325603" calcext:value-type="float">
            <text:p>0.325603</text:p>
          </table:table-cell>
          <table:table-cell table:formula="of:=[.C20]*[.A20]/([.H$10]*[.I$10])" office:value-type="float" office:value="153.333333333333" calcext:value-type="float">
            <text:p>153.33333333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623555.56" calcext:value-type="float">
            <text:p>623555.56</text:p>
          </table:table-cell>
          <table:table-cell/>
          <table:table-cell table:formula="of:=[.D21]/1000000" office:value-type="float" office:value="0.62355556" calcext:value-type="float">
            <text:p>0.62355556</text:p>
          </table:table-cell>
          <table:table-cell table:formula="of:=[.C21]*[.A21]/([.H$10]*[.I$10])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111086.88" calcext:value-type="float">
            <text:p>1111086.88</text:p>
          </table:table-cell>
          <table:table-cell/>
          <table:table-cell table:formula="of:=[.D22]/1000000" office:value-type="float" office:value="1.11108688" calcext:value-type="float">
            <text:p>1.11108688</text:p>
          </table:table-cell>
          <table:table-cell table:formula="of:=[.C22]*[.A22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363558" calcext:value-type="float">
            <text:p>2363558</text:p>
          </table:table-cell>
          <table:table-cell/>
          <table:table-cell table:formula="of:=[.D23]/1000000" office:value-type="float" office:value="2.363558" calcext:value-type="float">
            <text:p>2.363558</text:p>
          </table:table-cell>
          <table:table-cell table:formula="of:=[.C23]*[.A23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4640765" calcext:value-type="float">
            <text:p>4640765</text:p>
          </table:table-cell>
          <table:table-cell/>
          <table:table-cell table:formula="of:=[.D24]/1000000" office:value-type="float" office:value="4.640765" calcext:value-type="float">
            <text:p>4.640765</text:p>
          </table:table-cell>
          <table:table-cell table:formula="of:=[.C24]*[.A24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9224772" calcext:value-type="float">
            <text:p>9224772</text:p>
          </table:table-cell>
          <table:table-cell/>
          <table:table-cell table:formula="of:=[.D25]/1000000" office:value-type="float" office:value="9.224772" calcext:value-type="float">
            <text:p>9.224772</text:p>
          </table:table-cell>
          <table:table-cell table:formula="of:=[.C25]*[.A25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296" calcext:value-type="float">
            <text:p>296</text:p>
          </table:table-cell>
          <table:table-cell office:value-type="float" office:value="99981.7" calcext:value-type="float">
            <text:p>99981.7</text:p>
          </table:table-cell>
          <table:table-cell office:value-type="string" calcext:value-type="string">
            <text:p>2 squidlets, 10100 bytes</text:p>
          </table:table-cell>
          <table:table-cell table:formula="of:=[.D26]/1000000" office:value-type="float" office:value="0.0999817" calcext:value-type="float">
            <text:p>0.0999817</text:p>
          </table:table-cell>
          <table:table-cell table:formula="of:=[.C26]*[.A26]/([.H$10]*[.I$10])" office:value-type="float" office:value="123.333333333333" calcext:value-type="float">
            <text:p>123.333333333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78" calcext:value-type="float">
            <text:p>178</text:p>
          </table:table-cell>
          <table:table-cell office:value-type="float" office:value="170003.53" calcext:value-type="float">
            <text:p>170003.53</text:p>
          </table:table-cell>
          <table:table-cell/>
          <table:table-cell table:formula="of:=[.D27]/1000000" office:value-type="float" office:value="0.17000353" calcext:value-type="float">
            <text:p>0.17000353</text:p>
          </table:table-cell>
          <table:table-cell table:formula="of:=[.C27]*[.A27]/([.H$10]*[.I$10])" office:value-type="float" office:value="148.333333333333" calcext:value-type="float">
            <text:p>148.333333333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92" calcext:value-type="float">
            <text:p>92</text:p>
          </table:table-cell>
          <table:table-cell office:value-type="float" office:value="325047.81" calcext:value-type="float">
            <text:p>325047.81</text:p>
          </table:table-cell>
          <table:table-cell/>
          <table:table-cell table:formula="of:=[.D28]/1000000" office:value-type="float" office:value="0.32504781" calcext:value-type="float">
            <text:p>0.32504781</text:p>
          </table:table-cell>
          <table:table-cell table:formula="of:=[.C28]*[.A28]/([.H$10]*[.I$10])" office:value-type="float" office:value="153.333333333333" calcext:value-type="float">
            <text:p>153.33333333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48" calcext:value-type="float">
            <text:p>48</text:p>
          </table:table-cell>
          <table:table-cell office:value-type="float" office:value="625047.94" calcext:value-type="float">
            <text:p>625047.94</text:p>
          </table:table-cell>
          <table:table-cell/>
          <table:table-cell table:formula="of:=[.D29]/1000000" office:value-type="float" office:value="0.62504794" calcext:value-type="float">
            <text:p>0.62504794</text:p>
          </table:table-cell>
          <table:table-cell table:formula="of:=[.C29]*[.A29]/([.H$10]*[.I$10])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28" calcext:value-type="float">
            <text:p>28</text:p>
          </table:table-cell>
          <table:table-cell office:value-type="float" office:value="1116470.12" calcext:value-type="float">
            <text:p>1116470.12</text:p>
          </table:table-cell>
          <table:table-cell/>
          <table:table-cell table:formula="of:=[.D30]/1000000" office:value-type="float" office:value="1.11647012" calcext:value-type="float">
            <text:p>1.11647012</text:p>
          </table:table-cell>
          <table:table-cell table:formula="of:=[.C30]*[.A30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14" calcext:value-type="float">
            <text:p>14</text:p>
          </table:table-cell>
          <table:table-cell office:value-type="float" office:value="2375293.75" calcext:value-type="float">
            <text:p>2375293.75</text:p>
          </table:table-cell>
          <table:table-cell/>
          <table:table-cell table:formula="of:=[.D31]/1000000" office:value-type="float" office:value="2.37529375" calcext:value-type="float">
            <text:p>2.37529375</text:p>
          </table:table-cell>
          <table:table-cell table:formula="of:=[.C31]*[.A31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4657031" calcext:value-type="float">
            <text:p>4657031</text:p>
          </table:table-cell>
          <table:table-cell/>
          <table:table-cell table:formula="of:=[.D32]/1000000" office:value-type="float" office:value="4.657031" calcext:value-type="float">
            <text:p>4.657031</text:p>
          </table:table-cell>
          <table:table-cell table:formula="of:=[.C32]*[.A32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9182747" calcext:value-type="float">
            <text:p>9182747</text:p>
          </table:table-cell>
          <table:table-cell/>
          <table:table-cell table:formula="of:=[.D33]/1000000" office:value-type="float" office:value="9.182747" calcext:value-type="float">
            <text:p>9.182747</text:p>
          </table:table-cell>
          <table:table-cell table:formula="of:=[.C33]*[.A33]/([.H$10]*[.I$10])" office:value-type="float" office:value="213.333333333333" calcext:value-type="float">
            <text:p>213.3333333333</text:p>
          </table:table-cell>
          <table:table-cell table:number-columns-repeated="2"/>
        </table:table-row>
      </table:table>
      <table:table table:name="Sheet4" table:style-name="ta1">
        <table:shapes>
          <draw:frame draw:z-index="0" draw:style-name="gr1" draw:text-style-name="P1" svg:width="640.01pt" svg:height="384.75pt" svg:x="570.53pt" svg:y="204.04pt">
            <loext:p draw:notify-on-update-of-ranges="Sheet4.A1:Sheet4.A8 Sheet4.E1:Sheet4.E1 Sheet4.F1:Sheet4.F8 Sheet4.A10:Sheet4.A17 Sheet4.E10:Sheet4.E10 Sheet4.F10:Sheet4.F17 Sheet4.A18:Sheet4.A25 Sheet4.E18:Sheet4.E18 Sheet4.F18:Sheet4.F25 Sheet4.A26:Sheet4.A33 Sheet4.E26:Sheet4.E26 Sheet4.F26:Sheet4.F3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22" calcext:value-type="float">
            <text:p>1822</text:p>
          </table:table-cell>
          <table:table-cell office:value-type="float" office:value="16178.49" calcext:value-type="float">
            <text:p>16178.49</text:p>
          </table:table-cell>
          <table:table-cell office:value-type="string" calcext:value-type="string">
            <text:p>local</text:p>
          </table:table-cell>
          <table:table-cell table:formula="of:=[.D1]/1000000" office:value-type="float" office:value="0.01617849" calcext:value-type="float">
            <text:p>0.01617849</text:p>
          </table:table-cell>
          <table:table-cell table:formula="of:=[.C1]*[.A1]/([.H$8]*[.I$8])" office:value-type="float" office:value="552.121212121212" calcext:value-type="float">
            <text:p>552.1212121212</text:p>
          </table:table-cell>
          <table:table-cell table:formula="of:=1024*26" office:value-type="float" office:value="26624" calcext:value-type="float">
            <text:p>26624</text:p>
          </table:table-cell>
          <table:table-cell office:value-type="string" calcext:value-type="string">
            <text:p>microsd class 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7" calcext:value-type="float">
            <text:p>957</text:p>
          </table:table-cell>
          <table:table-cell office:value-type="float" office:value="31349.55" calcext:value-type="float">
            <text:p>31349.55</text:p>
          </table:table-cell>
          <table:table-cell/>
          <table:table-cell table:formula="of:=[.D2]/1000000" office:value-type="float" office:value="0.03134955" calcext:value-type="float">
            <text:p>0.03134955</text:p>
          </table:table-cell>
          <table:table-cell table:formula="of:=[.C2]*[.A2]/([.H$8]*[.I$8])" office:value-type="float" office:value="580" calcext:value-type="float">
            <text:p>580</text:p>
          </table:table-cell>
          <table:table-cell office:value-type="string" calcext:value-type="string">
            <text:p>sorting a set of 26k elements, squad on pc and 1 squidlet on one raspberry pi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8" calcext:value-type="float">
            <text:p>508</text:p>
          </table:table-cell>
          <table:table-cell office:value-type="float" office:value="59104.72" calcext:value-type="float">
            <text:p>59104.72</text:p>
          </table:table-cell>
          <table:table-cell/>
          <table:table-cell table:formula="of:=[.D3]/1000000" office:value-type="float" office:value="0.05910472" calcext:value-type="float">
            <text:p>0.05910472</text:p>
          </table:table-cell>
          <table:table-cell table:formula="of:=[.C3]*[.A3]/([.H$8]*[.I$8])" office:value-type="float" office:value="615.757575757576" calcext:value-type="float">
            <text:p>615.757575757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office:value-type="float" office:value="106891.67" calcext:value-type="float">
            <text:p>106891.67</text:p>
          </table:table-cell>
          <table:table-cell/>
          <table:table-cell table:formula="of:=[.D4]/1000000" office:value-type="float" office:value="0.10689167" calcext:value-type="float">
            <text:p>0.10689167</text:p>
          </table:table-cell>
          <table:table-cell table:formula="of:=[.C4]*[.A4]/([.H$8]*[.I$8])" office:value-type="float" office:value="681.212121212121" calcext:value-type="float">
            <text:p>681.212121212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nb cor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188669.91" calcext:value-type="float">
            <text:p>188669.91</text:p>
          </table:table-cell>
          <table:table-cell/>
          <table:table-cell table:formula="of:=[.D5]/1000000" office:value-type="float" office:value="0.18866991" calcext:value-type="float">
            <text:p>0.18866991</text:p>
          </table:table-cell>
          <table:table-cell table:formula="of:=[.C5]*[.A5]/([.H$8]*[.I$8])" office:value-type="float" office:value="770.909090909091" calcext:value-type="float">
            <text:p>770.909090909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405601.73" calcext:value-type="float">
            <text:p>405601.73</text:p>
          </table:table-cell>
          <table:table-cell/>
          <table:table-cell table:formula="of:=[.D6]/1000000" office:value-type="float" office:value="0.40560173" calcext:value-type="float">
            <text:p>0.40560173</text:p>
          </table:table-cell>
          <table:table-cell table:formula="of:=[.C6]*[.A6]/([.H$8]*[.I$8])" office:value-type="float" office:value="717.575757575758" calcext:value-type="float">
            <text:p>717.5757575758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789210.42" calcext:value-type="float">
            <text:p>789210.42</text:p>
          </table:table-cell>
          <table:table-cell/>
          <table:table-cell table:formula="of:=[.D7]/1000000" office:value-type="float" office:value="0.78921042" calcext:value-type="float">
            <text:p>0.78921042</text:p>
          </table:table-cell>
          <table:table-cell table:formula="of:=[.C7]*[.A7]/([.H$8]*[.I$8])" office:value-type="float" office:value="736.969696969697" calcext:value-type="float">
            <text:p>736.9696969697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72456.95" calcext:value-type="float">
            <text:p>1572456.95</text:p>
          </table:table-cell>
          <table:table-cell/>
          <table:table-cell table:formula="of:=[.D8]/1000000" office:value-type="float" office:value="1.57245695" calcext:value-type="float">
            <text:p>1.57245695</text:p>
          </table:table-cell>
          <table:table-cell table:formula="of:=[.C8]*[.A8]/([.H$8]*[.I$8])" office:value-type="float" office:value="775.757575757576" calcext:value-type="float">
            <text:p>775.7575757576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190341.19" calcext:value-type="float">
            <text:p>190341.19</text:p>
          </table:table-cell>
          <table:table-cell office:value-type="string" calcext:value-type="string">
            <text:p>1 squidlet, 100 bytes</text:p>
          </table:table-cell>
          <table:table-cell table:formula="of:=[.D10]/1000000" office:value-type="float" office:value="0.19034119" calcext:value-type="float">
            <text:p>0.19034119</text:p>
          </table:table-cell>
          <table:table-cell table:formula="of:=[.C10]*[.A10]/([.H$10]*[.I$10])" office:value-type="float" office:value="130" calcext:value-type="float">
            <text:p>13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327483.66" calcext:value-type="float">
            <text:p>327483.66</text:p>
          </table:table-cell>
          <table:table-cell/>
          <table:table-cell table:formula="of:=[.D11]/1000000" office:value-type="float" office:value="0.32748366" calcext:value-type="float">
            <text:p>0.32748366</text:p>
          </table:table-cell>
          <table:table-cell table:formula="of:=[.C11]*[.A11]/([.H$10]*[.I$10])" office:value-type="float" office:value="153.333333333333" calcext:value-type="float">
            <text:p>153.333333333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03192.1" calcext:value-type="float">
            <text:p>603192.1</text:p>
          </table:table-cell>
          <table:table-cell/>
          <table:table-cell table:formula="of:=[.D12]/1000000" office:value-type="float" office:value="0.6031921" calcext:value-type="float">
            <text:p>0.6031921</text:p>
          </table:table-cell>
          <table:table-cell table:formula="of:=[.C12]*[.A12]/([.H$10]*[.I$10])" office:value-type="float" office:value="166.666666666667" calcext:value-type="float">
            <text:p>166.666666666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98445" calcext:value-type="float">
            <text:p>1098445</text:p>
          </table:table-cell>
          <table:table-cell/>
          <table:table-cell table:formula="of:=[.D13]/1000000" office:value-type="float" office:value="1.098445" calcext:value-type="float">
            <text:p>1.098445</text:p>
          </table:table-cell>
          <table:table-cell table:formula="of:=[.C13]*[.A13]/([.H$10]*[.I$10])"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42511.44" calcext:value-type="float">
            <text:p>1942511.44</text:p>
          </table:table-cell>
          <table:table-cell/>
          <table:table-cell table:formula="of:=[.D14]/1000000" office:value-type="float" office:value="1.94251144" calcext:value-type="float">
            <text:p>1.94251144</text:p>
          </table:table-cell>
          <table:table-cell table:formula="of:=[.C14]*[.A14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107225.38" calcext:value-type="float">
            <text:p>4107225.38</text:p>
          </table:table-cell>
          <table:table-cell/>
          <table:table-cell table:formula="of:=[.D15]/1000000" office:value-type="float" office:value="4.10722538" calcext:value-type="float">
            <text:p>4.10722538</text:p>
          </table:table-cell>
          <table:table-cell table:formula="of:=[.C15]*[.A15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927643.5" calcext:value-type="float">
            <text:p>7927643.5</text:p>
          </table:table-cell>
          <table:table-cell/>
          <table:table-cell table:formula="of:=[.D16]/1000000" office:value-type="float" office:value="7.9276435" calcext:value-type="float">
            <text:p>7.9276435</text:p>
          </table:table-cell>
          <table:table-cell table:formula="of:=[.C16]*[.A16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751997.5" calcext:value-type="float">
            <text:p>15751997.5</text:p>
          </table:table-cell>
          <table:table-cell/>
          <table:table-cell table:formula="of:=[.D17]/1000000" office:value-type="float" office:value="15.7519975" calcext:value-type="float">
            <text:p>15.7519975</text:p>
          </table:table-cell>
          <table:table-cell table:formula="of:=[.C17]*[.A17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7" calcext:value-type="float">
            <text:p>157</text:p>
          </table:table-cell>
          <table:table-cell office:value-type="float" office:value="190014.34" calcext:value-type="float">
            <text:p>190014.34</text:p>
          </table:table-cell>
          <table:table-cell office:value-type="string" calcext:value-type="string">
            <text:p>1 squidlet, 200 bytes</text:p>
          </table:table-cell>
          <table:table-cell table:formula="of:=[.D18]/1000000" office:value-type="float" office:value="0.19001434" calcext:value-type="float">
            <text:p>0.19001434</text:p>
          </table:table-cell>
          <table:table-cell table:formula="of:=[.C18]*[.A18]/([.H$10]*[.I$10])" office:value-type="float" office:value="130.833333333333" calcext:value-type="float">
            <text:p>130.833333333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330046.26" calcext:value-type="float">
            <text:p>330046.26</text:p>
          </table:table-cell>
          <table:table-cell/>
          <table:table-cell table:formula="of:=[.D19]/1000000" office:value-type="float" office:value="0.33004626" calcext:value-type="float">
            <text:p>0.33004626</text:p>
          </table:table-cell>
          <table:table-cell table:formula="of:=[.C19]*[.A19]/([.H$10]*[.I$10])" office:value-type="float" office:value="151.666666666667" calcext:value-type="float">
            <text:p>151.666666666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07995" calcext:value-type="float">
            <text:p>607995</text:p>
          </table:table-cell>
          <table:table-cell/>
          <table:table-cell table:formula="of:=[.D20]/1000000" office:value-type="float" office:value="0.607995" calcext:value-type="float">
            <text:p>0.607995</text:p>
          </table:table-cell>
          <table:table-cell table:formula="of:=[.C20]*[.A20]/([.H$10]*[.I$10])" office:value-type="float" office:value="166.666666666667" calcext:value-type="float">
            <text:p>166.666666666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1110178.22" calcext:value-type="float">
            <text:p>1110178.22</text:p>
          </table:table-cell>
          <table:table-cell/>
          <table:table-cell table:formula="of:=[.D21]/1000000" office:value-type="float" office:value="1.11017822" calcext:value-type="float">
            <text:p>1.11017822</text:p>
          </table:table-cell>
          <table:table-cell table:formula="of:=[.C21]*[.A21]/([.H$10]*[.I$10])"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937828.88" calcext:value-type="float">
            <text:p>1937828.88</text:p>
          </table:table-cell>
          <table:table-cell/>
          <table:table-cell table:formula="of:=[.D22]/1000000" office:value-type="float" office:value="1.93782888" calcext:value-type="float">
            <text:p>1.93782888</text:p>
          </table:table-cell>
          <table:table-cell table:formula="of:=[.C22]*[.A22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4045055.25" calcext:value-type="float">
            <text:p>4045055.25</text:p>
          </table:table-cell>
          <table:table-cell/>
          <table:table-cell table:formula="of:=[.D23]/1000000" office:value-type="float" office:value="4.04505525" calcext:value-type="float">
            <text:p>4.04505525</text:p>
          </table:table-cell>
          <table:table-cell table:formula="of:=[.C23]*[.A23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7876149.5" calcext:value-type="float">
            <text:p>7876149.5</text:p>
          </table:table-cell>
          <table:table-cell/>
          <table:table-cell table:formula="of:=[.D24]/1000000" office:value-type="float" office:value="7.8761495" calcext:value-type="float">
            <text:p>7.8761495</text:p>
          </table:table-cell>
          <table:table-cell table:formula="of:=[.C24]*[.A24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5610319" calcext:value-type="float">
            <text:p>15610319</text:p>
          </table:table-cell>
          <table:table-cell/>
          <table:table-cell table:formula="of:=[.D25]/1000000" office:value-type="float" office:value="15.610319" calcext:value-type="float">
            <text:p>15.610319</text:p>
          </table:table-cell>
          <table:table-cell table:formula="of:=[.C25]*[.A25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1 squidlet, 10100 bytes</text:p>
          </table:table-cell>
          <table:table-cell table:formula="of:=[.D26]/1000000" office:value-type="float" office:value="0" calcext:value-type="float">
            <text:p>0</text:p>
          </table:table-cell>
          <table:table-cell table:formula="of:=[.C26]*[.A26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27]/1000000" office:value-type="float" office:value="0" calcext:value-type="float">
            <text:p>0</text:p>
          </table:table-cell>
          <table:table-cell table:formula="of:=[.C27]*[.A27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28]/1000000" office:value-type="float" office:value="0" calcext:value-type="float">
            <text:p>0</text:p>
          </table:table-cell>
          <table:table-cell table:formula="of:=[.C28]*[.A28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29]/1000000" office:value-type="float" office:value="0" calcext:value-type="float">
            <text:p>0</text:p>
          </table:table-cell>
          <table:table-cell table:formula="of:=[.C29]*[.A29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30]/1000000" office:value-type="float" office:value="0" calcext:value-type="float">
            <text:p>0</text:p>
          </table:table-cell>
          <table:table-cell table:formula="of:=[.C30]*[.A30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31]/1000000" office:value-type="float" office:value="0" calcext:value-type="float">
            <text:p>0</text:p>
          </table:table-cell>
          <table:table-cell table:formula="of:=[.C31]*[.A31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32]/1000000" office:value-type="float" office:value="0" calcext:value-type="float">
            <text:p>0</text:p>
          </table:table-cell>
          <table:table-cell table:formula="of:=[.C32]*[.A32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33]/1000000" office:value-type="float" office:value="0" calcext:value-type="float">
            <text:p>0</text:p>
          </table:table-cell>
          <table:table-cell table:formula="of:=[.C33]*[.A33]/([.H$10]*[.I$10])" office:value-type="float" office:value="0" calcext:value-type="float">
            <text:p>0</text:p>
          </table:table-cell>
          <table:table-cell table:number-columns-repeated="2"/>
        </table:table-row>
      </table:table>
      <table:table table:name="Sheet5" table:style-name="ta1">
        <table:shapes>
          <draw:frame draw:z-index="0" draw:style-name="gr1" draw:text-style-name="P1" svg:width="640.01pt" svg:height="384.75pt" svg:x="570.53pt" svg:y="204.04pt">
            <loext:p draw:notify-on-update-of-ranges="Sheet5.A1:Sheet5.A8 Sheet5.E1:Sheet5.E1 Sheet5.F1:Sheet5.F8 Sheet5.A10:Sheet5.A17 Sheet5.E10:Sheet5.E10 Sheet5.F10:Sheet5.F17 Sheet5.A18:Sheet5.A25 Sheet5.E18:Sheet5.E18 Sheet5.F18:Sheet5.F25 Sheet5.A26:Sheet5.A33 Sheet5.E26:Sheet5.E26 Sheet5.F26:Sheet5.F3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164453.44" calcext:value-type="float">
            <text:p>164453.44</text:p>
          </table:table-cell>
          <table:table-cell office:value-type="string" calcext:value-type="string">
            <text:p>local</text:p>
          </table:table-cell>
          <table:table-cell table:formula="of:=[.D1]/1000000" office:value-type="float" office:value="0.16445344" calcext:value-type="float">
            <text:p>0.16445344</text:p>
          </table:table-cell>
          <table:table-cell table:formula="of:=[.C1]*[.A1]/([.H$8]*[.I$8])" office:value-type="float" office:value="148.333333333333" calcext:value-type="float">
            <text:p>148.3333333333</text:p>
          </table:table-cell>
          <table:table-cell table:formula="of:=1024*26" office:value-type="float" office:value="26624" calcext:value-type="float">
            <text:p>26624</text:p>
          </table:table-cell>
          <table:table-cell office:value-type="string" calcext:value-type="string">
            <text:p>microsd class 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317120.97" calcext:value-type="float">
            <text:p>317120.97</text:p>
          </table:table-cell>
          <table:table-cell/>
          <table:table-cell table:formula="of:=[.D2]/1000000" office:value-type="float" office:value="0.31712097" calcext:value-type="float">
            <text:p>0.31712097</text:p>
          </table:table-cell>
          <table:table-cell table:formula="of:=[.C2]*[.A2]/([.H$8]*[.I$8])" office:value-type="float" office:value="158.333333333333" calcext:value-type="float">
            <text:p>158.3333333333</text:p>
          </table:table-cell>
          <table:table-cell office:value-type="string" calcext:value-type="string">
            <text:p>sorting a set of 26k elements, 2 squidlets on one raspberry pi with fa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97136.06" calcext:value-type="float">
            <text:p>597136.06</text:p>
          </table:table-cell>
          <table:table-cell/>
          <table:table-cell table:formula="of:=[.D3]/1000000" office:value-type="float" office:value="0.59713606" calcext:value-type="float">
            <text:p>0.59713606</text:p>
          </table:table-cell>
          <table:table-cell table:formula="of:=[.C3]*[.A3]/([.H$8]*[.I$8])" office:value-type="float" office:value="166.666666666667" calcext:value-type="float">
            <text:p>166.666666666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81216.38" calcext:value-type="float">
            <text:p>1081216.38</text:p>
          </table:table-cell>
          <table:table-cell/>
          <table:table-cell table:formula="of:=[.D4]/1000000" office:value-type="float" office:value="1.08121638" calcext:value-type="float">
            <text:p>1.08121638</text:p>
          </table:table-cell>
          <table:table-cell table:formula="of:=[.C4]*[.A4]/([.H$8]*[.I$8])" office:value-type="float" office:value="186.666666666667" calcext:value-type="float">
            <text:p>186.6666666667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nb cor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15680.25" calcext:value-type="float">
            <text:p>1915680.25</text:p>
          </table:table-cell>
          <table:table-cell/>
          <table:table-cell table:formula="of:=[.D5]/1000000" office:value-type="float" office:value="1.91568025" calcext:value-type="float">
            <text:p>1.91568025</text:p>
          </table:table-cell>
          <table:table-cell table:formula="of:=[.C5]*[.A5]/([.H$8]*[.I$8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68308.25" calcext:value-type="float">
            <text:p>4068308.25</text:p>
          </table:table-cell>
          <table:table-cell/>
          <table:table-cell table:formula="of:=[.D6]/1000000" office:value-type="float" office:value="4.06830825" calcext:value-type="float">
            <text:p>4.06830825</text:p>
          </table:table-cell>
          <table:table-cell table:formula="of:=[.C6]*[.A6]/([.H$8]*[.I$8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948411.5" calcext:value-type="float">
            <text:p>7948411.5</text:p>
          </table:table-cell>
          <table:table-cell/>
          <table:table-cell table:formula="of:=[.D7]/1000000" office:value-type="float" office:value="7.9484115" calcext:value-type="float">
            <text:p>7.9484115</text:p>
          </table:table-cell>
          <table:table-cell table:formula="of:=[.C7]*[.A7]/([.H$8]*[.I$8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784000" calcext:value-type="float">
            <text:p>15784000</text:p>
          </table:table-cell>
          <table:table-cell/>
          <table:table-cell table:formula="of:=[.D8]/1000000" office:value-type="float" office:value="15.784" calcext:value-type="float">
            <text:p>15.784</text:p>
          </table:table-cell>
          <table:table-cell table:formula="of:=[.C8]*[.A8]/([.H$8]*[.I$8])" office:value-type="float" office:value="213.333333333333" calcext:value-type="float">
            <text:p>213.3333333333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100100.37" calcext:value-type="float">
            <text:p>100100.37</text:p>
          </table:table-cell>
          <table:table-cell office:value-type="string" calcext:value-type="string">
            <text:p>2 squidlets, 100 bytes</text:p>
          </table:table-cell>
          <table:table-cell table:formula="of:=[.D10]/1000000" office:value-type="float" office:value="0.10010037" calcext:value-type="float">
            <text:p>0.10010037</text:p>
          </table:table-cell>
          <table:table-cell table:formula="of:=[.C10]*[.A10]/([.H$10]*[.I$10])" office:value-type="float" office:value="121.666666666667" calcext:value-type="float">
            <text:p>121.6666666667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170064.09" calcext:value-type="float">
            <text:p>170064.09</text:p>
          </table:table-cell>
          <table:table-cell/>
          <table:table-cell table:formula="of:=[.D11]/1000000" office:value-type="float" office:value="0.17006409" calcext:value-type="float">
            <text:p>0.17006409</text:p>
          </table:table-cell>
          <table:table-cell table:formula="of:=[.C11]*[.A11]/([.H$10]*[.I$10])" office:value-type="float" office:value="146.666666666667" calcext:value-type="float">
            <text:p>146.666666666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326015.91" calcext:value-type="float">
            <text:p>326015.91</text:p>
          </table:table-cell>
          <table:table-cell/>
          <table:table-cell table:formula="of:=[.D12]/1000000" office:value-type="float" office:value="0.32601591" calcext:value-type="float">
            <text:p>0.32601591</text:p>
          </table:table-cell>
          <table:table-cell table:formula="of:=[.C12]*[.A12]/([.H$10]*[.I$10])" office:value-type="float" office:value="153.333333333333" calcext:value-type="float">
            <text:p>153.33333333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20859.06" calcext:value-type="float">
            <text:p>620859.06</text:p>
          </table:table-cell>
          <table:table-cell/>
          <table:table-cell table:formula="of:=[.D13]/1000000" office:value-type="float" office:value="0.62085906" calcext:value-type="float">
            <text:p>0.62085906</text:p>
          </table:table-cell>
          <table:table-cell table:formula="of:=[.C13]*[.A13]/([.H$10]*[.I$10])" office:value-type="float" office:value="166.666666666667" calcext:value-type="float">
            <text:p>166.666666666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115654.75" calcext:value-type="float">
            <text:p>1115654.75</text:p>
          </table:table-cell>
          <table:table-cell/>
          <table:table-cell table:formula="of:=[.D14]/1000000" office:value-type="float" office:value="1.11565475" calcext:value-type="float">
            <text:p>1.11565475</text:p>
          </table:table-cell>
          <table:table-cell table:formula="of:=[.C14]*[.A14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371858.75" calcext:value-type="float">
            <text:p>2371858.75</text:p>
          </table:table-cell>
          <table:table-cell/>
          <table:table-cell table:formula="of:=[.D15]/1000000" office:value-type="float" office:value="2.37185875" calcext:value-type="float">
            <text:p>2.37185875</text:p>
          </table:table-cell>
          <table:table-cell table:formula="of:=[.C15]*[.A15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624694.5" calcext:value-type="float">
            <text:p>4624694.5</text:p>
          </table:table-cell>
          <table:table-cell/>
          <table:table-cell table:formula="of:=[.D16]/1000000" office:value-type="float" office:value="4.6246945" calcext:value-type="float">
            <text:p>4.6246945</text:p>
          </table:table-cell>
          <table:table-cell table:formula="of:=[.C16]*[.A16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151577" calcext:value-type="float">
            <text:p>9151577</text:p>
          </table:table-cell>
          <table:table-cell/>
          <table:table-cell table:formula="of:=[.D17]/1000000" office:value-type="float" office:value="9.151577" calcext:value-type="float">
            <text:p>9.151577</text:p>
          </table:table-cell>
          <table:table-cell table:formula="of:=[.C17]*[.A17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98" calcext:value-type="float">
            <text:p>298</text:p>
          </table:table-cell>
          <table:table-cell office:value-type="float" office:value="100383.07" calcext:value-type="float">
            <text:p>100383.07</text:p>
          </table:table-cell>
          <table:table-cell office:value-type="string" calcext:value-type="string">
            <text:p>2 squidlets, 200 bytes</text:p>
          </table:table-cell>
          <table:table-cell table:formula="of:=[.D18]/1000000" office:value-type="float" office:value="0.10038307" calcext:value-type="float">
            <text:p>0.10038307</text:p>
          </table:table-cell>
          <table:table-cell table:formula="of:=[.C18]*[.A18]/([.H$10]*[.I$10])" office:value-type="float" office:value="124.166666666667" calcext:value-type="float">
            <text:p>124.166666666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67060.17" calcext:value-type="float">
            <text:p>167060.17</text:p>
          </table:table-cell>
          <table:table-cell/>
          <table:table-cell table:formula="of:=[.D19]/1000000" office:value-type="float" office:value="0.16706017" calcext:value-type="float">
            <text:p>0.16706017</text:p>
          </table:table-cell>
          <table:table-cell table:formula="of:=[.C19]*[.A19]/([.H$10]*[.I$10])"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342446.28" calcext:value-type="float">
            <text:p>342446.28</text:p>
          </table:table-cell>
          <table:table-cell/>
          <table:table-cell table:formula="of:=[.D20]/1000000" office:value-type="float" office:value="0.34244628" calcext:value-type="float">
            <text:p>0.34244628</text:p>
          </table:table-cell>
          <table:table-cell table:formula="of:=[.C20]*[.A20]/([.H$10]*[.I$10])" office:value-type="float" office:value="146.666666666667" calcext:value-type="float">
            <text:p>146.666666666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651951.94" calcext:value-type="float">
            <text:p>651951.94</text:p>
          </table:table-cell>
          <table:table-cell/>
          <table:table-cell table:formula="of:=[.D21]/1000000" office:value-type="float" office:value="0.65195194" calcext:value-type="float">
            <text:p>0.65195194</text:p>
          </table:table-cell>
          <table:table-cell table:formula="of:=[.C21]*[.A21]/([.H$10]*[.I$10])" office:value-type="float" office:value="153.333333333333" calcext:value-type="float">
            <text:p>153.333333333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115702.38" calcext:value-type="float">
            <text:p>1115702.38</text:p>
          </table:table-cell>
          <table:table-cell/>
          <table:table-cell table:formula="of:=[.D22]/1000000" office:value-type="float" office:value="1.11570238" calcext:value-type="float">
            <text:p>1.11570238</text:p>
          </table:table-cell>
          <table:table-cell table:formula="of:=[.C22]*[.A22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367400.75" calcext:value-type="float">
            <text:p>2367400.75</text:p>
          </table:table-cell>
          <table:table-cell/>
          <table:table-cell table:formula="of:=[.D23]/1000000" office:value-type="float" office:value="2.36740075" calcext:value-type="float">
            <text:p>2.36740075</text:p>
          </table:table-cell>
          <table:table-cell table:formula="of:=[.C23]*[.A23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4633978" calcext:value-type="float">
            <text:p>4633978</text:p>
          </table:table-cell>
          <table:table-cell/>
          <table:table-cell table:formula="of:=[.D24]/1000000" office:value-type="float" office:value="4.633978" calcext:value-type="float">
            <text:p>4.633978</text:p>
          </table:table-cell>
          <table:table-cell table:formula="of:=[.C24]*[.A24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9206047" calcext:value-type="float">
            <text:p>9206047</text:p>
          </table:table-cell>
          <table:table-cell/>
          <table:table-cell table:formula="of:=[.D25]/1000000" office:value-type="float" office:value="9.206047" calcext:value-type="float">
            <text:p>9.206047</text:p>
          </table:table-cell>
          <table:table-cell table:formula="of:=[.C25]*[.A25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296" calcext:value-type="float">
            <text:p>296</text:p>
          </table:table-cell>
          <table:table-cell office:value-type="float" office:value="100217.73" calcext:value-type="float">
            <text:p>100217.73</text:p>
          </table:table-cell>
          <table:table-cell office:value-type="string" calcext:value-type="string">
            <text:p>2 squidlets, 10100 bytes</text:p>
          </table:table-cell>
          <table:table-cell table:formula="of:=[.D26]/1000000" office:value-type="float" office:value="0.10021773" calcext:value-type="float">
            <text:p>0.10021773</text:p>
          </table:table-cell>
          <table:table-cell table:formula="of:=[.C26]*[.A26]/([.H$10]*[.I$10])" office:value-type="float" office:value="123.333333333333" calcext:value-type="float">
            <text:p>123.333333333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76" calcext:value-type="float">
            <text:p>176</text:p>
          </table:table-cell>
          <table:table-cell office:value-type="float" office:value="170399.8" calcext:value-type="float">
            <text:p>170399.8</text:p>
          </table:table-cell>
          <table:table-cell/>
          <table:table-cell table:formula="of:=[.D27]/1000000" office:value-type="float" office:value="0.1703998" calcext:value-type="float">
            <text:p>0.1703998</text:p>
          </table:table-cell>
          <table:table-cell table:formula="of:=[.C27]*[.A27]/([.H$10]*[.I$10])" office:value-type="float" office:value="146.666666666667" calcext:value-type="float">
            <text:p>146.666666666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92" calcext:value-type="float">
            <text:p>92</text:p>
          </table:table-cell>
          <table:table-cell office:value-type="float" office:value="325480.44" calcext:value-type="float">
            <text:p>325480.44</text:p>
          </table:table-cell>
          <table:table-cell/>
          <table:table-cell table:formula="of:=[.D28]/1000000" office:value-type="float" office:value="0.32548044" calcext:value-type="float">
            <text:p>0.32548044</text:p>
          </table:table-cell>
          <table:table-cell table:formula="of:=[.C28]*[.A28]/([.H$10]*[.I$10])" office:value-type="float" office:value="153.333333333333" calcext:value-type="float">
            <text:p>153.33333333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float" office:value="620857.88" calcext:value-type="float">
            <text:p>620857.88</text:p>
          </table:table-cell>
          <table:table-cell/>
          <table:table-cell table:formula="of:=[.D29]/1000000" office:value-type="float" office:value="0.62085788" calcext:value-type="float">
            <text:p>0.62085788</text:p>
          </table:table-cell>
          <table:table-cell table:formula="of:=[.C29]*[.A29]/([.H$10]*[.I$10])" office:value-type="float" office:value="166.666666666667" calcext:value-type="float">
            <text:p>166.666666666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28" calcext:value-type="float">
            <text:p>28</text:p>
          </table:table-cell>
          <table:table-cell office:value-type="float" office:value="1114077.12" calcext:value-type="float">
            <text:p>1114077.12</text:p>
          </table:table-cell>
          <table:table-cell/>
          <table:table-cell table:formula="of:=[.D30]/1000000" office:value-type="float" office:value="1.11407712" calcext:value-type="float">
            <text:p>1.11407712</text:p>
          </table:table-cell>
          <table:table-cell table:formula="of:=[.C30]*[.A30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14" calcext:value-type="float">
            <text:p>14</text:p>
          </table:table-cell>
          <table:table-cell office:value-type="float" office:value="2355556.25" calcext:value-type="float">
            <text:p>2355556.25</text:p>
          </table:table-cell>
          <table:table-cell/>
          <table:table-cell table:formula="of:=[.D31]/1000000" office:value-type="float" office:value="2.35555625" calcext:value-type="float">
            <text:p>2.35555625</text:p>
          </table:table-cell>
          <table:table-cell table:formula="of:=[.C31]*[.A31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4604596" calcext:value-type="float">
            <text:p>4604596</text:p>
          </table:table-cell>
          <table:table-cell/>
          <table:table-cell table:formula="of:=[.D32]/1000000" office:value-type="float" office:value="4.604596" calcext:value-type="float">
            <text:p>4.604596</text:p>
          </table:table-cell>
          <table:table-cell table:formula="of:=[.C32]*[.A32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9149492" calcext:value-type="float">
            <text:p>9149492</text:p>
          </table:table-cell>
          <table:table-cell/>
          <table:table-cell table:formula="of:=[.D33]/1000000" office:value-type="float" office:value="9.149492" calcext:value-type="float">
            <text:p>9.149492</text:p>
          </table:table-cell>
          <table:table-cell table:formula="of:=[.C33]*[.A33]/([.H$10]*[.I$10])" office:value-type="float" office:value="213.333333333333" calcext:value-type="float">
            <text:p>213.3333333333</text:p>
          </table:table-cell>
          <table:table-cell table:number-columns-repeated="2"/>
        </table:table-row>
      </table:table>
      <table:table table:name="Sheet6" table:style-name="ta1">
        <table:shapes>
          <draw:frame draw:z-index="0" draw:style-name="gr1" draw:text-style-name="P1" svg:width="640.01pt" svg:height="384.75pt" svg:x="570.53pt" svg:y="204.04pt">
            <loext:p draw:notify-on-update-of-ranges="Sheet6.A1:Sheet6.A8 Sheet6.E1:Sheet6.E1 Sheet6.F1:Sheet6.F8 Sheet6.A10:Sheet6.A17 Sheet6.E10:Sheet6.E10 Sheet6.F10:Sheet6.F17 Sheet6.A18:Sheet6.A25 Sheet6.E18:Sheet6.E18 Sheet6.F18:Sheet6.F25 Sheet6.A26:Sheet6.A33 Sheet6.E26:Sheet6.E26 Sheet6.F26:Sheet6.F3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164453.44" calcext:value-type="float">
            <text:p>164453.44</text:p>
          </table:table-cell>
          <table:table-cell office:value-type="string" calcext:value-type="string">
            <text:p>local</text:p>
          </table:table-cell>
          <table:table-cell table:formula="of:=[.D1]/1000000" office:value-type="float" office:value="0.16445344" calcext:value-type="float">
            <text:p>0.16445344</text:p>
          </table:table-cell>
          <table:table-cell table:formula="of:=[.C1]*[.A1]/([.H$8]*[.I$8])" office:value-type="float" office:value="148.333333333333" calcext:value-type="float">
            <text:p>148.3333333333</text:p>
          </table:table-cell>
          <table:table-cell table:formula="of:=1024*26" office:value-type="float" office:value="26624" calcext:value-type="float">
            <text:p>26624</text:p>
          </table:table-cell>
          <table:table-cell office:value-type="string" calcext:value-type="string">
            <text:p>microsd class 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317120.97" calcext:value-type="float">
            <text:p>317120.97</text:p>
          </table:table-cell>
          <table:table-cell/>
          <table:table-cell table:formula="of:=[.D2]/1000000" office:value-type="float" office:value="0.31712097" calcext:value-type="float">
            <text:p>0.31712097</text:p>
          </table:table-cell>
          <table:table-cell table:formula="of:=[.C2]*[.A2]/([.H$8]*[.I$8])" office:value-type="float" office:value="158.333333333333" calcext:value-type="float">
            <text:p>158.3333333333</text:p>
          </table:table-cell>
          <table:table-cell office:value-type="string" calcext:value-type="string">
            <text:p>sorting a set of 26k elements, 4 squidlets on one raspberry pi with fa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97136.06" calcext:value-type="float">
            <text:p>597136.06</text:p>
          </table:table-cell>
          <table:table-cell/>
          <table:table-cell table:formula="of:=[.D3]/1000000" office:value-type="float" office:value="0.59713606" calcext:value-type="float">
            <text:p>0.59713606</text:p>
          </table:table-cell>
          <table:table-cell table:formula="of:=[.C3]*[.A3]/([.H$8]*[.I$8])" office:value-type="float" office:value="166.666666666667" calcext:value-type="float">
            <text:p>166.666666666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81216.38" calcext:value-type="float">
            <text:p>1081216.38</text:p>
          </table:table-cell>
          <table:table-cell/>
          <table:table-cell table:formula="of:=[.D4]/1000000" office:value-type="float" office:value="1.08121638" calcext:value-type="float">
            <text:p>1.08121638</text:p>
          </table:table-cell>
          <table:table-cell table:formula="of:=[.C4]*[.A4]/([.H$8]*[.I$8])" office:value-type="float" office:value="186.666666666667" calcext:value-type="float">
            <text:p>186.6666666667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nb cor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15680.25" calcext:value-type="float">
            <text:p>1915680.25</text:p>
          </table:table-cell>
          <table:table-cell/>
          <table:table-cell table:formula="of:=[.D5]/1000000" office:value-type="float" office:value="1.91568025" calcext:value-type="float">
            <text:p>1.91568025</text:p>
          </table:table-cell>
          <table:table-cell table:formula="of:=[.C5]*[.A5]/([.H$8]*[.I$8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68308.25" calcext:value-type="float">
            <text:p>4068308.25</text:p>
          </table:table-cell>
          <table:table-cell/>
          <table:table-cell table:formula="of:=[.D6]/1000000" office:value-type="float" office:value="4.06830825" calcext:value-type="float">
            <text:p>4.06830825</text:p>
          </table:table-cell>
          <table:table-cell table:formula="of:=[.C6]*[.A6]/([.H$8]*[.I$8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948411.5" calcext:value-type="float">
            <text:p>7948411.5</text:p>
          </table:table-cell>
          <table:table-cell/>
          <table:table-cell table:formula="of:=[.D7]/1000000" office:value-type="float" office:value="7.9484115" calcext:value-type="float">
            <text:p>7.9484115</text:p>
          </table:table-cell>
          <table:table-cell table:formula="of:=[.C7]*[.A7]/([.H$8]*[.I$8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784000" calcext:value-type="float">
            <text:p>15784000</text:p>
          </table:table-cell>
          <table:table-cell/>
          <table:table-cell table:formula="of:=[.D8]/1000000" office:value-type="float" office:value="15.784" calcext:value-type="float">
            <text:p>15.784</text:p>
          </table:table-cell>
          <table:table-cell table:formula="of:=[.C8]*[.A8]/([.H$8]*[.I$8])" office:value-type="float" office:value="213.333333333333" calcext:value-type="float">
            <text:p>213.3333333333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84" calcext:value-type="float">
            <text:p>584</text:p>
          </table:table-cell>
          <table:table-cell office:value-type="float" office:value="50578.38" calcext:value-type="float">
            <text:p>50578.38</text:p>
          </table:table-cell>
          <table:table-cell office:value-type="string" calcext:value-type="string">
            <text:p>4 squidlets, 100 bytes</text:p>
          </table:table-cell>
          <table:table-cell table:formula="of:=[.D10]/1000000" office:value-type="float" office:value="0.05057838" calcext:value-type="float">
            <text:p>0.05057838</text:p>
          </table:table-cell>
          <table:table-cell table:formula="of:=[.C10]*[.A10]/([.H$10]*[.I$10])" office:value-type="float" office:value="121.666666666667" calcext:value-type="float">
            <text:p>121.6666666667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88005.91" calcext:value-type="float">
            <text:p>88005.91</text:p>
          </table:table-cell>
          <table:table-cell/>
          <table:table-cell table:formula="of:=[.D11]/1000000" office:value-type="float" office:value="0.08800591" calcext:value-type="float">
            <text:p>0.08800591</text:p>
          </table:table-cell>
          <table:table-cell table:formula="of:=[.C11]*[.A11]/([.H$10]*[.I$10])" office:value-type="float" office:value="141.666666666667" calcext:value-type="float">
            <text:p>141.666666666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175860.8" calcext:value-type="float">
            <text:p>175860.8</text:p>
          </table:table-cell>
          <table:table-cell/>
          <table:table-cell table:formula="of:=[.D12]/1000000" office:value-type="float" office:value="0.1758608" calcext:value-type="float">
            <text:p>0.1758608</text:p>
          </table:table-cell>
          <table:table-cell table:formula="of:=[.C12]*[.A12]/([.H$10]*[.I$10])" office:value-type="float" office:value="143.333333333333" calcext:value-type="float">
            <text:p>143.33333333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350693.88" calcext:value-type="float">
            <text:p>350693.88</text:p>
          </table:table-cell>
          <table:table-cell/>
          <table:table-cell table:formula="of:=[.D13]/1000000" office:value-type="float" office:value="0.35069388" calcext:value-type="float">
            <text:p>0.35069388</text:p>
          </table:table-cell>
          <table:table-cell table:formula="of:=[.C13]*[.A13]/([.H$10]*[.I$10])" office:value-type="float" office:value="143.333333333333" calcext:value-type="float">
            <text:p>143.333333333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1946.5" calcext:value-type="float">
            <text:p>1051946.5</text:p>
          </table:table-cell>
          <table:table-cell/>
          <table:table-cell table:formula="of:=[.D14]/1000000" office:value-type="float" office:value="1.0519465" calcext:value-type="float">
            <text:p>1.0519465</text:p>
          </table:table-cell>
          <table:table-cell table:formula="of:=[.C14]*[.A14]/([.H$10]*[.I$10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345965.88" calcext:value-type="float">
            <text:p>1345965.88</text:p>
          </table:table-cell>
          <table:table-cell/>
          <table:table-cell table:formula="of:=[.D15]/1000000" office:value-type="float" office:value="1.34596588" calcext:value-type="float">
            <text:p>1.34596588</text:p>
          </table:table-cell>
          <table:table-cell table:formula="of:=[.C15]*[.A15]/([.H$10]*[.I$10])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28516" calcext:value-type="float">
            <text:p>3028516</text:p>
          </table:table-cell>
          <table:table-cell/>
          <table:table-cell table:formula="of:=[.D16]/1000000" office:value-type="float" office:value="3.028516" calcext:value-type="float">
            <text:p>3.028516</text:p>
          </table:table-cell>
          <table:table-cell table:formula="of:=[.C16]*[.A16]/([.H$10]*[.I$10])" office:value-type="float" office:value="133.333333333333" calcext:value-type="float">
            <text:p>133.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536065.5" calcext:value-type="float">
            <text:p>6536065.5</text:p>
          </table:table-cell>
          <table:table-cell/>
          <table:table-cell table:formula="of:=[.D17]/1000000" office:value-type="float" office:value="6.5360655" calcext:value-type="float">
            <text:p>6.5360655</text:p>
          </table:table-cell>
          <table:table-cell table:formula="of:=[.C17]*[.A17]/([.H$10]*[.I$10])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80" calcext:value-type="float">
            <text:p>580</text:p>
          </table:table-cell>
          <table:table-cell office:value-type="float" office:value="50387.1" calcext:value-type="float">
            <text:p>50387.1</text:p>
          </table:table-cell>
          <table:table-cell office:value-type="string" calcext:value-type="string">
            <text:p>4 squidlets, 200 bytes</text:p>
          </table:table-cell>
          <table:table-cell table:formula="of:=[.D18]/1000000" office:value-type="float" office:value="0.0503871" calcext:value-type="float">
            <text:p>0.0503871</text:p>
          </table:table-cell>
          <table:table-cell table:formula="of:=[.C18]*[.A18]/([.H$10]*[.I$10])" office:value-type="float" office:value="120.833333333333" calcext:value-type="float">
            <text:p>120.833333333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24" calcext:value-type="float">
            <text:p>324</text:p>
          </table:table-cell>
          <table:table-cell office:value-type="float" office:value="92582.98" calcext:value-type="float">
            <text:p>92582.98</text:p>
          </table:table-cell>
          <table:table-cell/>
          <table:table-cell table:formula="of:=[.D19]/1000000" office:value-type="float" office:value="0.09258298" calcext:value-type="float">
            <text:p>0.09258298</text:p>
          </table:table-cell>
          <table:table-cell table:formula="of:=[.C19]*[.A19]/([.H$10]*[.I$10])"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72" calcext:value-type="float">
            <text:p>172</text:p>
          </table:table-cell>
          <table:table-cell office:value-type="float" office:value="175703.14" calcext:value-type="float">
            <text:p>175703.14</text:p>
          </table:table-cell>
          <table:table-cell/>
          <table:table-cell table:formula="of:=[.D20]/1000000" office:value-type="float" office:value="0.17570314" calcext:value-type="float">
            <text:p>0.17570314</text:p>
          </table:table-cell>
          <table:table-cell table:formula="of:=[.C20]*[.A20]/([.H$10]*[.I$10])" office:value-type="float" office:value="143.333333333333" calcext:value-type="float">
            <text:p>143.33333333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342953.97" calcext:value-type="float">
            <text:p>342953.97</text:p>
          </table:table-cell>
          <table:table-cell/>
          <table:table-cell table:formula="of:=[.D21]/1000000" office:value-type="float" office:value="0.34295397" calcext:value-type="float">
            <text:p>0.34295397</text:p>
          </table:table-cell>
          <table:table-cell table:formula="of:=[.C21]*[.A21]/([.H$10]*[.I$10])" office:value-type="float" office:value="146.666666666667" calcext:value-type="float">
            <text:p>146.666666666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45075.06" calcext:value-type="float">
            <text:p>1045075.06</text:p>
          </table:table-cell>
          <table:table-cell/>
          <table:table-cell table:formula="of:=[.D22]/1000000" office:value-type="float" office:value="1.04507506" calcext:value-type="float">
            <text:p>1.04507506</text:p>
          </table:table-cell>
          <table:table-cell table:formula="of:=[.C22]*[.A22]/([.H$10]*[.I$10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1338849.25" calcext:value-type="float">
            <text:p>1338849.25</text:p>
          </table:table-cell>
          <table:table-cell/>
          <table:table-cell table:formula="of:=[.D23]/1000000" office:value-type="float" office:value="1.33884925" calcext:value-type="float">
            <text:p>1.33884925</text:p>
          </table:table-cell>
          <table:table-cell table:formula="of:=[.C23]*[.A23]/([.H$10]*[.I$10])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2619437.75" calcext:value-type="float">
            <text:p>2619437.75</text:p>
          </table:table-cell>
          <table:table-cell/>
          <table:table-cell table:formula="of:=[.D24]/1000000" office:value-type="float" office:value="2.61943775" calcext:value-type="float">
            <text:p>2.61943775</text:p>
          </table:table-cell>
          <table:table-cell table:formula="of:=[.C24]*[.A24]/([.H$10]*[.I$10])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6536369.5" calcext:value-type="float">
            <text:p>6536369.5</text:p>
          </table:table-cell>
          <table:table-cell/>
          <table:table-cell table:formula="of:=[.D25]/1000000" office:value-type="float" office:value="6.5363695" calcext:value-type="float">
            <text:p>6.5363695</text:p>
          </table:table-cell>
          <table:table-cell table:formula="of:=[.C25]*[.A25]/([.H$10]*[.I$10])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80" calcext:value-type="float">
            <text:p>580</text:p>
          </table:table-cell>
          <table:table-cell office:value-type="float" office:value="50742.11" calcext:value-type="float">
            <text:p>50742.11</text:p>
          </table:table-cell>
          <table:table-cell office:value-type="string" calcext:value-type="string">
            <text:p>4 squidlets, 10100 bytes</text:p>
          </table:table-cell>
          <table:table-cell table:formula="of:=[.D26]/1000000" office:value-type="float" office:value="0.05074211" calcext:value-type="float">
            <text:p>0.05074211</text:p>
          </table:table-cell>
          <table:table-cell table:formula="of:=[.C26]*[.A26]/([.H$10]*[.I$10])" office:value-type="float" office:value="120.833333333333" calcext:value-type="float">
            <text:p>120.833333333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324" calcext:value-type="float">
            <text:p>324</text:p>
          </table:table-cell>
          <table:table-cell office:value-type="float" office:value="92782.38" calcext:value-type="float">
            <text:p>92782.38</text:p>
          </table:table-cell>
          <table:table-cell/>
          <table:table-cell table:formula="of:=[.D27]/1000000" office:value-type="float" office:value="0.09278238" calcext:value-type="float">
            <text:p>0.09278238</text:p>
          </table:table-cell>
          <table:table-cell table:formula="of:=[.C27]*[.A27]/([.H$10]*[.I$10])"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72" calcext:value-type="float">
            <text:p>172</text:p>
          </table:table-cell>
          <table:table-cell office:value-type="float" office:value="175713.52" calcext:value-type="float">
            <text:p>175713.52</text:p>
          </table:table-cell>
          <table:table-cell/>
          <table:table-cell table:formula="of:=[.D28]/1000000" office:value-type="float" office:value="0.17571352" calcext:value-type="float">
            <text:p>0.17571352</text:p>
          </table:table-cell>
          <table:table-cell table:formula="of:=[.C28]*[.A28]/([.H$10]*[.I$10])" office:value-type="float" office:value="143.333333333333" calcext:value-type="float">
            <text:p>143.33333333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86" calcext:value-type="float">
            <text:p>86</text:p>
          </table:table-cell>
          <table:table-cell office:value-type="float" office:value="351313.06" calcext:value-type="float">
            <text:p>351313.06</text:p>
          </table:table-cell>
          <table:table-cell/>
          <table:table-cell table:formula="of:=[.D29]/1000000" office:value-type="float" office:value="0.35131306" calcext:value-type="float">
            <text:p>0.35131306</text:p>
          </table:table-cell>
          <table:table-cell table:formula="of:=[.C29]*[.A29]/([.H$10]*[.I$10])" office:value-type="float" office:value="143.333333333333" calcext:value-type="float">
            <text:p>143.333333333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30" calcext:value-type="float">
            <text:p>30</text:p>
          </table:table-cell>
          <table:table-cell office:value-type="float" office:value="1055406.38" calcext:value-type="float">
            <text:p>1055406.38</text:p>
          </table:table-cell>
          <table:table-cell/>
          <table:table-cell table:formula="of:=[.D30]/1000000" office:value-type="float" office:value="1.05540638" calcext:value-type="float">
            <text:p>1.05540638</text:p>
          </table:table-cell>
          <table:table-cell table:formula="of:=[.C30]*[.A30]/([.H$10]*[.I$10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24" calcext:value-type="float">
            <text:p>24</text:p>
          </table:table-cell>
          <table:table-cell office:value-type="float" office:value="1335890.38" calcext:value-type="float">
            <text:p>1335890.38</text:p>
          </table:table-cell>
          <table:table-cell/>
          <table:table-cell table:formula="of:=[.D31]/1000000" office:value-type="float" office:value="1.33589038" calcext:value-type="float">
            <text:p>1.33589038</text:p>
          </table:table-cell>
          <table:table-cell table:formula="of:=[.C31]*[.A31]/([.H$10]*[.I$10])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011817.5" calcext:value-type="float">
            <text:p>3011817.5</text:p>
          </table:table-cell>
          <table:table-cell/>
          <table:table-cell table:formula="of:=[.D32]/1000000" office:value-type="float" office:value="3.0118175" calcext:value-type="float">
            <text:p>3.0118175</text:p>
          </table:table-cell>
          <table:table-cell table:formula="of:=[.C32]*[.A32]/([.H$10]*[.I$10])" office:value-type="float" office:value="133.333333333333" calcext:value-type="float">
            <text:p>133.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5271464" calcext:value-type="float">
            <text:p>5271464</text:p>
          </table:table-cell>
          <table:table-cell/>
          <table:table-cell table:formula="of:=[.D33]/1000000" office:value-type="float" office:value="5.271464" calcext:value-type="float">
            <text:p>5.271464</text:p>
          </table:table-cell>
          <table:table-cell table:formula="of:=[.C33]*[.A33]/([.H$10]*[.I$10])" office:value-type="float" office:value="213.333333333333" calcext:value-type="float">
            <text:p>213.3333333333</text:p>
          </table:table-cell>
          <table:table-cell table:number-columns-repeated="2"/>
        </table:table-row>
      </table:table>
      <table:table table:name="Sheet7" table:style-name="ta1">
        <table:shapes>
          <draw:frame draw:z-index="0" draw:style-name="gr1" draw:text-style-name="P1" svg:width="640.01pt" svg:height="384.75pt" svg:x="570.53pt" svg:y="204.04pt">
            <loext:p draw:notify-on-update-of-ranges="Sheet7.A1:Sheet7.A8 Sheet7.E1:Sheet7.E1 Sheet7.F1:Sheet7.F8 Sheet7.A10:Sheet7.A17 Sheet7.E10:Sheet7.E10 Sheet7.F10:Sheet7.F17 Sheet7.A18:Sheet7.A25 Sheet7.E18:Sheet7.E18 Sheet7.F18:Sheet7.F25 Sheet7.A26:Sheet7.A33 Sheet7.E26:Sheet7.E26 Sheet7.F26:Sheet7.F3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46007.2" calcext:value-type="float">
            <text:p>146007.2</text:p>
          </table:table-cell>
          <table:table-cell office:value-type="string" calcext:value-type="string">
            <text:p>local</text:p>
          </table:table-cell>
          <table:table-cell table:formula="of:=[.D1]/1000000" office:value-type="float" office:value="0.1460072" calcext:value-type="float">
            <text:p>0.1460072</text:p>
          </table:table-cell>
          <table:table-cell table:formula="of:=[.C1]*[.A1]/([.H$8]*[.I$8])" office:value-type="float" office:value="148.148148148148" calcext:value-type="float">
            <text:p>148.1481481481</text:p>
          </table:table-cell>
          <table:table-cell table:formula="of:=1024*26" office:value-type="float" office:value="26624" calcext:value-type="float">
            <text:p>26624</text:p>
          </table:table-cell>
          <table:table-cell office:value-type="string" calcext:value-type="string">
            <text:p>microsd class 4</text:p>
          </table:table-cell>
          <table:table-cell office:value-type="string" calcext:value-type="string">
            <text:p>overclocking at 1.35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281559" calcext:value-type="float">
            <text:p>281559</text:p>
          </table:table-cell>
          <table:table-cell/>
          <table:table-cell table:formula="of:=[.D2]/1000000" office:value-type="float" office:value="0.281559" calcext:value-type="float">
            <text:p>0.281559</text:p>
          </table:table-cell>
          <table:table-cell table:formula="of:=[.C2]*[.A2]/([.H$8]*[.I$8])" office:value-type="float" office:value="158.518518518519" calcext:value-type="float">
            <text:p>158.5185185185</text:p>
          </table:table-cell>
          <table:table-cell office:value-type="string" calcext:value-type="string">
            <text:p>sorting a set of 26k elements, 4 squidlets on one raspberry pi with fa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30683.31" calcext:value-type="float">
            <text:p>530683.31</text:p>
          </table:table-cell>
          <table:table-cell/>
          <table:table-cell table:formula="of:=[.D3]/1000000" office:value-type="float" office:value="0.53068331" calcext:value-type="float">
            <text:p>0.53068331</text:p>
          </table:table-cell>
          <table:table-cell table:formula="of:=[.C3]*[.A3]/([.H$8]*[.I$8])" office:value-type="float" office:value="168.888888888889" calcext:value-type="float">
            <text:p>168.888888888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963308" calcext:value-type="float">
            <text:p>963308</text:p>
          </table:table-cell>
          <table:table-cell/>
          <table:table-cell table:formula="of:=[.D4]/1000000" office:value-type="float" office:value="0.963308" calcext:value-type="float">
            <text:p>0.963308</text:p>
          </table:table-cell>
          <table:table-cell table:formula="of:=[.C4]*[.A4]/([.H$8]*[.I$8])" office:value-type="float" office:value="183.703703703704" calcext:value-type="float">
            <text:p>183.7037037037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nb cor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707625" calcext:value-type="float">
            <text:p>1707625</text:p>
          </table:table-cell>
          <table:table-cell/>
          <table:table-cell table:formula="of:=[.D5]/1000000" office:value-type="float" office:value="1.707625" calcext:value-type="float">
            <text:p>1.707625</text:p>
          </table:table-cell>
          <table:table-cell table:formula="of:=[.C5]*[.A5]/([.H$8]*[.I$8])" office:value-type="float" office:value="213.333333333333" calcext:value-type="float">
            <text:p>213.3333333333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24314.75" calcext:value-type="float">
            <text:p>3624314.75</text:p>
          </table:table-cell>
          <table:table-cell/>
          <table:table-cell table:formula="of:=[.D6]/1000000" office:value-type="float" office:value="3.62431475" calcext:value-type="float">
            <text:p>3.62431475</text:p>
          </table:table-cell>
          <table:table-cell table:formula="of:=[.C6]*[.A6]/([.H$8]*[.I$8])" office:value-type="float" office:value="213.333333333333" calcext:value-type="float">
            <text:p>213.3333333333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081824" calcext:value-type="float">
            <text:p>7081824</text:p>
          </table:table-cell>
          <table:table-cell/>
          <table:table-cell table:formula="of:=[.D7]/1000000" office:value-type="float" office:value="7.081824" calcext:value-type="float">
            <text:p>7.081824</text:p>
          </table:table-cell>
          <table:table-cell table:formula="of:=[.C7]*[.A7]/([.H$8]*[.I$8])" office:value-type="float" office:value="237.037037037037" calcext:value-type="float">
            <text:p>237.037037037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075125" calcext:value-type="float">
            <text:p>14075125</text:p>
          </table:table-cell>
          <table:table-cell/>
          <table:table-cell table:formula="of:=[.D8]/1000000" office:value-type="float" office:value="14.075125" calcext:value-type="float">
            <text:p>14.075125</text:p>
          </table:table-cell>
          <table:table-cell table:formula="of:=[.C8]*[.A8]/([.H$8]*[.I$8])" office:value-type="float" office:value="284.444444444444" calcext:value-type="float">
            <text:p>284.4444444444</text:p>
          </table:table-cell>
          <table:table-cell office:value-type="float" office:value="1.35" calcext:value-type="float">
            <text:p>1.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28" calcext:value-type="float">
            <text:p>628</text:p>
          </table:table-cell>
          <table:table-cell office:value-type="float" office:value="47630.59" calcext:value-type="float">
            <text:p>47630.59</text:p>
          </table:table-cell>
          <table:table-cell office:value-type="string" calcext:value-type="string">
            <text:p>4 squidlets, 100 bytes</text:p>
          </table:table-cell>
          <table:table-cell table:formula="of:=[.D10]/1000000" office:value-type="float" office:value="0.04763059" calcext:value-type="float">
            <text:p>0.04763059</text:p>
          </table:table-cell>
          <table:table-cell table:formula="of:=[.C10]*[.A10]/([.H$10]*[.I$10])" office:value-type="float" office:value="116.296296296296" calcext:value-type="float">
            <text:p>116.2962962963</text:p>
          </table:table-cell>
          <table:table-cell office:value-type="float" office:value="1.35" calcext:value-type="float">
            <text:p>1.3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72" calcext:value-type="float">
            <text:p>372</text:p>
          </table:table-cell>
          <table:table-cell office:value-type="float" office:value="80219.95" calcext:value-type="float">
            <text:p>80219.95</text:p>
          </table:table-cell>
          <table:table-cell/>
          <table:table-cell table:formula="of:=[.D11]/1000000" office:value-type="float" office:value="0.08021995" calcext:value-type="float">
            <text:p>0.08021995</text:p>
          </table:table-cell>
          <table:table-cell table:formula="of:=[.C11]*[.A11]/([.H$10]*[.I$10])" office:value-type="float" office:value="137.777777777778" calcext:value-type="float">
            <text:p>137.777777777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160659.17" calcext:value-type="float">
            <text:p>160659.17</text:p>
          </table:table-cell>
          <table:table-cell/>
          <table:table-cell table:formula="of:=[.D12]/1000000" office:value-type="float" office:value="0.16065917" calcext:value-type="float">
            <text:p>0.16065917</text:p>
          </table:table-cell>
          <table:table-cell table:formula="of:=[.C12]*[.A12]/([.H$10]*[.I$10])" office:value-type="float" office:value="139.259259259259" calcext:value-type="float">
            <text:p>139.259259259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321746.62" calcext:value-type="float">
            <text:p>321746.62</text:p>
          </table:table-cell>
          <table:table-cell/>
          <table:table-cell table:formula="of:=[.D13]/1000000" office:value-type="float" office:value="0.32174662" calcext:value-type="float">
            <text:p>0.32174662</text:p>
          </table:table-cell>
          <table:table-cell table:formula="of:=[.C13]*[.A13]/([.H$10]*[.I$10])" office:value-type="float" office:value="139.259259259259" calcext:value-type="float">
            <text:p>139.259259259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722086.19" calcext:value-type="float">
            <text:p>722086.19</text:p>
          </table:table-cell>
          <table:table-cell/>
          <table:table-cell table:formula="of:=[.D14]/1000000" office:value-type="float" office:value="0.72208619" calcext:value-type="float">
            <text:p>0.72208619</text:p>
          </table:table-cell>
          <table:table-cell table:formula="of:=[.C14]*[.A14]/([.H$10]*[.I$10])" office:value-type="float" office:value="124.444444444444" calcext:value-type="float">
            <text:p>124.444444444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235919.88" calcext:value-type="float">
            <text:p>1235919.88</text:p>
          </table:table-cell>
          <table:table-cell/>
          <table:table-cell table:formula="of:=[.D15]/1000000" office:value-type="float" office:value="1.23591988" calcext:value-type="float">
            <text:p>1.23591988</text:p>
          </table:table-cell>
          <table:table-cell table:formula="of:=[.C15]*[.A15]/([.H$10]*[.I$10])" office:value-type="float" office:value="142.222222222222" calcext:value-type="float">
            <text:p>142.2222222222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426376.25" calcext:value-type="float">
            <text:p>2426376.25</text:p>
          </table:table-cell>
          <table:table-cell/>
          <table:table-cell table:formula="of:=[.D16]/1000000" office:value-type="float" office:value="2.42637625" calcext:value-type="float">
            <text:p>2.42637625</text:p>
          </table:table-cell>
          <table:table-cell table:formula="of:=[.C16]*[.A16]/([.H$10]*[.I$10])" office:value-type="float" office:value="189.62962962963" calcext:value-type="float">
            <text:p>189.6296296296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995989.5" calcext:value-type="float">
            <text:p>5995989.5</text:p>
          </table:table-cell>
          <table:table-cell/>
          <table:table-cell table:formula="of:=[.D17]/1000000" office:value-type="float" office:value="5.9959895" calcext:value-type="float">
            <text:p>5.9959895</text:p>
          </table:table-cell>
          <table:table-cell table:formula="of:=[.C17]*[.A17]/([.H$10]*[.I$10])" office:value-type="float" office:value="142.222222222222" calcext:value-type="float">
            <text:p>142.22222222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24" calcext:value-type="float">
            <text:p>624</text:p>
          </table:table-cell>
          <table:table-cell office:value-type="float" office:value="47711.25" calcext:value-type="float">
            <text:p>47711.25</text:p>
          </table:table-cell>
          <table:table-cell office:value-type="string" calcext:value-type="string">
            <text:p>4 squidlets, 200 bytes</text:p>
          </table:table-cell>
          <table:table-cell table:formula="of:=[.D18]/1000000" office:value-type="float" office:value="0.04771125" calcext:value-type="float">
            <text:p>0.04771125</text:p>
          </table:table-cell>
          <table:table-cell table:formula="of:=[.C18]*[.A18]/([.H$10]*[.I$10])" office:value-type="float" office:value="115.555555555556" calcext:value-type="float">
            <text:p>115.555555555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76" calcext:value-type="float">
            <text:p>376</text:p>
          </table:table-cell>
          <table:table-cell office:value-type="float" office:value="80082.09" calcext:value-type="float">
            <text:p>80082.09</text:p>
          </table:table-cell>
          <table:table-cell/>
          <table:table-cell table:formula="of:=[.D19]/1000000" office:value-type="float" office:value="0.08008209" calcext:value-type="float">
            <text:p>0.08008209</text:p>
          </table:table-cell>
          <table:table-cell table:formula="of:=[.C19]*[.A19]/([.H$10]*[.I$10])" office:value-type="float" office:value="139.259259259259" calcext:value-type="float">
            <text:p>139.259259259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88" calcext:value-type="float">
            <text:p>188</text:p>
          </table:table-cell>
          <table:table-cell office:value-type="float" office:value="160289.7" calcext:value-type="float">
            <text:p>160289.7</text:p>
          </table:table-cell>
          <table:table-cell/>
          <table:table-cell table:formula="of:=[.D20]/1000000" office:value-type="float" office:value="0.1602897" calcext:value-type="float">
            <text:p>0.1602897</text:p>
          </table:table-cell>
          <table:table-cell table:formula="of:=[.C20]*[.A20]/([.H$10]*[.I$10])" office:value-type="float" office:value="139.259259259259" calcext:value-type="float">
            <text:p>139.259259259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334066.75" calcext:value-type="float">
            <text:p>334066.75</text:p>
          </table:table-cell>
          <table:table-cell/>
          <table:table-cell table:formula="of:=[.D21]/1000000" office:value-type="float" office:value="0.33406675" calcext:value-type="float">
            <text:p>0.33406675</text:p>
          </table:table-cell>
          <table:table-cell table:formula="of:=[.C21]*[.A21]/([.H$10]*[.I$10])" office:value-type="float" office:value="133.333333333333" calcext:value-type="float">
            <text:p>133.333333333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726472.75" calcext:value-type="float">
            <text:p>726472.75</text:p>
          </table:table-cell>
          <table:table-cell/>
          <table:table-cell table:formula="of:=[.D22]/1000000" office:value-type="float" office:value="0.72647275" calcext:value-type="float">
            <text:p>0.72647275</text:p>
          </table:table-cell>
          <table:table-cell table:formula="of:=[.C22]*[.A22]/([.H$10]*[.I$10])" office:value-type="float" office:value="124.444444444444" calcext:value-type="float">
            <text:p>124.444444444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1236072.25" calcext:value-type="float">
            <text:p>1236072.25</text:p>
          </table:table-cell>
          <table:table-cell/>
          <table:table-cell table:formula="of:=[.D23]/1000000" office:value-type="float" office:value="1.23607225" calcext:value-type="float">
            <text:p>1.23607225</text:p>
          </table:table-cell>
          <table:table-cell table:formula="of:=[.C23]*[.A23]/([.H$10]*[.I$10])" office:value-type="float" office:value="142.222222222222" calcext:value-type="float">
            <text:p>142.2222222222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674728" calcext:value-type="float">
            <text:p>2674728</text:p>
          </table:table-cell>
          <table:table-cell/>
          <table:table-cell table:formula="of:=[.D24]/1000000" office:value-type="float" office:value="2.674728" calcext:value-type="float">
            <text:p>2.674728</text:p>
          </table:table-cell>
          <table:table-cell table:formula="of:=[.C24]*[.A24]/([.H$10]*[.I$10])" office:value-type="float" office:value="165.925925925926" calcext:value-type="float">
            <text:p>165.9259259259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5994006.5" calcext:value-type="float">
            <text:p>5994006.5</text:p>
          </table:table-cell>
          <table:table-cell/>
          <table:table-cell table:formula="of:=[.D25]/1000000" office:value-type="float" office:value="5.9940065" calcext:value-type="float">
            <text:p>5.9940065</text:p>
          </table:table-cell>
          <table:table-cell table:formula="of:=[.C25]*[.A25]/([.H$10]*[.I$10])" office:value-type="float" office:value="142.222222222222" calcext:value-type="float">
            <text:p>142.22222222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12" calcext:value-type="float">
            <text:p>612</text:p>
          </table:table-cell>
          <table:table-cell office:value-type="float" office:value="47548.57" calcext:value-type="float">
            <text:p>47548.57</text:p>
          </table:table-cell>
          <table:table-cell office:value-type="string" calcext:value-type="string">
            <text:p>4 squidlets, 10100 bytes</text:p>
          </table:table-cell>
          <table:table-cell table:formula="of:=[.D26]/1000000" office:value-type="float" office:value="0.04754857" calcext:value-type="float">
            <text:p>0.04754857</text:p>
          </table:table-cell>
          <table:table-cell table:formula="of:=[.C26]*[.A26]/([.H$10]*[.I$10])" office:value-type="float" office:value="113.333333333333" calcext:value-type="float">
            <text:p>113.333333333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376" calcext:value-type="float">
            <text:p>376</text:p>
          </table:table-cell>
          <table:table-cell office:value-type="float" office:value="80531.29" calcext:value-type="float">
            <text:p>80531.29</text:p>
          </table:table-cell>
          <table:table-cell/>
          <table:table-cell table:formula="of:=[.D27]/1000000" office:value-type="float" office:value="0.08053129" calcext:value-type="float">
            <text:p>0.08053129</text:p>
          </table:table-cell>
          <table:table-cell table:formula="of:=[.C27]*[.A27]/([.H$10]*[.I$10])" office:value-type="float" office:value="139.259259259259" calcext:value-type="float">
            <text:p>139.259259259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88" calcext:value-type="float">
            <text:p>188</text:p>
          </table:table-cell>
          <table:table-cell office:value-type="float" office:value="160028.39" calcext:value-type="float">
            <text:p>160028.39</text:p>
          </table:table-cell>
          <table:table-cell/>
          <table:table-cell table:formula="of:=[.D28]/1000000" office:value-type="float" office:value="0.16002839" calcext:value-type="float">
            <text:p>0.16002839</text:p>
          </table:table-cell>
          <table:table-cell table:formula="of:=[.C28]*[.A28]/([.H$10]*[.I$10])" office:value-type="float" office:value="139.259259259259" calcext:value-type="float">
            <text:p>139.259259259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92" calcext:value-type="float">
            <text:p>92</text:p>
          </table:table-cell>
          <table:table-cell office:value-type="float" office:value="327175.03" calcext:value-type="float">
            <text:p>327175.03</text:p>
          </table:table-cell>
          <table:table-cell/>
          <table:table-cell table:formula="of:=[.D29]/1000000" office:value-type="float" office:value="0.32717503" calcext:value-type="float">
            <text:p>0.32717503</text:p>
          </table:table-cell>
          <table:table-cell table:formula="of:=[.C29]*[.A29]/([.H$10]*[.I$10])" office:value-type="float" office:value="136.296296296296" calcext:value-type="float">
            <text:p>136.296296296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42" calcext:value-type="float">
            <text:p>42</text:p>
          </table:table-cell>
          <table:table-cell office:value-type="float" office:value="723156.75" calcext:value-type="float">
            <text:p>723156.75</text:p>
          </table:table-cell>
          <table:table-cell/>
          <table:table-cell table:formula="of:=[.D30]/1000000" office:value-type="float" office:value="0.72315675" calcext:value-type="float">
            <text:p>0.72315675</text:p>
          </table:table-cell>
          <table:table-cell table:formula="of:=[.C30]*[.A30]/([.H$10]*[.I$10])" office:value-type="float" office:value="124.444444444444" calcext:value-type="float">
            <text:p>124.444444444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24" calcext:value-type="float">
            <text:p>24</text:p>
          </table:table-cell>
          <table:table-cell office:value-type="float" office:value="1236498.25" calcext:value-type="float">
            <text:p>1236498.25</text:p>
          </table:table-cell>
          <table:table-cell/>
          <table:table-cell table:formula="of:=[.D31]/1000000" office:value-type="float" office:value="1.23649825" calcext:value-type="float">
            <text:p>1.23649825</text:p>
          </table:table-cell>
          <table:table-cell table:formula="of:=[.C31]*[.A31]/([.H$10]*[.I$10])" office:value-type="float" office:value="142.222222222222" calcext:value-type="float">
            <text:p>142.2222222222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2426782" calcext:value-type="float">
            <text:p>2426782</text:p>
          </table:table-cell>
          <table:table-cell/>
          <table:table-cell table:formula="of:=[.D32]/1000000" office:value-type="float" office:value="2.426782" calcext:value-type="float">
            <text:p>2.426782</text:p>
          </table:table-cell>
          <table:table-cell table:formula="of:=[.C32]*[.A32]/([.H$10]*[.I$10])" office:value-type="float" office:value="189.62962962963" calcext:value-type="float">
            <text:p>189.6296296296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office:value-type="float" office:value="5967728" calcext:value-type="float">
            <text:p>5967728</text:p>
          </table:table-cell>
          <table:table-cell/>
          <table:table-cell table:formula="of:=[.D33]/1000000" office:value-type="float" office:value="5.967728" calcext:value-type="float">
            <text:p>5.967728</text:p>
          </table:table-cell>
          <table:table-cell table:formula="of:=[.C33]*[.A33]/([.H$10]*[.I$10])" office:value-type="float" office:value="142.222222222222" calcext:value-type="float">
            <text:p>142.2222222222</text:p>
          </table:table-cell>
          <table:table-cell table:number-columns-repeated="3"/>
        </table:table-row>
      </table:table>
      <table:table table:name="Sheet8" table:style-name="ta1">
        <table:shapes>
          <draw:frame draw:z-index="0" draw:style-name="gr1" draw:text-style-name="P1" svg:width="640.01pt" svg:height="384.75pt" svg:x="570.53pt" svg:y="204.04pt">
            <loext:p draw:notify-on-update-of-ranges="Sheet8.A1:Sheet8.A8 Sheet8.E1:Sheet8.E1 Sheet8.F1:Sheet8.F8 Sheet8.A10:Sheet8.A17 Sheet8.E10:Sheet8.E10 Sheet8.F10:Sheet8.F17 Sheet8.A18:Sheet8.A25 Sheet8.E18:Sheet8.E18 Sheet8.F18:Sheet8.F25 Sheet8.A26:Sheet8.A33 Sheet8.E26:Sheet8.E26 Sheet8.F26:Sheet8.F33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135099.72" calcext:value-type="float">
            <text:p>135099.72</text:p>
          </table:table-cell>
          <table:table-cell office:value-type="string" calcext:value-type="string">
            <text:p>local</text:p>
          </table:table-cell>
          <table:table-cell table:formula="of:=[.D1]/1000000" office:value-type="float" office:value="0.13509972" calcext:value-type="float">
            <text:p>0.13509972</text:p>
          </table:table-cell>
          <table:table-cell table:formula="of:=[.C1]*[.A1]/([.H$8]*[.I$8])" office:value-type="float" office:value="162.222222222222" calcext:value-type="float">
            <text:p>162.2222222222</text:p>
          </table:table-cell>
          <table:table-cell table:formula="of:=1024*26" office:value-type="float" office:value="26624" calcext:value-type="float">
            <text:p>2662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260495.64" calcext:value-type="float">
            <text:p>260495.64</text:p>
          </table:table-cell>
          <table:table-cell/>
          <table:table-cell table:formula="of:=[.D2]/1000000" office:value-type="float" office:value="0.26049564" calcext:value-type="float">
            <text:p>0.26049564</text:p>
          </table:table-cell>
          <table:table-cell table:formula="of:=[.C2]*[.A2]/([.H$8]*[.I$8])" office:value-type="float" office:value="170.37037037037" calcext:value-type="float">
            <text:p>170.3703703704</text:p>
          </table:table-cell>
          <table:table-cell office:value-type="string" calcext:value-type="string">
            <text:p>sorting a set of 26k elements, e3 2 core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490660.58" calcext:value-type="float">
            <text:p>490660.58</text:p>
          </table:table-cell>
          <table:table-cell/>
          <table:table-cell table:formula="of:=[.D3]/1000000" office:value-type="float" office:value="0.49066058" calcext:value-type="float">
            <text:p>0.49066058</text:p>
          </table:table-cell>
          <table:table-cell table:formula="of:=[.C3]*[.A3]/([.H$8]*[.I$8])" office:value-type="float" office:value="183.703703703704" calcext:value-type="float">
            <text:p>183.703703703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891195.68" calcext:value-type="float">
            <text:p>891195.68</text:p>
          </table:table-cell>
          <table:table-cell/>
          <table:table-cell table:formula="of:=[.D4]/1000000" office:value-type="float" office:value="0.89119568" calcext:value-type="float">
            <text:p>0.89119568</text:p>
          </table:table-cell>
          <table:table-cell table:formula="of:=[.C4]*[.A4]/([.H$8]*[.I$8])" office:value-type="float" office:value="201.481481481481" calcext:value-type="float">
            <text:p>201.4814814815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nb cor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574649.89" calcext:value-type="float">
            <text:p>1574649.89</text:p>
          </table:table-cell>
          <table:table-cell/>
          <table:table-cell table:formula="of:=[.D5]/1000000" office:value-type="float" office:value="1.57464989" calcext:value-type="float">
            <text:p>1.57464989</text:p>
          </table:table-cell>
          <table:table-cell table:formula="of:=[.C5]*[.A5]/([.H$8]*[.I$8])" office:value-type="float" office:value="225.185185185185" calcext:value-type="float">
            <text:p>225.185185185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338515.67" calcext:value-type="float">
            <text:p>3338515.67</text:p>
          </table:table-cell>
          <table:table-cell/>
          <table:table-cell table:formula="of:=[.D6]/1000000" office:value-type="float" office:value="3.33851567" calcext:value-type="float">
            <text:p>3.33851567</text:p>
          </table:table-cell>
          <table:table-cell table:formula="of:=[.C6]*[.A6]/([.H$8]*[.I$8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36821.6" calcext:value-type="float">
            <text:p>6536821.6</text:p>
          </table:table-cell>
          <table:table-cell/>
          <table:table-cell table:formula="of:=[.D7]/1000000" office:value-type="float" office:value="6.5368216" calcext:value-type="float">
            <text:p>6.5368216</text:p>
          </table:table-cell>
          <table:table-cell table:formula="of:=[.C7]*[.A7]/([.H$8]*[.I$8])" office:value-type="float" office:value="237.037037037037" calcext:value-type="float">
            <text:p>237.037037037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979783.67" calcext:value-type="float">
            <text:p>12979783.67</text:p>
          </table:table-cell>
          <table:table-cell/>
          <table:table-cell table:formula="of:=[.D8]/1000000" office:value-type="float" office:value="12.97978367" calcext:value-type="float">
            <text:p>12.97978367</text:p>
          </table:table-cell>
          <table:table-cell table:formula="of:=[.C8]*[.A8]/([.H$8]*[.I$8])" office:value-type="float" office:value="284.444444444444" calcext:value-type="float">
            <text:p>284.4444444444</text:p>
          </table:table-cell>
          <table:table-cell office:value-type="float" office:value="1.35" calcext:value-type="float">
            <text:p>1.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62" calcext:value-type="float">
            <text:p>362</text:p>
          </table:table-cell>
          <table:table-cell office:value-type="float" office:value="82079.35" calcext:value-type="float">
            <text:p>82079.35</text:p>
          </table:table-cell>
          <table:table-cell office:value-type="string" calcext:value-type="string">
            <text:p>4 squidlets, 100 bytes</text:p>
          </table:table-cell>
          <table:table-cell table:formula="of:=[.D10]/1000000" office:value-type="float" office:value="0.08207935" calcext:value-type="float">
            <text:p>0.08207935</text:p>
          </table:table-cell>
          <table:table-cell table:formula="of:=[.C10]*[.A10]/([.H$10]*[.I$10])" office:value-type="float" office:value="67.037037037037" calcext:value-type="float">
            <text:p>67.037037037</text:p>
          </table:table-cell>
          <table:table-cell office:value-type="float" office:value="1.35" calcext:value-type="float">
            <text:p>1.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134179.91" calcext:value-type="float">
            <text:p>134179.91</text:p>
          </table:table-cell>
          <table:table-cell/>
          <table:table-cell table:formula="of:=[.D11]/1000000" office:value-type="float" office:value="0.13417991" calcext:value-type="float">
            <text:p>0.13417991</text:p>
          </table:table-cell>
          <table:table-cell table:formula="of:=[.C11]*[.A11]/([.H$10]*[.I$10])" office:value-type="float" office:value="82.962962962963" calcext:value-type="float">
            <text:p>82.96296296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250374.29" calcext:value-type="float">
            <text:p>250374.29</text:p>
          </table:table-cell>
          <table:table-cell/>
          <table:table-cell table:formula="of:=[.D12]/1000000" office:value-type="float" office:value="0.25037429" calcext:value-type="float">
            <text:p>0.25037429</text:p>
          </table:table-cell>
          <table:table-cell table:formula="of:=[.C12]*[.A12]/([.H$10]*[.I$10])" office:value-type="float" office:value="88.8888888888889" calcext:value-type="float">
            <text:p>88.888888888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452515" calcext:value-type="float">
            <text:p>452515</text:p>
          </table:table-cell>
          <table:table-cell/>
          <table:table-cell table:formula="of:=[.D13]/1000000" office:value-type="float" office:value="0.452515" calcext:value-type="float">
            <text:p>0.452515</text:p>
          </table:table-cell>
          <table:table-cell table:formula="of:=[.C13]*[.A13]/([.H$10]*[.I$10])" office:value-type="float" office:value="97.7777777777778" calcext:value-type="float">
            <text:p>97.777777777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799157.89" calcext:value-type="float">
            <text:p>799157.89</text:p>
          </table:table-cell>
          <table:table-cell/>
          <table:table-cell table:formula="of:=[.D14]/1000000" office:value-type="float" office:value="0.79915789" calcext:value-type="float">
            <text:p>0.79915789</text:p>
          </table:table-cell>
          <table:table-cell table:formula="of:=[.C14]*[.A14]/([.H$10]*[.I$10])" office:value-type="float" office:value="112.592592592593" calcext:value-type="float">
            <text:p>112.592592592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673335.67" calcext:value-type="float">
            <text:p>1673335.67</text:p>
          </table:table-cell>
          <table:table-cell/>
          <table:table-cell table:formula="of:=[.D15]/1000000" office:value-type="float" office:value="1.67333567" calcext:value-type="float">
            <text:p>1.67333567</text:p>
          </table:table-cell>
          <table:table-cell table:formula="of:=[.C15]*[.A15]/([.H$10]*[.I$10])" office:value-type="float" office:value="106.666666666667" calcext:value-type="float">
            <text:p>106.666666666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60502.7" calcext:value-type="float">
            <text:p>3260502.7</text:p>
          </table:table-cell>
          <table:table-cell/>
          <table:table-cell table:formula="of:=[.D16]/1000000" office:value-type="float" office:value="3.2605027" calcext:value-type="float">
            <text:p>3.2605027</text:p>
          </table:table-cell>
          <table:table-cell table:formula="of:=[.C16]*[.A16]/([.H$10]*[.I$10])" office:value-type="float" office:value="118.518518518519" calcext:value-type="float">
            <text:p>118.518518518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449980.5" calcext:value-type="float">
            <text:p>6449980.5</text:p>
          </table:table-cell>
          <table:table-cell/>
          <table:table-cell table:formula="of:=[.D17]/1000000" office:value-type="float" office:value="6.4499805" calcext:value-type="float">
            <text:p>6.4499805</text:p>
          </table:table-cell>
          <table:table-cell table:formula="of:=[.C17]*[.A17]/([.H$10]*[.I$10])" office:value-type="float" office:value="142.222222222222" calcext:value-type="float">
            <text:p>142.222222222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56" calcext:value-type="float">
            <text:p>356</text:p>
          </table:table-cell>
          <table:table-cell office:value-type="float" office:value="82251.33" calcext:value-type="float">
            <text:p>82251.33</text:p>
          </table:table-cell>
          <table:table-cell office:value-type="string" calcext:value-type="string">
            <text:p>4 squidlets, 200 bytes</text:p>
          </table:table-cell>
          <table:table-cell table:formula="of:=[.D18]/1000000" office:value-type="float" office:value="0.08225133" calcext:value-type="float">
            <text:p>0.08225133</text:p>
          </table:table-cell>
          <table:table-cell table:formula="of:=[.C18]*[.A18]/([.H$10]*[.I$10])" office:value-type="float" office:value="65.9259259259259" calcext:value-type="float">
            <text:p>65.925925925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22" calcext:value-type="float">
            <text:p>222</text:p>
          </table:table-cell>
          <table:table-cell office:value-type="float" office:value="135369.24" calcext:value-type="float">
            <text:p>135369.24</text:p>
          </table:table-cell>
          <table:table-cell/>
          <table:table-cell table:formula="of:=[.D19]/1000000" office:value-type="float" office:value="0.13536924" calcext:value-type="float">
            <text:p>0.13536924</text:p>
          </table:table-cell>
          <table:table-cell table:formula="of:=[.C19]*[.A19]/([.H$10]*[.I$10])" office:value-type="float" office:value="82.2222222222222" calcext:value-type="float">
            <text:p>82.22222222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  <table:table-cell office:value-type="float" office:value="246777.24" calcext:value-type="float">
            <text:p>246777.24</text:p>
          </table:table-cell>
          <table:table-cell/>
          <table:table-cell table:formula="of:=[.D20]/1000000" office:value-type="float" office:value="0.24677724" calcext:value-type="float">
            <text:p>0.24677724</text:p>
          </table:table-cell>
          <table:table-cell table:formula="of:=[.C20]*[.A20]/([.H$10]*[.I$10])" office:value-type="float" office:value="90.3703703703704" calcext:value-type="float">
            <text:p>90.370370370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452297.17" calcext:value-type="float">
            <text:p>452297.17</text:p>
          </table:table-cell>
          <table:table-cell/>
          <table:table-cell table:formula="of:=[.D21]/1000000" office:value-type="float" office:value="0.45229717" calcext:value-type="float">
            <text:p>0.45229717</text:p>
          </table:table-cell>
          <table:table-cell table:formula="of:=[.C21]*[.A21]/([.H$10]*[.I$10])" office:value-type="float" office:value="97.7777777777778" calcext:value-type="float">
            <text:p>97.777777777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800745.74" calcext:value-type="float">
            <text:p>800745.74</text:p>
          </table:table-cell>
          <table:table-cell/>
          <table:table-cell table:formula="of:=[.D22]/1000000" office:value-type="float" office:value="0.80074574" calcext:value-type="float">
            <text:p>0.80074574</text:p>
          </table:table-cell>
          <table:table-cell table:formula="of:=[.C22]*[.A22]/([.H$10]*[.I$10])" office:value-type="float" office:value="112.592592592593" calcext:value-type="float">
            <text:p>112.592592592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680293.89" calcext:value-type="float">
            <text:p>1680293.89</text:p>
          </table:table-cell>
          <table:table-cell/>
          <table:table-cell table:formula="of:=[.D23]/1000000" office:value-type="float" office:value="1.68029389" calcext:value-type="float">
            <text:p>1.68029389</text:p>
          </table:table-cell>
          <table:table-cell table:formula="of:=[.C23]*[.A23]/([.H$10]*[.I$10])" office:value-type="float" office:value="106.666666666667" calcext:value-type="float">
            <text:p>106.666666666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256959.7" calcext:value-type="float">
            <text:p>3256959.7</text:p>
          </table:table-cell>
          <table:table-cell/>
          <table:table-cell table:formula="of:=[.D24]/1000000" office:value-type="float" office:value="3.2569597" calcext:value-type="float">
            <text:p>3.2569597</text:p>
          </table:table-cell>
          <table:table-cell table:formula="of:=[.C24]*[.A24]/([.H$10]*[.I$10])" office:value-type="float" office:value="118.518518518519" calcext:value-type="float">
            <text:p>118.518518518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6441975.33" calcext:value-type="float">
            <text:p>6441975.33</text:p>
          </table:table-cell>
          <table:table-cell/>
          <table:table-cell table:formula="of:=[.D25]/1000000" office:value-type="float" office:value="6.44197533" calcext:value-type="float">
            <text:p>6.44197533</text:p>
          </table:table-cell>
          <table:table-cell table:formula="of:=[.C25]*[.A25]/([.H$10]*[.I$10])" office:value-type="float" office:value="142.222222222222" calcext:value-type="float">
            <text:p>142.222222222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366" calcext:value-type="float">
            <text:p>366</text:p>
          </table:table-cell>
          <table:table-cell office:value-type="float" office:value="82072.46" calcext:value-type="float">
            <text:p>82072.46</text:p>
          </table:table-cell>
          <table:table-cell office:value-type="string" calcext:value-type="string">
            <text:p>4 squidlets, 10100 bytes</text:p>
          </table:table-cell>
          <table:table-cell table:formula="of:=[.D26]/1000000" office:value-type="float" office:value="0.08207246" calcext:value-type="float">
            <text:p>0.08207246</text:p>
          </table:table-cell>
          <table:table-cell table:formula="of:=[.C26]*[.A26]/([.H$10]*[.I$10])" office:value-type="float" office:value="67.7777777777778" calcext:value-type="float">
            <text:p>67.777777777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222" calcext:value-type="float">
            <text:p>222</text:p>
          </table:table-cell>
          <table:table-cell office:value-type="float" office:value="135252.3" calcext:value-type="float">
            <text:p>135252.3</text:p>
          </table:table-cell>
          <table:table-cell/>
          <table:table-cell table:formula="of:=[.D27]/1000000" office:value-type="float" office:value="0.1352523" calcext:value-type="float">
            <text:p>0.1352523</text:p>
          </table:table-cell>
          <table:table-cell table:formula="of:=[.C27]*[.A27]/([.H$10]*[.I$10])" office:value-type="float" office:value="82.2222222222222" calcext:value-type="float">
            <text:p>82.22222222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22" calcext:value-type="float">
            <text:p>122</text:p>
          </table:table-cell>
          <table:table-cell office:value-type="float" office:value="246801.96" calcext:value-type="float">
            <text:p>246801.96</text:p>
          </table:table-cell>
          <table:table-cell/>
          <table:table-cell table:formula="of:=[.D28]/1000000" office:value-type="float" office:value="0.24680196" calcext:value-type="float">
            <text:p>0.24680196</text:p>
          </table:table-cell>
          <table:table-cell table:formula="of:=[.C28]*[.A28]/([.H$10]*[.I$10])" office:value-type="float" office:value="90.3703703703704" calcext:value-type="float">
            <text:p>90.370370370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66" calcext:value-type="float">
            <text:p>66</text:p>
          </table:table-cell>
          <table:table-cell office:value-type="float" office:value="453401.58" calcext:value-type="float">
            <text:p>453401.58</text:p>
          </table:table-cell>
          <table:table-cell/>
          <table:table-cell table:formula="of:=[.D29]/1000000" office:value-type="float" office:value="0.45340158" calcext:value-type="float">
            <text:p>0.45340158</text:p>
          </table:table-cell>
          <table:table-cell table:formula="of:=[.C29]*[.A29]/([.H$10]*[.I$10])" office:value-type="float" office:value="97.7777777777778" calcext:value-type="float">
            <text:p>97.777777777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38" calcext:value-type="float">
            <text:p>38</text:p>
          </table:table-cell>
          <table:table-cell office:value-type="float" office:value="800110.39" calcext:value-type="float">
            <text:p>800110.39</text:p>
          </table:table-cell>
          <table:table-cell/>
          <table:table-cell table:formula="of:=[.D30]/1000000" office:value-type="float" office:value="0.80011039" calcext:value-type="float">
            <text:p>0.80011039</text:p>
          </table:table-cell>
          <table:table-cell table:formula="of:=[.C30]*[.A30]/([.H$10]*[.I$10])" office:value-type="float" office:value="112.592592592593" calcext:value-type="float">
            <text:p>112.592592592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18" calcext:value-type="float">
            <text:p>18</text:p>
          </table:table-cell>
          <table:table-cell office:value-type="float" office:value="1694884.39" calcext:value-type="float">
            <text:p>1694884.39</text:p>
          </table:table-cell>
          <table:table-cell/>
          <table:table-cell table:formula="of:=[.D31]/1000000" office:value-type="float" office:value="1.69488439" calcext:value-type="float">
            <text:p>1.69488439</text:p>
          </table:table-cell>
          <table:table-cell table:formula="of:=[.C31]*[.A31]/([.H$10]*[.I$10])" office:value-type="float" office:value="106.666666666667" calcext:value-type="float">
            <text:p>106.666666666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247765" calcext:value-type="float">
            <text:p>3247765</text:p>
          </table:table-cell>
          <table:table-cell/>
          <table:table-cell table:formula="of:=[.D32]/1000000" office:value-type="float" office:value="3.247765" calcext:value-type="float">
            <text:p>3.247765</text:p>
          </table:table-cell>
          <table:table-cell table:formula="of:=[.C32]*[.A32]/([.H$10]*[.I$10])" office:value-type="float" office:value="118.518518518519" calcext:value-type="float">
            <text:p>118.518518518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office:value-type="float" office:value="6448869.5" calcext:value-type="float">
            <text:p>6448869.5</text:p>
          </table:table-cell>
          <table:table-cell/>
          <table:table-cell table:formula="of:=[.D33]/1000000" office:value-type="float" office:value="6.4488695" calcext:value-type="float">
            <text:p>6.4488695</text:p>
          </table:table-cell>
          <table:table-cell table:formula="of:=[.C33]*[.A33]/([.H$10]*[.I$10])" office:value-type="float" office:value="142.222222222222" calcext:value-type="float">
            <text:p>142.2222222222</text:p>
          </table:table-cell>
          <table:table-cell table:number-columns-repeated="2"/>
        </table:table-row>
      </table:table>
      <table:table table:name="Sheet9" table:style-name="ta1">
        <table:shapes>
          <draw:frame draw:z-index="0" draw:style-name="gr1" draw:text-style-name="P1" svg:width="640.01pt" svg:height="384.75pt" svg:x="570.53pt" svg:y="204.04pt">
            <loext:p draw:notify-on-update-of-ranges="Sheet9.A1:Sheet9.A8 Sheet9.E1:Sheet9.E1 Sheet9.F1:Sheet9.F8 Sheet9.A10:Sheet9.A17 Sheet9.E10:Sheet9.E10 Sheet9.F10:Sheet9.F17 Sheet9.A18:Sheet9.A25 Sheet9.E18:Sheet9.E18 Sheet9.F18:Sheet9.F25 Sheet9.A26:Sheet9.A33 Sheet9.E26:Sheet9.E26 Sheet9.F26:Sheet9.F33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142176.25" calcext:value-type="float">
            <text:p>142176.25</text:p>
          </table:table-cell>
          <table:table-cell office:value-type="string" calcext:value-type="string">
            <text:p>local</text:p>
          </table:table-cell>
          <table:table-cell table:formula="of:=[.D1]/1000000" office:value-type="float" office:value="0.14217625" calcext:value-type="float">
            <text:p>0.14217625</text:p>
          </table:table-cell>
          <table:table-cell table:formula="of:=[.C1]*[.A1]/([.H$8]*[.I$8])" office:value-type="float" office:value="150" calcext:value-type="float">
            <text:p>150</text:p>
          </table:table-cell>
          <table:table-cell table:formula="of:=1024*26" office:value-type="float" office:value="26624" calcext:value-type="float">
            <text:p>26624</text:p>
          </table:table-cell>
          <table:table-cell office:value-type="string" calcext:value-type="string">
            <text:p>microsd class 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272549.16" calcext:value-type="float">
            <text:p>272549.16</text:p>
          </table:table-cell>
          <table:table-cell/>
          <table:table-cell table:formula="of:=[.D2]/1000000" office:value-type="float" office:value="0.27254916" calcext:value-type="float">
            <text:p>0.27254916</text:p>
          </table:table-cell>
          <table:table-cell table:formula="of:=[.C2]*[.A2]/([.H$8]*[.I$8])" office:value-type="float" office:value="157.142857142857" calcext:value-type="float">
            <text:p>157.1428571429</text:p>
          </table:table-cell>
          <table:table-cell office:value-type="string" calcext:value-type="string">
            <text:p>sorting a set of 26k elements, 4 squidlets on one raspberry pi 3b+ with fa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513659.47" calcext:value-type="float">
            <text:p>513659.47</text:p>
          </table:table-cell>
          <table:table-cell/>
          <table:table-cell table:formula="of:=[.D3]/1000000" office:value-type="float" office:value="0.51365947" calcext:value-type="float">
            <text:p>0.51365947</text:p>
          </table:table-cell>
          <table:table-cell table:formula="of:=[.C3]*[.A3]/([.H$8]*[.I$8])" office:value-type="float" office:value="168.571428571429" calcext:value-type="float">
            <text:p>168.571428571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932628.12" calcext:value-type="float">
            <text:p>932628.12</text:p>
          </table:table-cell>
          <table:table-cell/>
          <table:table-cell table:formula="of:=[.D4]/1000000" office:value-type="float" office:value="0.93262812" calcext:value-type="float">
            <text:p>0.93262812</text:p>
          </table:table-cell>
          <table:table-cell table:formula="of:=[.C4]*[.A4]/([.H$8]*[.I$8])" office:value-type="float" office:value="182.857142857143" calcext:value-type="float">
            <text:p>182.857142857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nb cor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654764.62" calcext:value-type="float">
            <text:p>1654764.62</text:p>
          </table:table-cell>
          <table:table-cell/>
          <table:table-cell table:formula="of:=[.D5]/1000000" office:value-type="float" office:value="1.65476462" calcext:value-type="float">
            <text:p>1.65476462</text:p>
          </table:table-cell>
          <table:table-cell table:formula="of:=[.C5]*[.A5]/([.H$8]*[.I$8])" office:value-type="float" office:value="217.142857142857" calcext:value-type="float">
            <text:p>217.1428571429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514625.5" calcext:value-type="float">
            <text:p>3514625.5</text:p>
          </table:table-cell>
          <table:table-cell/>
          <table:table-cell table:formula="of:=[.D6]/1000000" office:value-type="float" office:value="3.5146255" calcext:value-type="float">
            <text:p>3.5146255</text:p>
          </table:table-cell>
          <table:table-cell table:formula="of:=[.C6]*[.A6]/([.H$8]*[.I$8])" office:value-type="float" office:value="205.714285714286" calcext:value-type="float">
            <text:p>205.714285714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860920" calcext:value-type="float">
            <text:p>6860920</text:p>
          </table:table-cell>
          <table:table-cell/>
          <table:table-cell table:formula="of:=[.D7]/1000000" office:value-type="float" office:value="6.86092" calcext:value-type="float">
            <text:p>6.86092</text:p>
          </table:table-cell>
          <table:table-cell table:formula="of:=[.C7]*[.A7]/([.H$8]*[.I$8])" office:value-type="float" office:value="228.571428571429" calcext:value-type="float">
            <text:p>228.5714285714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637441" calcext:value-type="float">
            <text:p>13637441</text:p>
          </table:table-cell>
          <table:table-cell/>
          <table:table-cell table:formula="of:=[.D8]/1000000" office:value-type="float" office:value="13.637441" calcext:value-type="float">
            <text:p>13.637441</text:p>
          </table:table-cell>
          <table:table-cell table:formula="of:=[.C8]*[.A8]/([.H$8]*[.I$8])" office:value-type="float" office:value="274.285714285714" calcext:value-type="float">
            <text:p>274.2857142857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36" calcext:value-type="float">
            <text:p>636</text:p>
          </table:table-cell>
          <table:table-cell office:value-type="float" office:value="46435.46" calcext:value-type="float">
            <text:p>46435.46</text:p>
          </table:table-cell>
          <table:table-cell office:value-type="string" calcext:value-type="string">
            <text:p>4 squidlets, 100 bytes</text:p>
          </table:table-cell>
          <table:table-cell table:formula="of:=[.D10]/1000000" office:value-type="float" office:value="0.04643546" calcext:value-type="float">
            <text:p>0.04643546</text:p>
          </table:table-cell>
          <table:table-cell table:formula="of:=[.C10]*[.A10]/([.H$10]*[.I$10])" office:value-type="float" office:value="113.571428571429" calcext:value-type="float">
            <text:p>113.5714285714</text:p>
          </table:table-cell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 office:value-type="float" office:value="77619.55" calcext:value-type="float">
            <text:p>77619.55</text:p>
          </table:table-cell>
          <table:table-cell/>
          <table:table-cell table:formula="of:=[.D11]/1000000" office:value-type="float" office:value="0.07761955" calcext:value-type="float">
            <text:p>0.07761955</text:p>
          </table:table-cell>
          <table:table-cell table:formula="of:=[.C11]*[.A11]/([.H$10]*[.I$10])" office:value-type="float" office:value="138.571428571429" calcext:value-type="float">
            <text:p>138.571428571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159643.69" calcext:value-type="float">
            <text:p>159643.69</text:p>
          </table:table-cell>
          <table:table-cell/>
          <table:table-cell table:formula="of:=[.D12]/1000000" office:value-type="float" office:value="0.15964369" calcext:value-type="float">
            <text:p>0.15964369</text:p>
          </table:table-cell>
          <table:table-cell table:formula="of:=[.C12]*[.A12]/([.H$10]*[.I$10])" office:value-type="float" office:value="134.285714285714" calcext:value-type="float">
            <text:p>134.285714285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326391.25" calcext:value-type="float">
            <text:p>326391.25</text:p>
          </table:table-cell>
          <table:table-cell/>
          <table:table-cell table:formula="of:=[.D13]/1000000" office:value-type="float" office:value="0.32639125" calcext:value-type="float">
            <text:p>0.32639125</text:p>
          </table:table-cell>
          <table:table-cell table:formula="of:=[.C13]*[.A13]/([.H$10]*[.I$10])" office:value-type="float" office:value="131.428571428571" calcext:value-type="float">
            <text:p>131.428571428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721981.44" calcext:value-type="float">
            <text:p>721981.44</text:p>
          </table:table-cell>
          <table:table-cell/>
          <table:table-cell table:formula="of:=[.D14]/1000000" office:value-type="float" office:value="0.72198144" calcext:value-type="float">
            <text:p>0.72198144</text:p>
          </table:table-cell>
          <table:table-cell table:formula="of:=[.C14]*[.A14]/([.H$10]*[.I$10])"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247279.88" calcext:value-type="float">
            <text:p>1247279.88</text:p>
          </table:table-cell>
          <table:table-cell/>
          <table:table-cell table:formula="of:=[.D15]/1000000" office:value-type="float" office:value="1.24727988" calcext:value-type="float">
            <text:p>1.24727988</text:p>
          </table:table-cell>
          <table:table-cell table:formula="of:=[.C15]*[.A15]/([.H$10]*[.I$10])" office:value-type="float" office:value="137.142857142857" calcext:value-type="float">
            <text:p>137.1428571429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450052" calcext:value-type="float">
            <text:p>2450052</text:p>
          </table:table-cell>
          <table:table-cell/>
          <table:table-cell table:formula="of:=[.D16]/1000000" office:value-type="float" office:value="2.450052" calcext:value-type="float">
            <text:p>2.450052</text:p>
          </table:table-cell>
          <table:table-cell table:formula="of:=[.C16]*[.A16]/([.H$10]*[.I$10])" office:value-type="float" office:value="182.857142857143" calcext:value-type="float">
            <text:p>182.857142857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64182.5" calcext:value-type="float">
            <text:p>6064182.5</text:p>
          </table:table-cell>
          <table:table-cell/>
          <table:table-cell table:formula="of:=[.D17]/1000000" office:value-type="float" office:value="6.0641825" calcext:value-type="float">
            <text:p>6.0641825</text:p>
          </table:table-cell>
          <table:table-cell table:formula="of:=[.C17]*[.A17]/([.H$10]*[.I$10])" office:value-type="float" office:value="137.142857142857" calcext:value-type="float">
            <text:p>137.142857142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64" calcext:value-type="float">
            <text:p>664</text:p>
          </table:table-cell>
          <table:table-cell office:value-type="float" office:value="45233.97" calcext:value-type="float">
            <text:p>45233.97</text:p>
          </table:table-cell>
          <table:table-cell office:value-type="string" calcext:value-type="string">
            <text:p>4 squidlets, 200 bytes</text:p>
          </table:table-cell>
          <table:table-cell table:formula="of:=[.D18]/1000000" office:value-type="float" office:value="0.04523397" calcext:value-type="float">
            <text:p>0.04523397</text:p>
          </table:table-cell>
          <table:table-cell table:formula="of:=[.C18]*[.A18]/([.H$10]*[.I$10])" office:value-type="float" office:value="118.571428571429" calcext:value-type="float">
            <text:p>118.571428571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77522.02" calcext:value-type="float">
            <text:p>77522.02</text:p>
          </table:table-cell>
          <table:table-cell/>
          <table:table-cell table:formula="of:=[.D19]/1000000" office:value-type="float" office:value="0.07752202" calcext:value-type="float">
            <text:p>0.07752202</text:p>
          </table:table-cell>
          <table:table-cell table:formula="of:=[.C19]*[.A19]/([.H$10]*[.I$10])" office:value-type="float" office:value="138.571428571429" calcext:value-type="float">
            <text:p>138.571428571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88" calcext:value-type="float">
            <text:p>188</text:p>
          </table:table-cell>
          <table:table-cell office:value-type="float" office:value="158992.92" calcext:value-type="float">
            <text:p>158992.92</text:p>
          </table:table-cell>
          <table:table-cell/>
          <table:table-cell table:formula="of:=[.D20]/1000000" office:value-type="float" office:value="0.15899292" calcext:value-type="float">
            <text:p>0.15899292</text:p>
          </table:table-cell>
          <table:table-cell table:formula="of:=[.C20]*[.A20]/([.H$10]*[.I$10])" office:value-type="float" office:value="134.285714285714" calcext:value-type="float">
            <text:p>134.285714285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313455.47" calcext:value-type="float">
            <text:p>313455.47</text:p>
          </table:table-cell>
          <table:table-cell/>
          <table:table-cell table:formula="of:=[.D21]/1000000" office:value-type="float" office:value="0.31345547" calcext:value-type="float">
            <text:p>0.31345547</text:p>
          </table:table-cell>
          <table:table-cell table:formula="of:=[.C21]*[.A21]/([.H$10]*[.I$10])" office:value-type="float" office:value="137.142857142857" calcext:value-type="float">
            <text:p>137.142857142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719964.69" calcext:value-type="float">
            <text:p>719964.69</text:p>
          </table:table-cell>
          <table:table-cell/>
          <table:table-cell table:formula="of:=[.D22]/1000000" office:value-type="float" office:value="0.71996469" calcext:value-type="float">
            <text:p>0.71996469</text:p>
          </table:table-cell>
          <table:table-cell table:formula="of:=[.C22]*[.A22]/([.H$10]*[.I$10])"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1246247.62" calcext:value-type="float">
            <text:p>1246247.62</text:p>
          </table:table-cell>
          <table:table-cell/>
          <table:table-cell table:formula="of:=[.D23]/1000000" office:value-type="float" office:value="1.24624762" calcext:value-type="float">
            <text:p>1.24624762</text:p>
          </table:table-cell>
          <table:table-cell table:formula="of:=[.C23]*[.A23]/([.H$10]*[.I$10])" office:value-type="float" office:value="137.142857142857" calcext:value-type="float">
            <text:p>137.1428571429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2450290" calcext:value-type="float">
            <text:p>2450290</text:p>
          </table:table-cell>
          <table:table-cell/>
          <table:table-cell table:formula="of:=[.D24]/1000000" office:value-type="float" office:value="2.45029" calcext:value-type="float">
            <text:p>2.45029</text:p>
          </table:table-cell>
          <table:table-cell table:formula="of:=[.C24]*[.A24]/([.H$10]*[.I$10])" office:value-type="float" office:value="182.857142857143" calcext:value-type="float">
            <text:p>182.857142857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6066097.5" calcext:value-type="float">
            <text:p>6066097.5</text:p>
          </table:table-cell>
          <table:table-cell/>
          <table:table-cell table:formula="of:=[.D25]/1000000" office:value-type="float" office:value="6.0660975" calcext:value-type="float">
            <text:p>6.0660975</text:p>
          </table:table-cell>
          <table:table-cell table:formula="of:=[.C25]*[.A25]/([.H$10]*[.I$10])" office:value-type="float" office:value="137.142857142857" calcext:value-type="float">
            <text:p>137.142857142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36" calcext:value-type="float">
            <text:p>636</text:p>
          </table:table-cell>
          <table:table-cell office:value-type="float" office:value="45816.71" calcext:value-type="float">
            <text:p>45816.71</text:p>
          </table:table-cell>
          <table:table-cell office:value-type="string" calcext:value-type="string">
            <text:p>4 squidlets, 10100 bytes</text:p>
          </table:table-cell>
          <table:table-cell table:formula="of:=[.D26]/1000000" office:value-type="float" office:value="0.04581671" calcext:value-type="float">
            <text:p>0.04581671</text:p>
          </table:table-cell>
          <table:table-cell table:formula="of:=[.C26]*[.A26]/([.H$10]*[.I$10])" office:value-type="float" office:value="113.571428571429" calcext:value-type="float">
            <text:p>113.571428571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388" calcext:value-type="float">
            <text:p>388</text:p>
          </table:table-cell>
          <table:table-cell office:value-type="float" office:value="78010.49" calcext:value-type="float">
            <text:p>78010.49</text:p>
          </table:table-cell>
          <table:table-cell/>
          <table:table-cell table:formula="of:=[.D27]/1000000" office:value-type="float" office:value="0.07801049" calcext:value-type="float">
            <text:p>0.07801049</text:p>
          </table:table-cell>
          <table:table-cell table:formula="of:=[.C27]*[.A27]/([.H$10]*[.I$10])" office:value-type="float" office:value="138.571428571429" calcext:value-type="float">
            <text:p>138.571428571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88" calcext:value-type="float">
            <text:p>188</text:p>
          </table:table-cell>
          <table:table-cell office:value-type="float" office:value="158727.73" calcext:value-type="float">
            <text:p>158727.73</text:p>
          </table:table-cell>
          <table:table-cell/>
          <table:table-cell table:formula="of:=[.D28]/1000000" office:value-type="float" office:value="0.15872773" calcext:value-type="float">
            <text:p>0.15872773</text:p>
          </table:table-cell>
          <table:table-cell table:formula="of:=[.C28]*[.A28]/([.H$10]*[.I$10])" office:value-type="float" office:value="134.285714285714" calcext:value-type="float">
            <text:p>134.285714285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94" calcext:value-type="float">
            <text:p>94</text:p>
          </table:table-cell>
          <table:table-cell office:value-type="float" office:value="319502.91" calcext:value-type="float">
            <text:p>319502.91</text:p>
          </table:table-cell>
          <table:table-cell/>
          <table:table-cell table:formula="of:=[.D29]/1000000" office:value-type="float" office:value="0.31950291" calcext:value-type="float">
            <text:p>0.31950291</text:p>
          </table:table-cell>
          <table:table-cell table:formula="of:=[.C29]*[.A29]/([.H$10]*[.I$10])" office:value-type="float" office:value="134.285714285714" calcext:value-type="float">
            <text:p>134.285714285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42" calcext:value-type="float">
            <text:p>42</text:p>
          </table:table-cell>
          <table:table-cell office:value-type="float" office:value="722057.81" calcext:value-type="float">
            <text:p>722057.81</text:p>
          </table:table-cell>
          <table:table-cell/>
          <table:table-cell table:formula="of:=[.D30]/1000000" office:value-type="float" office:value="0.72205781" calcext:value-type="float">
            <text:p>0.72205781</text:p>
          </table:table-cell>
          <table:table-cell table:formula="of:=[.C30]*[.A30]/([.H$10]*[.I$10])"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24" calcext:value-type="float">
            <text:p>24</text:p>
          </table:table-cell>
          <table:table-cell office:value-type="float" office:value="1239095.12" calcext:value-type="float">
            <text:p>1239095.12</text:p>
          </table:table-cell>
          <table:table-cell/>
          <table:table-cell table:formula="of:=[.D31]/1000000" office:value-type="float" office:value="1.23909512" calcext:value-type="float">
            <text:p>1.23909512</text:p>
          </table:table-cell>
          <table:table-cell table:formula="of:=[.C31]*[.A31]/([.H$10]*[.I$10])" office:value-type="float" office:value="137.142857142857" calcext:value-type="float">
            <text:p>137.1428571429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12" calcext:value-type="float">
            <text:p>12</text:p>
          </table:table-cell>
          <table:table-cell office:value-type="float" office:value="3003837.75" calcext:value-type="float">
            <text:p>3003837.75</text:p>
          </table:table-cell>
          <table:table-cell/>
          <table:table-cell table:formula="of:=[.D32]/1000000" office:value-type="float" office:value="3.00383775" calcext:value-type="float">
            <text:p>3.00383775</text:p>
          </table:table-cell>
          <table:table-cell table:formula="of:=[.C32]*[.A32]/([.H$10]*[.I$10])" office:value-type="float" office:value="137.142857142857" calcext:value-type="float">
            <text:p>137.1428571429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office:value-type="float" office:value="6035780.5" calcext:value-type="float">
            <text:p>6035780.5</text:p>
          </table:table-cell>
          <table:table-cell/>
          <table:table-cell table:formula="of:=[.D33]/1000000" office:value-type="float" office:value="6.0357805" calcext:value-type="float">
            <text:p>6.0357805</text:p>
          </table:table-cell>
          <table:table-cell table:formula="of:=[.C33]*[.A33]/([.H$10]*[.I$10])" office:value-type="float" office:value="137.142857142857" calcext:value-type="float">
            <text:p>137.1428571429</text:p>
          </table:table-cell>
          <table:table-cell table:number-columns-repeated="2"/>
        </table:table-row>
      </table:table>
      <table:table table:name="Sheet10" table:style-name="ta1">
        <table:shapes>
          <draw:frame draw:z-index="0" draw:style-name="gr1" draw:text-style-name="P1" svg:width="640.01pt" svg:height="384.75pt" svg:x="570.53pt" svg:y="204.04pt">
            <loext:p draw:notify-on-update-of-ranges="Sheet10.A1:Sheet10.A8 Sheet10.E1:Sheet10.E1 Sheet10.F1:Sheet10.F8 Sheet10.A10:Sheet10.A17 Sheet10.E10:Sheet10.E10 Sheet10.F10:Sheet10.F17 Sheet10.A18:Sheet10.A25 Sheet10.E18:Sheet10.E18 Sheet10.F18:Sheet10.F25 Sheet10.A26:Sheet10.A33 Sheet10.E26:Sheet10.E26 Sheet10.F26:Sheet10.F33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84" calcext:value-type="float">
            <text:p>1784</text:p>
          </table:table-cell>
          <table:table-cell office:value-type="float" office:value="16394.88" calcext:value-type="float">
            <text:p>16394.88</text:p>
          </table:table-cell>
          <table:table-cell office:value-type="string" calcext:value-type="string">
            <text:p>local</text:p>
          </table:table-cell>
          <table:table-cell table:formula="of:=[.D1]/1000000" office:value-type="float" office:value="0.01639488" calcext:value-type="float">
            <text:p>0.01639488</text:p>
          </table:table-cell>
          <table:table-cell/>
          <table:table-cell table:formula="of:=1024*26" office:value-type="float" office:value="26624" calcext:value-type="float">
            <text:p>2662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45" calcext:value-type="float">
            <text:p>945</text:p>
          </table:table-cell>
          <table:table-cell office:value-type="float" office:value="31760.79" calcext:value-type="float">
            <text:p>31760.79</text:p>
          </table:table-cell>
          <table:table-cell/>
          <table:table-cell table:formula="of:=[.D2]/1000000" office:value-type="float" office:value="0.03176079" calcext:value-type="float">
            <text:p>0.03176079</text:p>
          </table:table-cell>
          <table:table-cell/>
          <table:table-cell office:value-type="string" calcext:value-type="string">
            <text:p>sorting a set of 26k elements, squad on pc and 8 squidlets on two raspberry pi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59876.65" calcext:value-type="float">
            <text:p>59876.65</text:p>
          </table:table-cell>
          <table:table-cell/>
          <table:table-cell table:formula="of:=[.D3]/1000000" office:value-type="float" office:value="0.05987665" calcext:value-type="float">
            <text:p>0.0598766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78" calcext:value-type="float">
            <text:p>278</text:p>
          </table:table-cell>
          <table:table-cell office:value-type="float" office:value="108159.18" calcext:value-type="float">
            <text:p>108159.18</text:p>
          </table:table-cell>
          <table:table-cell/>
          <table:table-cell table:formula="of:=[.D4]/1000000" office:value-type="float" office:value="0.10815918" calcext:value-type="float">
            <text:p>0.10815918</text:p>
          </table:table-cell>
          <table:table-cell/>
          <table:table-cell office:value-type="string" calcext:value-type="string">
            <text:p>frequency</text:p>
          </table:table-cell>
          <table:table-cell office:value-type="string" calcext:value-type="string">
            <text:p>nb cor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190642.75" calcext:value-type="float">
            <text:p>190642.75</text:p>
          </table:table-cell>
          <table:table-cell/>
          <table:table-cell table:formula="of:=[.D5]/1000000" office:value-type="float" office:value="0.19064275" calcext:value-type="float">
            <text:p>0.1906427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405403.46" calcext:value-type="float">
            <text:p>405403.46</text:p>
          </table:table-cell>
          <table:table-cell/>
          <table:table-cell table:formula="of:=[.D6]/1000000" office:value-type="float" office:value="0.40540346" calcext:value-type="float">
            <text:p>0.40540346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790513.55" calcext:value-type="float">
            <text:p>790513.55</text:p>
          </table:table-cell>
          <table:table-cell/>
          <table:table-cell table:formula="of:=[.D7]/1000000" office:value-type="float" office:value="0.79051355" calcext:value-type="float">
            <text:p>0.79051355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69924" calcext:value-type="float">
            <text:p>1569924</text:p>
          </table:table-cell>
          <table:table-cell/>
          <table:table-cell table:formula="of:=[.D8]/1000000" office:value-type="float" office:value="1.569924" calcext:value-type="float">
            <text:p>1.569924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92" calcext:value-type="float">
            <text:p>1192</text:p>
          </table:table-cell>
          <table:table-cell office:value-type="float" office:value="24474.79" calcext:value-type="float">
            <text:p>24474.79</text:p>
          </table:table-cell>
          <table:table-cell office:value-type="string" calcext:value-type="string">
            <text:p>8 squidlets, 100 bytes</text:p>
          </table:table-cell>
          <table:table-cell table:formula="of:=[.D10]/1000000" office:value-type="float" office:value="0.02447479" calcext:value-type="float">
            <text:p>0.0244747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36" calcext:value-type="float">
            <text:p>736</text:p>
          </table:table-cell>
          <table:table-cell office:value-type="float" office:value="40708.95" calcext:value-type="float">
            <text:p>40708.95</text:p>
          </table:table-cell>
          <table:table-cell/>
          <table:table-cell table:formula="of:=[.D11]/1000000" office:value-type="float" office:value="0.04070895" calcext:value-type="float">
            <text:p>0.0407089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8" calcext:value-type="float">
            <text:p>368</text:p>
          </table:table-cell>
          <table:table-cell office:value-type="float" office:value="82001.84" calcext:value-type="float">
            <text:p>82001.84</text:p>
          </table:table-cell>
          <table:table-cell/>
          <table:table-cell table:formula="of:=[.D12]/1000000" office:value-type="float" office:value="0.08200184" calcext:value-type="float">
            <text:p>0.0820018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60496.69" calcext:value-type="float">
            <text:p>160496.69</text:p>
          </table:table-cell>
          <table:table-cell/>
          <table:table-cell table:formula="of:=[.D13]/1000000" office:value-type="float" office:value="0.16049669" calcext:value-type="float">
            <text:p>0.16049669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349256.48" calcext:value-type="float">
            <text:p>349256.48</text:p>
          </table:table-cell>
          <table:table-cell/>
          <table:table-cell table:formula="of:=[.D14]/1000000" office:value-type="float" office:value="0.34925648" calcext:value-type="float">
            <text:p>0.34925648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970711.82" calcext:value-type="float">
            <text:p>970711.82</text:p>
          </table:table-cell>
          <table:table-cell/>
          <table:table-cell table:formula="of:=[.D15]/1000000" office:value-type="float" office:value="0.97071182" calcext:value-type="float">
            <text:p>0.97071182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240090.5" calcext:value-type="float">
            <text:p>1240090.5</text:p>
          </table:table-cell>
          <table:table-cell/>
          <table:table-cell table:formula="of:=[.D16]/1000000" office:value-type="float" office:value="1.2400905" calcext:value-type="float">
            <text:p>1.2400905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706720.36" calcext:value-type="float">
            <text:p>2706720.36</text:p>
          </table:table-cell>
          <table:table-cell/>
          <table:table-cell table:formula="of:=[.D17]/1000000" office:value-type="float" office:value="2.70672036" calcext:value-type="float">
            <text:p>2.7067203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76" calcext:value-type="float">
            <text:p>1176</text:p>
          </table:table-cell>
          <table:table-cell office:value-type="float" office:value="24772.78" calcext:value-type="float">
            <text:p>24772.78</text:p>
          </table:table-cell>
          <table:table-cell office:value-type="string" calcext:value-type="string">
            <text:p>8 squidlets, 200 bytes</text:p>
          </table:table-cell>
          <table:table-cell table:formula="of:=[.D18]/1000000" office:value-type="float" office:value="0.02477278" calcext:value-type="float">
            <text:p>0.0247727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736" calcext:value-type="float">
            <text:p>736</text:p>
          </table:table-cell>
          <table:table-cell office:value-type="float" office:value="40877.76" calcext:value-type="float">
            <text:p>40877.76</text:p>
          </table:table-cell>
          <table:table-cell/>
          <table:table-cell table:formula="of:=[.D19]/1000000" office:value-type="float" office:value="0.04087776" calcext:value-type="float">
            <text:p>0.0408777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68" calcext:value-type="float">
            <text:p>368</text:p>
          </table:table-cell>
          <table:table-cell office:value-type="float" office:value="81859.32" calcext:value-type="float">
            <text:p>81859.32</text:p>
          </table:table-cell>
          <table:table-cell/>
          <table:table-cell table:formula="of:=[.D20]/1000000" office:value-type="float" office:value="0.08185932" calcext:value-type="float">
            <text:p>0.0818593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92" calcext:value-type="float">
            <text:p>192</text:p>
          </table:table-cell>
          <table:table-cell office:value-type="float" office:value="159794.47" calcext:value-type="float">
            <text:p>159794.47</text:p>
          </table:table-cell>
          <table:table-cell/>
          <table:table-cell table:formula="of:=[.D21]/1000000" office:value-type="float" office:value="0.15979447" calcext:value-type="float">
            <text:p>0.1597944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74438.44" calcext:value-type="float">
            <text:p>374438.44</text:p>
          </table:table-cell>
          <table:table-cell/>
          <table:table-cell table:formula="of:=[.D22]/1000000" office:value-type="float" office:value="0.37443844" calcext:value-type="float">
            <text:p>0.3744384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973002.56" calcext:value-type="float">
            <text:p>973002.56</text:p>
          </table:table-cell>
          <table:table-cell/>
          <table:table-cell table:formula="of:=[.D23]/1000000" office:value-type="float" office:value="0.97300256" calcext:value-type="float">
            <text:p>0.97300256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2950.69" calcext:value-type="float">
            <text:p>1232950.69</text:p>
          </table:table-cell>
          <table:table-cell/>
          <table:table-cell table:formula="of:=[.D24]/1000000" office:value-type="float" office:value="1.23295069" calcext:value-type="float">
            <text:p>1.23295069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787294.43" calcext:value-type="float">
            <text:p>2787294.43</text:p>
          </table:table-cell>
          <table:table-cell/>
          <table:table-cell table:formula="of:=[.D25]/1000000" office:value-type="float" office:value="2.78729443" calcext:value-type="float">
            <text:p>2.7872944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2" calcext:value-type="float">
            <text:p>42</text:p>
          </table:table-cell>
          <table:table-cell office:value-type="float" office:value="2915517.52" calcext:value-type="float">
            <text:p>2915517.52</text:p>
          </table:table-cell>
          <table:table-cell office:value-type="string" calcext:value-type="string">
            <text:p>8 squidlets, 10100 bytes</text:p>
          </table:table-cell>
          <table:table-cell table:formula="of:=[.D26]/1000000" office:value-type="float" office:value="2.91551752" calcext:value-type="float">
            <text:p>2.9155175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2" calcext:value-type="float">
            <text:p>12</text:p>
          </table:table-cell>
          <table:table-cell office:value-type="float" office:value="15862135.42" calcext:value-type="float">
            <text:p>15862135.42</text:p>
          </table:table-cell>
          <table:table-cell/>
          <table:table-cell table:formula="of:=[.D27]/1000000" office:value-type="float" office:value="15.86213542" calcext:value-type="float">
            <text:p>15.8621354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8229379.9" calcext:value-type="float">
            <text:p>8229379.9</text:p>
          </table:table-cell>
          <table:table-cell/>
          <table:table-cell table:formula="of:=[.D28]/1000000" office:value-type="float" office:value="8.2293799" calcext:value-type="float">
            <text:p>8.229379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46" calcext:value-type="float">
            <text:p>46</text:p>
          </table:table-cell>
          <table:table-cell office:value-type="float" office:value="2341752.07" calcext:value-type="float">
            <text:p>2341752.07</text:p>
          </table:table-cell>
          <table:table-cell/>
          <table:table-cell table:formula="of:=[.D29]/1000000" office:value-type="float" office:value="2.34175207" calcext:value-type="float">
            <text:p>2.3417520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11894370.94" calcext:value-type="float">
            <text:p>11894370.94</text:p>
          </table:table-cell>
          <table:table-cell/>
          <table:table-cell table:formula="of:=[.D30]/1000000" office:value-type="float" office:value="11.89437094" calcext:value-type="float">
            <text:p>11.8943709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13485916.62" calcext:value-type="float">
            <text:p>13485916.62</text:p>
          </table:table-cell>
          <table:table-cell/>
          <table:table-cell table:formula="of:=[.D31]/1000000" office:value-type="float" office:value="13.48591662" calcext:value-type="float">
            <text:p>13.48591662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12" calcext:value-type="float">
            <text:p>12</text:p>
          </table:table-cell>
          <table:table-cell office:value-type="float" office:value="4485427.83" calcext:value-type="float">
            <text:p>4485427.83</text:p>
          </table:table-cell>
          <table:table-cell/>
          <table:table-cell table:formula="of:=[.D32]/1000000" office:value-type="float" office:value="4.48542783" calcext:value-type="float">
            <text:p>4.48542783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7741113.25" calcext:value-type="float">
            <text:p>7741113.25</text:p>
          </table:table-cell>
          <table:table-cell/>
          <table:table-cell table:formula="of:=[.D33]/1000000" office:value-type="float" office:value="7.74111325" calcext:value-type="float">
            <text:p>7.7411132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8">00/00/0000</text:date>, <text:time style:data-style-name="N2" text:time-value="12:28:32.0693146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Baillehache</meta:initial-creator>
    <meta:creation-date>2019-05-23T21:45:23.434056708</meta:creation-date>
    <dc:date>2019-06-08T12:47:44.866736433</dc:date>
    <meta:editing-duration>PT4H35M13S</meta:editing-duration>
    <meta:editing-cycles>21</meta:editing-cycles>
    <meta:generator>LibreOffice/5.1.6.2$Linux_x86 LibreOffice_project/10m0$Build-2</meta:generator>
    <dc:creator>Pascal Baillehache</dc:creator>
    <meta:document-statistic meta:table-count="10" meta:cell-count="1948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title svg:x="6.218cm" svg:y="0.407cm" chart:style-name="ch2">
          <text:p>sorting a set of 26k elements, simulated on one pc</text:p>
        </chart:title>
        <chart:legend chart:legend-position="end" svg:x="17.477cm" svg:y="5.741cm" style:legend-expansion="high" chart:style-name="ch3"/>
        <chart:plot-area chart:style-name="ch4" table:cell-range-address="Sheet1.A1:Sheet1.A8 Sheet1.E1:Sheet1.E1 Sheet1.F1:Sheet1.F8 Sheet1.E10:Sheet1.E10 Sheet1.F10:Sheet1.F33 Sheet1.E18:Sheet1.E18 Sheet1.E26:Sheet1.E26" chart:data-source-has-labels="row" svg:x="1.462cm" svg:y="1.457cm" svg:width="15.565cm" svg:height="10.865cm">
          <chartooo:coordinate-region svg:x="2.189cm" svg:y="1.657cm" svg:width="14.558cm" svg:height="10.018cm"/>
          <chart:axis chart:dimension="x" chart:name="primary-x" chart:style-name="ch5">
            <chart:title svg:x="8.697cm" svg:y="12.593cm" chart:style-name="ch6">
              <text:p>nb sort</text:p>
            </chart:title>
          </chart:axis>
          <chart:axis chart:dimension="y" chart:name="primary-y" chart:style-name="ch5">
            <chart:title svg:x="0.451cm" svg:y="7.475cm" chart:style-name="ch7">
              <text:p>time (s)</text:p>
            </chart:title>
            <chart:grid chart:style-name="ch8" chart:class="major"/>
          </chart:axis>
          <chart:series chart:style-name="ch9" chart:values-cell-range-address="Sheet1.F1:Sheet1.F8" chart:label-cell-address="Sheet1.E1:Sheet1.E1" chart:class="chart:scatter">
            <chart:domain table:cell-range-address="Sheet1.A1:Sheet1.A8"/>
            <chart:data-point chart:repeated="8"/>
          </chart:series>
          <chart:series chart:style-name="ch10" chart:values-cell-range-address="Sheet1.F10:Sheet1.F17" chart:label-cell-address="Sheet1.E10:Sheet1.E10" chart:class="chart:scatter">
            <chart:domain table:cell-range-address="Sheet1.A10:Sheet1.A17"/>
            <chart:data-point chart:repeated="8"/>
          </chart:series>
          <chart:series chart:style-name="ch11" chart:values-cell-range-address="Sheet1.F18:Sheet1.F25" chart:label-cell-address="Sheet1.E18:Sheet1.E18" chart:class="chart:scatter">
            <chart:domain table:cell-range-address="Sheet1.A18:Sheet1.A25"/>
            <chart:data-point chart:repeated="8"/>
          </chart:series>
          <chart:series chart:style-name="ch12" chart:values-cell-range-address="Sheet1.F26:Sheet1.F33" chart:label-cell-address="Sheet1.E26:Sheet1.E26" chart:class="chart:scatter">
            <chart:domain table:cell-range-address="Sheet1.A26:Sheet1.A33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1.E1:Sheet1.E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100 bytes</text:p>
                <draw:g>
                  <svg:desc>Sheet1.E10:Sheet1.E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200 bytes</text:p>
                <draw:g>
                  <svg:desc>Sheet1.E18:Sheet1.E1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10100 bytes</text:p>
                <draw:g>
                  <svg:desc>Sheet1.E26:Sheet1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8</svg:desc>
                </draw:g>
              </table:table-cell>
              <table:table-cell office:value-type="float" office:value="0.01619">
                <text:p>0.01619</text:p>
                <draw:g>
                  <svg:desc>Sheet1.F1:Sheet1.F8</svg:desc>
                </draw:g>
              </table:table-cell>
              <table:table-cell office:value-type="float" office:value="1">
                <text:p>1</text:p>
                <draw:g>
                  <svg:desc>Sheet1.A10:Sheet1.A17</svg:desc>
                </draw:g>
              </table:table-cell>
              <table:table-cell office:value-type="float" office:value="0.03083">
                <text:p>0.03083</text:p>
                <draw:g>
                  <svg:desc>Sheet1.F10:Sheet1.F17</svg:desc>
                </draw:g>
              </table:table-cell>
              <table:table-cell office:value-type="float" office:value="1">
                <text:p>1</text:p>
                <draw:g>
                  <svg:desc>Sheet1.A18:Sheet1.A25</svg:desc>
                </draw:g>
              </table:table-cell>
              <table:table-cell office:value-type="float" office:value="0.03093">
                <text:p>0.03093</text:p>
                <draw:g>
                  <svg:desc>Sheet1.F18:Sheet1.F25</svg:desc>
                </draw:g>
              </table:table-cell>
              <table:table-cell office:value-type="float" office:value="1">
                <text:p>1</text:p>
                <draw:g>
                  <svg:desc>Sheet1.A26:Sheet1.A33</svg:desc>
                </draw:g>
              </table:table-cell>
              <table:table-cell office:value-type="float" office:value="0.03112">
                <text:p>0.03112</text:p>
                <draw:g>
                  <svg:desc>Sheet1.F26:Sheet1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126">
                <text:p>0.03126</text:p>
              </table:table-cell>
              <table:table-cell office:value-type="float" office:value="2">
                <text:p>2</text:p>
              </table:table-cell>
              <table:table-cell office:value-type="float" office:value="0.03926">
                <text:p>0.03926</text:p>
              </table:table-cell>
              <table:table-cell office:value-type="float" office:value="2">
                <text:p>2</text:p>
              </table:table-cell>
              <table:table-cell office:value-type="float" office:value="0.03968">
                <text:p>0.03968</text:p>
              </table:table-cell>
              <table:table-cell office:value-type="float" office:value="2">
                <text:p>2</text:p>
              </table:table-cell>
              <table:table-cell office:value-type="float" office:value="0.04019">
                <text:p>0.04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5894">
                <text:p>0.05894</text:p>
              </table:table-cell>
              <table:table-cell office:value-type="float" office:value="4">
                <text:p>4</text:p>
              </table:table-cell>
              <table:table-cell office:value-type="float" office:value="0.05619">
                <text:p>0.05619</text:p>
              </table:table-cell>
              <table:table-cell office:value-type="float" office:value="4">
                <text:p>4</text:p>
              </table:table-cell>
              <table:table-cell office:value-type="float" office:value="0.05574">
                <text:p>0.05574</text:p>
              </table:table-cell>
              <table:table-cell office:value-type="float" office:value="4">
                <text:p>4</text:p>
              </table:table-cell>
              <table:table-cell office:value-type="float" office:value="0.05665">
                <text:p>0.056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10816">
                <text:p>0.10816</text:p>
              </table:table-cell>
              <table:table-cell office:value-type="float" office:value="8">
                <text:p>8</text:p>
              </table:table-cell>
              <table:table-cell office:value-type="float" office:value="0.08305">
                <text:p>0.08305</text:p>
              </table:table-cell>
              <table:table-cell office:value-type="float" office:value="8">
                <text:p>8</text:p>
              </table:table-cell>
              <table:table-cell office:value-type="float" office:value="0.08125">
                <text:p>0.08125</text:p>
              </table:table-cell>
              <table:table-cell office:value-type="float" office:value="8">
                <text:p>8</text:p>
              </table:table-cell>
              <table:table-cell office:value-type="float" office:value="0.08544">
                <text:p>0.085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18972">
                <text:p>0.18972</text:p>
              </table:table-cell>
              <table:table-cell office:value-type="float" office:value="16">
                <text:p>16</text:p>
              </table:table-cell>
              <table:table-cell office:value-type="float" office:value="0.13374">
                <text:p>0.13374</text:p>
              </table:table-cell>
              <table:table-cell office:value-type="float" office:value="16">
                <text:p>16</text:p>
              </table:table-cell>
              <table:table-cell office:value-type="float" office:value="0.12672">
                <text:p>0.12672</text:p>
              </table:table-cell>
              <table:table-cell office:value-type="float" office:value="16">
                <text:p>16</text:p>
              </table:table-cell>
              <table:table-cell office:value-type="float" office:value="0.13339">
                <text:p>0.133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40187">
                <text:p>0.40187</text:p>
              </table:table-cell>
              <table:table-cell office:value-type="float" office:value="32">
                <text:p>32</text:p>
              </table:table-cell>
              <table:table-cell office:value-type="float" office:value="0.23452">
                <text:p>0.23452</text:p>
              </table:table-cell>
              <table:table-cell office:value-type="float" office:value="32">
                <text:p>32</text:p>
              </table:table-cell>
              <table:table-cell office:value-type="float" office:value="0.23648">
                <text:p>0.23648</text:p>
              </table:table-cell>
              <table:table-cell office:value-type="float" office:value="32">
                <text:p>32</text:p>
              </table:table-cell>
              <table:table-cell office:value-type="float" office:value="0.23502">
                <text:p>0.235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78244">
                <text:p>0.78244</text:p>
              </table:table-cell>
              <table:table-cell office:value-type="float" office:value="64">
                <text:p>64</text:p>
              </table:table-cell>
              <table:table-cell office:value-type="float" office:value="0.4337">
                <text:p>0.4337</text:p>
              </table:table-cell>
              <table:table-cell office:value-type="float" office:value="64">
                <text:p>64</text:p>
              </table:table-cell>
              <table:table-cell office:value-type="float" office:value="0.43619">
                <text:p>0.43619</text:p>
              </table:table-cell>
              <table:table-cell office:value-type="float" office:value="64">
                <text:p>64</text:p>
              </table:table-cell>
              <table:table-cell office:value-type="float" office:value="0.44743">
                <text:p>0.447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.55026">
                <text:p>1.55026</text:p>
              </table:table-cell>
              <table:table-cell office:value-type="float" office:value="128">
                <text:p>128</text:p>
              </table:table-cell>
              <table:table-cell office:value-type="float" office:value="0.90997">
                <text:p>0.90997</text:p>
              </table:table-cell>
              <table:table-cell office:value-type="float" office:value="128">
                <text:p>128</text:p>
              </table:table-cell>
              <table:table-cell office:value-type="float" office:value="0.88076">
                <text:p>0.88076</text:p>
              </table:table-cell>
              <table:table-cell office:value-type="float" office:value="128">
                <text:p>128</text:p>
              </table:table-cell>
              <table:table-cell office:value-type="float" office:value="0.88103">
                <text:p>0.881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title svg:x="3.453cm" svg:y="0.407cm" chart:style-name="ch2">
          <text:p>sorting a set of 26k elements, squad on pc and 2 squidlets on one raspberry pi</text:p>
        </chart:title>
        <chart:legend chart:legend-position="end" svg:x="17.477cm" svg:y="5.741cm" style:legend-expansion="high" chart:style-name="ch3"/>
        <chart:plot-area chart:style-name="ch4" table:cell-range-address="Sheet10.A1:Sheet10.A8 Sheet10.E1:Sheet10.E1 Sheet10.F1:Sheet10.F8 Sheet10.E10:Sheet10.E10 Sheet10.F10:Sheet10.F33 Sheet10.E18:Sheet10.E18 Sheet10.E26:Sheet10.E26" chart:data-source-has-labels="row" svg:x="1.462cm" svg:y="1.457cm" svg:width="15.565cm" svg:height="10.865cm">
          <chartooo:coordinate-region svg:x="1.898cm" svg:y="1.656cm" svg:width="14.664cm" svg:height="10.019cm"/>
          <chart:axis chart:dimension="x" chart:name="primary-x" chart:style-name="ch5">
            <chart:title svg:x="8.697cm" svg:y="12.593cm" chart:style-name="ch6">
              <text:p>nb sort</text:p>
            </chart:title>
          </chart:axis>
          <chart:axis chart:dimension="y" chart:name="primary-y" chart:style-name="ch5">
            <chart:title svg:x="0.451cm" svg:y="7.475cm" chart:style-name="ch7">
              <text:p>time (s)</text:p>
            </chart:title>
            <chart:grid chart:style-name="ch8" chart:class="major"/>
          </chart:axis>
          <chart:series chart:style-name="ch9" chart:values-cell-range-address="Sheet10.F1:Sheet10.F8" chart:label-cell-address="Sheet10.E1:Sheet10.E1" chart:class="chart:scatter">
            <chart:domain table:cell-range-address="Sheet10.A1:Sheet10.A8"/>
            <chart:data-point chart:repeated="8"/>
          </chart:series>
          <chart:series chart:style-name="ch10" chart:values-cell-range-address="Sheet10.F10:Sheet10.F17" chart:label-cell-address="Sheet10.E10:Sheet10.E10" chart:class="chart:scatter">
            <chart:domain table:cell-range-address="Sheet10.A10:Sheet10.A17"/>
            <chart:data-point chart:repeated="8"/>
          </chart:series>
          <chart:series chart:style-name="ch11" chart:values-cell-range-address="Sheet10.F18:Sheet10.F25" chart:label-cell-address="Sheet10.E18:Sheet10.E18" chart:class="chart:scatter">
            <chart:domain table:cell-range-address="Sheet10.A18:Sheet10.A25"/>
            <chart:data-point chart:repeated="8"/>
          </chart:series>
          <chart:series chart:style-name="ch12" chart:values-cell-range-address="Sheet10.F26:Sheet10.F33" chart:label-cell-address="Sheet10.E26:Sheet10.E26" chart:class="chart:scatter">
            <chart:domain table:cell-range-address="Sheet10.A26:Sheet10.A33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10.E1:Sheet10.E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8 squidlets, 100 bytes</text:p>
                <draw:g>
                  <svg:desc>Sheet10.E10:Sheet10.E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8 squidlets, 200 bytes</text:p>
                <draw:g>
                  <svg:desc>Sheet10.E18:Sheet10.E1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8 squidlets, 10100 bytes</text:p>
                <draw:g>
                  <svg:desc>Sheet10.E26:Sheet10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0.A1:Sheet10.A8</svg:desc>
                </draw:g>
              </table:table-cell>
              <table:table-cell office:value-type="float" office:value="0.01639488">
                <text:p>0.01639488</text:p>
                <draw:g>
                  <svg:desc>Sheet10.F1:Sheet10.F8</svg:desc>
                </draw:g>
              </table:table-cell>
              <table:table-cell office:value-type="float" office:value="1">
                <text:p>1</text:p>
                <draw:g>
                  <svg:desc>Sheet10.A10:Sheet10.A17</svg:desc>
                </draw:g>
              </table:table-cell>
              <table:table-cell office:value-type="float" office:value="0.02447479">
                <text:p>0.02447479</text:p>
                <draw:g>
                  <svg:desc>Sheet10.F10:Sheet10.F17</svg:desc>
                </draw:g>
              </table:table-cell>
              <table:table-cell office:value-type="float" office:value="1">
                <text:p>1</text:p>
                <draw:g>
                  <svg:desc>Sheet10.A18:Sheet10.A25</svg:desc>
                </draw:g>
              </table:table-cell>
              <table:table-cell office:value-type="float" office:value="0.02477278">
                <text:p>0.02477278</text:p>
                <draw:g>
                  <svg:desc>Sheet10.F18:Sheet10.F25</svg:desc>
                </draw:g>
              </table:table-cell>
              <table:table-cell office:value-type="float" office:value="1">
                <text:p>1</text:p>
                <draw:g>
                  <svg:desc>Sheet10.A26:Sheet10.A33</svg:desc>
                </draw:g>
              </table:table-cell>
              <table:table-cell office:value-type="float" office:value="2.91551752">
                <text:p>2.91551752</text:p>
                <draw:g>
                  <svg:desc>Sheet10.F26:Sheet10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176079">
                <text:p>0.03176079</text:p>
              </table:table-cell>
              <table:table-cell office:value-type="float" office:value="2">
                <text:p>2</text:p>
              </table:table-cell>
              <table:table-cell office:value-type="float" office:value="0.04070895">
                <text:p>0.04070895</text:p>
              </table:table-cell>
              <table:table-cell office:value-type="float" office:value="2">
                <text:p>2</text:p>
              </table:table-cell>
              <table:table-cell office:value-type="float" office:value="0.04087776">
                <text:p>0.04087776</text:p>
              </table:table-cell>
              <table:table-cell office:value-type="float" office:value="2">
                <text:p>2</text:p>
              </table:table-cell>
              <table:table-cell office:value-type="float" office:value="15.86213542">
                <text:p>15.862135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5987665">
                <text:p>0.05987665</text:p>
              </table:table-cell>
              <table:table-cell office:value-type="float" office:value="4">
                <text:p>4</text:p>
              </table:table-cell>
              <table:table-cell office:value-type="float" office:value="0.08200184">
                <text:p>0.08200184</text:p>
              </table:table-cell>
              <table:table-cell office:value-type="float" office:value="4">
                <text:p>4</text:p>
              </table:table-cell>
              <table:table-cell office:value-type="float" office:value="0.08185932">
                <text:p>0.08185932</text:p>
              </table:table-cell>
              <table:table-cell office:value-type="float" office:value="4">
                <text:p>4</text:p>
              </table:table-cell>
              <table:table-cell office:value-type="float" office:value="8.2293799">
                <text:p>8.22937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10815918">
                <text:p>0.10815918</text:p>
              </table:table-cell>
              <table:table-cell office:value-type="float" office:value="8">
                <text:p>8</text:p>
              </table:table-cell>
              <table:table-cell office:value-type="float" office:value="0.16049669">
                <text:p>0.16049669</text:p>
              </table:table-cell>
              <table:table-cell office:value-type="float" office:value="8">
                <text:p>8</text:p>
              </table:table-cell>
              <table:table-cell office:value-type="float" office:value="0.15979447">
                <text:p>0.15979447</text:p>
              </table:table-cell>
              <table:table-cell office:value-type="float" office:value="8">
                <text:p>8</text:p>
              </table:table-cell>
              <table:table-cell office:value-type="float" office:value="2.34175207">
                <text:p>2.341752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19064275">
                <text:p>0.19064275</text:p>
              </table:table-cell>
              <table:table-cell office:value-type="float" office:value="16">
                <text:p>16</text:p>
              </table:table-cell>
              <table:table-cell office:value-type="float" office:value="0.34925648">
                <text:p>0.34925648</text:p>
              </table:table-cell>
              <table:table-cell office:value-type="float" office:value="16">
                <text:p>16</text:p>
              </table:table-cell>
              <table:table-cell office:value-type="float" office:value="0.37443844">
                <text:p>0.37443844</text:p>
              </table:table-cell>
              <table:table-cell office:value-type="float" office:value="16">
                <text:p>16</text:p>
              </table:table-cell>
              <table:table-cell office:value-type="float" office:value="11.89437094">
                <text:p>11.894370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40540346">
                <text:p>0.40540346</text:p>
              </table:table-cell>
              <table:table-cell office:value-type="float" office:value="32">
                <text:p>32</text:p>
              </table:table-cell>
              <table:table-cell office:value-type="float" office:value="0.97071182">
                <text:p>0.97071182</text:p>
              </table:table-cell>
              <table:table-cell office:value-type="float" office:value="32">
                <text:p>32</text:p>
              </table:table-cell>
              <table:table-cell office:value-type="float" office:value="0.97300256">
                <text:p>0.97300256</text:p>
              </table:table-cell>
              <table:table-cell office:value-type="float" office:value="32">
                <text:p>32</text:p>
              </table:table-cell>
              <table:table-cell office:value-type="float" office:value="13.48591662">
                <text:p>13.485916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79051355">
                <text:p>0.79051355</text:p>
              </table:table-cell>
              <table:table-cell office:value-type="float" office:value="64">
                <text:p>64</text:p>
              </table:table-cell>
              <table:table-cell office:value-type="float" office:value="1.2400905">
                <text:p>1.2400905</text:p>
              </table:table-cell>
              <table:table-cell office:value-type="float" office:value="64">
                <text:p>64</text:p>
              </table:table-cell>
              <table:table-cell office:value-type="float" office:value="1.23295069">
                <text:p>1.23295069</text:p>
              </table:table-cell>
              <table:table-cell office:value-type="float" office:value="64">
                <text:p>64</text:p>
              </table:table-cell>
              <table:table-cell office:value-type="float" office:value="4.48542783">
                <text:p>4.485427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.569924">
                <text:p>1.569924</text:p>
              </table:table-cell>
              <table:table-cell office:value-type="float" office:value="128">
                <text:p>128</text:p>
              </table:table-cell>
              <table:table-cell office:value-type="float" office:value="2.70672036">
                <text:p>2.70672036</text:p>
              </table:table-cell>
              <table:table-cell office:value-type="float" office:value="128">
                <text:p>128</text:p>
              </table:table-cell>
              <table:table-cell office:value-type="float" office:value="2.78729443">
                <text:p>2.78729443</text:p>
              </table:table-cell>
              <table:table-cell office:value-type="float" office:value="128">
                <text:p>128</text:p>
              </table:table-cell>
              <table:table-cell office:value-type="float" office:value="7.74111325">
                <text:p>7.7411132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title svg:x="3.453cm" svg:y="0.407cm" chart:style-name="ch2">
          <text:p>sorting a set of 26k elements, squad on pc and 2 squidlets on one raspberry pi</text:p>
        </chart:title>
        <chart:legend chart:legend-position="end" svg:x="17.477cm" svg:y="5.741cm" style:legend-expansion="high" chart:style-name="ch3"/>
        <chart:plot-area chart:style-name="ch4" table:cell-range-address="Sheet2.A1:Sheet2.A8 Sheet2.E1:Sheet2.E1 Sheet2.F1:Sheet2.F8 Sheet2.E10:Sheet2.E10 Sheet2.F10:Sheet2.F33 Sheet2.E18:Sheet2.E18 Sheet2.E26:Sheet2.E26" chart:data-source-has-labels="row" svg:x="1.462cm" svg:y="1.457cm" svg:width="15.565cm" svg:height="10.865cm">
          <chartooo:coordinate-region svg:x="1.898cm" svg:y="1.657cm" svg:width="14.664cm" svg:height="10.018cm"/>
          <chart:axis chart:dimension="x" chart:name="primary-x" chart:style-name="ch5">
            <chart:title svg:x="8.697cm" svg:y="12.593cm" chart:style-name="ch6">
              <text:p>nb sort</text:p>
            </chart:title>
          </chart:axis>
          <chart:axis chart:dimension="y" chart:name="primary-y" chart:style-name="ch5">
            <chart:title svg:x="0.451cm" svg:y="7.475cm" chart:style-name="ch7">
              <text:p>time (s)</text:p>
            </chart:title>
            <chart:grid chart:style-name="ch8" chart:class="major"/>
          </chart:axis>
          <chart:series chart:style-name="ch9" chart:values-cell-range-address="Sheet2.F1:Sheet2.F8" chart:label-cell-address="Sheet2.E1:Sheet2.E1" chart:class="chart:scatter">
            <chart:domain table:cell-range-address="Sheet2.A1:Sheet2.A8"/>
            <chart:data-point chart:repeated="8"/>
          </chart:series>
          <chart:series chart:style-name="ch10" chart:values-cell-range-address="Sheet2.F10:Sheet2.F17" chart:label-cell-address="Sheet2.E10:Sheet2.E10" chart:class="chart:scatter">
            <chart:domain table:cell-range-address="Sheet2.A10:Sheet2.A17"/>
            <chart:data-point chart:repeated="8"/>
          </chart:series>
          <chart:series chart:style-name="ch11" chart:values-cell-range-address="Sheet2.F18:Sheet2.F25" chart:label-cell-address="Sheet2.E18:Sheet2.E18" chart:class="chart:scatter">
            <chart:domain table:cell-range-address="Sheet2.A18:Sheet2.A25"/>
            <chart:data-point chart:repeated="8"/>
          </chart:series>
          <chart:series chart:style-name="ch12" chart:values-cell-range-address="Sheet2.F26:Sheet2.F33" chart:label-cell-address="Sheet2.E26:Sheet2.E26" chart:class="chart:scatter">
            <chart:domain table:cell-range-address="Sheet2.A26:Sheet2.A33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2.E1:Sheet2.E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100 bytes</text:p>
                <draw:g>
                  <svg:desc>Sheet2.E10:Sheet2.E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200 bytes</text:p>
                <draw:g>
                  <svg:desc>Sheet2.E18:Sheet2.E1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10100 bytes</text:p>
                <draw:g>
                  <svg:desc>Sheet2.E26:Sheet2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A1:Sheet2.A8</svg:desc>
                </draw:g>
              </table:table-cell>
              <table:table-cell office:value-type="float" office:value="0.01617849">
                <text:p>0.01617849</text:p>
                <draw:g>
                  <svg:desc>Sheet2.F1:Sheet2.F8</svg:desc>
                </draw:g>
              </table:table-cell>
              <table:table-cell office:value-type="float" office:value="1">
                <text:p>1</text:p>
                <draw:g>
                  <svg:desc>Sheet2.A10:Sheet2.A17</svg:desc>
                </draw:g>
              </table:table-cell>
              <table:table-cell office:value-type="float" office:value="0.10049342">
                <text:p>0.10049342</text:p>
                <draw:g>
                  <svg:desc>Sheet2.F10:Sheet2.F17</svg:desc>
                </draw:g>
              </table:table-cell>
              <table:table-cell office:value-type="float" office:value="1">
                <text:p>1</text:p>
                <draw:g>
                  <svg:desc>Sheet2.A18:Sheet2.A25</svg:desc>
                </draw:g>
              </table:table-cell>
              <table:table-cell office:value-type="float" office:value="0.09947685">
                <text:p>0.09947685</text:p>
                <draw:g>
                  <svg:desc>Sheet2.F18:Sheet2.F25</svg:desc>
                </draw:g>
              </table:table-cell>
              <table:table-cell office:value-type="float" office:value="NaN">
                <text:p>NaN</text:p>
                <draw:g>
                  <svg:desc>Sheet2.A26:Sheet2.A33</svg:desc>
                </draw:g>
              </table:table-cell>
              <table:table-cell office:value-type="float" office:value="0">
                <text:p>0</text:p>
                <draw:g>
                  <svg:desc>Sheet2.F26:Sheet2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134955">
                <text:p>0.03134955</text:p>
              </table:table-cell>
              <table:table-cell office:value-type="float" office:value="2">
                <text:p>2</text:p>
              </table:table-cell>
              <table:table-cell office:value-type="float" office:value="0.16531369">
                <text:p>0.16531369</text:p>
              </table:table-cell>
              <table:table-cell office:value-type="float" office:value="2">
                <text:p>2</text:p>
              </table:table-cell>
              <table:table-cell office:value-type="float" office:value="0.16542154">
                <text:p>0.165421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5910472">
                <text:p>0.05910472</text:p>
              </table:table-cell>
              <table:table-cell office:value-type="float" office:value="4">
                <text:p>4</text:p>
              </table:table-cell>
              <table:table-cell office:value-type="float" office:value="0.32458904">
                <text:p>0.32458904</text:p>
              </table:table-cell>
              <table:table-cell office:value-type="float" office:value="4">
                <text:p>4</text:p>
              </table:table-cell>
              <table:table-cell office:value-type="float" office:value="0.3241178">
                <text:p>0.324117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10689167">
                <text:p>0.10689167</text:p>
              </table:table-cell>
              <table:table-cell office:value-type="float" office:value="8">
                <text:p>8</text:p>
              </table:table-cell>
              <table:table-cell office:value-type="float" office:value="0.6177205">
                <text:p>0.6177205</text:p>
              </table:table-cell>
              <table:table-cell office:value-type="float" office:value="8">
                <text:p>8</text:p>
              </table:table-cell>
              <table:table-cell office:value-type="float" office:value="0.6158117">
                <text:p>0.615811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18866991">
                <text:p>0.18866991</text:p>
              </table:table-cell>
              <table:table-cell office:value-type="float" office:value="16">
                <text:p>16</text:p>
              </table:table-cell>
              <table:table-cell office:value-type="float" office:value="1.10448007">
                <text:p>1.10448007</text:p>
              </table:table-cell>
              <table:table-cell office:value-type="float" office:value="16">
                <text:p>16</text:p>
              </table:table-cell>
              <table:table-cell office:value-type="float" office:value="1.10377796">
                <text:p>1.1037779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40560173">
                <text:p>0.40560173</text:p>
              </table:table-cell>
              <table:table-cell office:value-type="float" office:value="32">
                <text:p>32</text:p>
              </table:table-cell>
              <table:table-cell office:value-type="float" office:value="2.34586479">
                <text:p>2.34586479</text:p>
              </table:table-cell>
              <table:table-cell office:value-type="float" office:value="32">
                <text:p>32</text:p>
              </table:table-cell>
              <table:table-cell office:value-type="float" office:value="2.338287">
                <text:p>2.33828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78921042">
                <text:p>0.78921042</text:p>
              </table:table-cell>
              <table:table-cell office:value-type="float" office:value="64">
                <text:p>64</text:p>
              </table:table-cell>
              <table:table-cell office:value-type="float" office:value="4.58556625">
                <text:p>4.58556625</text:p>
              </table:table-cell>
              <table:table-cell office:value-type="float" office:value="64">
                <text:p>64</text:p>
              </table:table-cell>
              <table:table-cell office:value-type="float" office:value="4.588724">
                <text:p>4.58872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.57245695">
                <text:p>1.57245695</text:p>
              </table:table-cell>
              <table:table-cell office:value-type="float" office:value="128">
                <text:p>128</text:p>
              </table:table-cell>
              <table:table-cell office:value-type="float" office:value="9.12884">
                <text:p>9.12884</text:p>
              </table:table-cell>
              <table:table-cell office:value-type="float" office:value="128">
                <text:p>128</text:p>
              </table:table-cell>
              <table:table-cell office:value-type="float" office:value="9.1074795">
                <text:p>9.10747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title svg:x="5.147cm" svg:y="0.407cm" chart:style-name="ch2">
          <text:p>sorting a set of 26k elements, 2 squidlets on one raspberry pi</text:p>
        </chart:title>
        <chart:legend chart:legend-position="end" svg:x="17.477cm" svg:y="5.741cm" style:legend-expansion="high" chart:style-name="ch3"/>
        <chart:plot-area chart:style-name="ch4" table:cell-range-address="Sheet3.A1:Sheet3.A8 Sheet3.E1:Sheet3.E1 Sheet3.F1:Sheet3.F8 Sheet3.E10:Sheet3.E10 Sheet3.F10:Sheet3.F33 Sheet3.E18:Sheet3.E18 Sheet3.E26:Sheet3.E26" chart:data-source-has-labels="row" svg:x="1.462cm" svg:y="1.457cm" svg:width="15.565cm" svg:height="10.865cm">
          <chartooo:coordinate-region svg:x="1.898cm" svg:y="1.656cm" svg:width="14.664cm" svg:height="10.019cm"/>
          <chart:axis chart:dimension="x" chart:name="primary-x" chart:style-name="ch5">
            <chart:title svg:x="8.697cm" svg:y="12.593cm" chart:style-name="ch6">
              <text:p>nb sort</text:p>
            </chart:title>
          </chart:axis>
          <chart:axis chart:dimension="y" chart:name="primary-y" chart:style-name="ch5">
            <chart:title svg:x="0.451cm" svg:y="7.475cm" chart:style-name="ch7">
              <text:p>time (s)</text:p>
            </chart:title>
            <chart:grid chart:style-name="ch8" chart:class="major"/>
          </chart:axis>
          <chart:series chart:style-name="ch9" chart:values-cell-range-address="Sheet3.F1:Sheet3.F8" chart:label-cell-address="Sheet3.E1:Sheet3.E1" chart:class="chart:scatter">
            <chart:domain table:cell-range-address="Sheet3.A1:Sheet3.A8"/>
            <chart:data-point chart:repeated="8"/>
          </chart:series>
          <chart:series chart:style-name="ch10" chart:values-cell-range-address="Sheet3.F10:Sheet3.F17" chart:label-cell-address="Sheet3.E10:Sheet3.E10" chart:class="chart:scatter">
            <chart:domain table:cell-range-address="Sheet3.A10:Sheet3.A17"/>
            <chart:data-point chart:repeated="8"/>
          </chart:series>
          <chart:series chart:style-name="ch11" chart:values-cell-range-address="Sheet3.F18:Sheet3.F25" chart:label-cell-address="Sheet3.E18:Sheet3.E18" chart:class="chart:scatter">
            <chart:domain table:cell-range-address="Sheet3.A18:Sheet3.A25"/>
            <chart:data-point chart:repeated="8"/>
          </chart:series>
          <chart:series chart:style-name="ch12" chart:values-cell-range-address="Sheet3.F26:Sheet3.F33" chart:label-cell-address="Sheet3.E26:Sheet3.E26" chart:class="chart:scatter">
            <chart:domain table:cell-range-address="Sheet3.A26:Sheet3.A33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3.E1:Sheet3.E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100 bytes</text:p>
                <draw:g>
                  <svg:desc>Sheet3.E10:Sheet3.E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200 bytes</text:p>
                <draw:g>
                  <svg:desc>Sheet3.E18:Sheet3.E1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10100 bytes</text:p>
                <draw:g>
                  <svg:desc>Sheet3.E26:Sheet3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3.A1:Sheet3.A8</svg:desc>
                </draw:g>
              </table:table-cell>
              <table:table-cell office:value-type="float" office:value="0.16232069">
                <text:p>0.16232069</text:p>
                <draw:g>
                  <svg:desc>Sheet3.F1:Sheet3.F8</svg:desc>
                </draw:g>
              </table:table-cell>
              <table:table-cell office:value-type="float" office:value="1">
                <text:p>1</text:p>
                <draw:g>
                  <svg:desc>Sheet3.A10:Sheet3.A17</svg:desc>
                </draw:g>
              </table:table-cell>
              <table:table-cell office:value-type="float" office:value="0.10051052">
                <text:p>0.10051052</text:p>
                <draw:g>
                  <svg:desc>Sheet3.F10:Sheet3.F17</svg:desc>
                </draw:g>
              </table:table-cell>
              <table:table-cell office:value-type="float" office:value="1">
                <text:p>1</text:p>
                <draw:g>
                  <svg:desc>Sheet3.A18:Sheet3.A25</svg:desc>
                </draw:g>
              </table:table-cell>
              <table:table-cell office:value-type="float" office:value="0.1002492">
                <text:p>0.1002492</text:p>
                <draw:g>
                  <svg:desc>Sheet3.F18:Sheet3.F25</svg:desc>
                </draw:g>
              </table:table-cell>
              <table:table-cell office:value-type="float" office:value="1">
                <text:p>1</text:p>
                <draw:g>
                  <svg:desc>Sheet3.A26:Sheet3.A33</svg:desc>
                </draw:g>
              </table:table-cell>
              <table:table-cell office:value-type="float" office:value="0.0999817">
                <text:p>0.0999817</text:p>
                <draw:g>
                  <svg:desc>Sheet3.F26:Sheet3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1200772">
                <text:p>0.31200772</text:p>
              </table:table-cell>
              <table:table-cell office:value-type="float" office:value="2">
                <text:p>2</text:p>
              </table:table-cell>
              <table:table-cell office:value-type="float" office:value="0.16962562">
                <text:p>0.16962562</text:p>
              </table:table-cell>
              <table:table-cell office:value-type="float" office:value="2">
                <text:p>2</text:p>
              </table:table-cell>
              <table:table-cell office:value-type="float" office:value="0.1779595">
                <text:p>0.1779595</text:p>
              </table:table-cell>
              <table:table-cell office:value-type="float" office:value="2">
                <text:p>2</text:p>
              </table:table-cell>
              <table:table-cell office:value-type="float" office:value="0.17000353">
                <text:p>0.170003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589031">
                <text:p>0.589031</text:p>
              </table:table-cell>
              <table:table-cell office:value-type="float" office:value="4">
                <text:p>4</text:p>
              </table:table-cell>
              <table:table-cell office:value-type="float" office:value="0.32500484">
                <text:p>0.32500484</text:p>
              </table:table-cell>
              <table:table-cell office:value-type="float" office:value="4">
                <text:p>4</text:p>
              </table:table-cell>
              <table:table-cell office:value-type="float" office:value="0.325603">
                <text:p>0.325603</text:p>
              </table:table-cell>
              <table:table-cell office:value-type="float" office:value="4">
                <text:p>4</text:p>
              </table:table-cell>
              <table:table-cell office:value-type="float" office:value="0.32504781">
                <text:p>0.325047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069339">
                <text:p>1.069339</text:p>
              </table:table-cell>
              <table:table-cell office:value-type="float" office:value="8">
                <text:p>8</text:p>
              </table:table-cell>
              <table:table-cell office:value-type="float" office:value="0.6199105">
                <text:p>0.6199105</text:p>
              </table:table-cell>
              <table:table-cell office:value-type="float" office:value="8">
                <text:p>8</text:p>
              </table:table-cell>
              <table:table-cell office:value-type="float" office:value="0.62355556">
                <text:p>0.62355556</text:p>
              </table:table-cell>
              <table:table-cell office:value-type="float" office:value="8">
                <text:p>8</text:p>
              </table:table-cell>
              <table:table-cell office:value-type="float" office:value="0.62504794">
                <text:p>0.625047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89632025">
                <text:p>1.89632025</text:p>
              </table:table-cell>
              <table:table-cell office:value-type="float" office:value="16">
                <text:p>16</text:p>
              </table:table-cell>
              <table:table-cell office:value-type="float" office:value="1.11352725">
                <text:p>1.11352725</text:p>
              </table:table-cell>
              <table:table-cell office:value-type="float" office:value="16">
                <text:p>16</text:p>
              </table:table-cell>
              <table:table-cell office:value-type="float" office:value="1.11108688">
                <text:p>1.11108688</text:p>
              </table:table-cell>
              <table:table-cell office:value-type="float" office:value="16">
                <text:p>16</text:p>
              </table:table-cell>
              <table:table-cell office:value-type="float" office:value="1.11647012">
                <text:p>1.116470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4.0210185">
                <text:p>4.0210185</text:p>
              </table:table-cell>
              <table:table-cell office:value-type="float" office:value="32">
                <text:p>32</text:p>
              </table:table-cell>
              <table:table-cell office:value-type="float" office:value="2.37647525">
                <text:p>2.37647525</text:p>
              </table:table-cell>
              <table:table-cell office:value-type="float" office:value="32">
                <text:p>32</text:p>
              </table:table-cell>
              <table:table-cell office:value-type="float" office:value="2.363558">
                <text:p>2.363558</text:p>
              </table:table-cell>
              <table:table-cell office:value-type="float" office:value="32">
                <text:p>32</text:p>
              </table:table-cell>
              <table:table-cell office:value-type="float" office:value="2.37529375">
                <text:p>2.3752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7.8655015">
                <text:p>7.8655015</text:p>
              </table:table-cell>
              <table:table-cell office:value-type="float" office:value="64">
                <text:p>64</text:p>
              </table:table-cell>
              <table:table-cell office:value-type="float" office:value="4.617148">
                <text:p>4.617148</text:p>
              </table:table-cell>
              <table:table-cell office:value-type="float" office:value="64">
                <text:p>64</text:p>
              </table:table-cell>
              <table:table-cell office:value-type="float" office:value="4.640765">
                <text:p>4.640765</text:p>
              </table:table-cell>
              <table:table-cell office:value-type="float" office:value="64">
                <text:p>64</text:p>
              </table:table-cell>
              <table:table-cell office:value-type="float" office:value="4.657031">
                <text:p>4.6570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5.620037">
                <text:p>15.620037</text:p>
              </table:table-cell>
              <table:table-cell office:value-type="float" office:value="128">
                <text:p>128</text:p>
              </table:table-cell>
              <table:table-cell office:value-type="float" office:value="9.167138">
                <text:p>9.167138</text:p>
              </table:table-cell>
              <table:table-cell office:value-type="float" office:value="128">
                <text:p>128</text:p>
              </table:table-cell>
              <table:table-cell office:value-type="float" office:value="9.224772">
                <text:p>9.224772</text:p>
              </table:table-cell>
              <table:table-cell office:value-type="float" office:value="128">
                <text:p>128</text:p>
              </table:table-cell>
              <table:table-cell office:value-type="float" office:value="9.182747">
                <text:p>9.1827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title svg:x="3.573cm" svg:y="0.407cm" chart:style-name="ch2">
          <text:p>sorting a set of 26k elements, squad on pc and 1 squidlet on one raspberry pi</text:p>
        </chart:title>
        <chart:legend chart:legend-position="end" svg:x="17.662cm" svg:y="5.741cm" style:legend-expansion="high" chart:style-name="ch3"/>
        <chart:plot-area chart:style-name="ch4" table:cell-range-address="Sheet4.A1:Sheet4.A8 Sheet4.E1:Sheet4.E1 Sheet4.F1:Sheet4.F8 Sheet4.E10:Sheet4.E10 Sheet4.F10:Sheet4.F33 Sheet4.E18:Sheet4.E18 Sheet4.E26:Sheet4.E26" chart:data-source-has-labels="row" svg:x="1.462cm" svg:y="1.457cm" svg:width="15.75cm" svg:height="10.865cm">
          <chartooo:coordinate-region svg:x="1.898cm" svg:y="1.656cm" svg:width="14.849cm" svg:height="10.019cm"/>
          <chart:axis chart:dimension="x" chart:name="primary-x" chart:style-name="ch5">
            <chart:title svg:x="8.79cm" svg:y="12.593cm" chart:style-name="ch6">
              <text:p>nb sort</text:p>
            </chart:title>
          </chart:axis>
          <chart:axis chart:dimension="y" chart:name="primary-y" chart:style-name="ch5">
            <chart:title svg:x="0.451cm" svg:y="7.475cm" chart:style-name="ch7">
              <text:p>time (s)</text:p>
            </chart:title>
            <chart:grid chart:style-name="ch8" chart:class="major"/>
          </chart:axis>
          <chart:series chart:style-name="ch9" chart:values-cell-range-address="Sheet4.F1:Sheet4.F8" chart:label-cell-address="Sheet4.E1:Sheet4.E1" chart:class="chart:scatter">
            <chart:domain table:cell-range-address="Sheet4.A1:Sheet4.A8"/>
            <chart:data-point chart:repeated="8"/>
          </chart:series>
          <chart:series chart:style-name="ch10" chart:values-cell-range-address="Sheet4.F10:Sheet4.F17" chart:label-cell-address="Sheet4.E10:Sheet4.E10" chart:class="chart:scatter">
            <chart:domain table:cell-range-address="Sheet4.A10:Sheet4.A17"/>
            <chart:data-point chart:repeated="8"/>
          </chart:series>
          <chart:series chart:style-name="ch11" chart:values-cell-range-address="Sheet4.F18:Sheet4.F25" chart:label-cell-address="Sheet4.E18:Sheet4.E18" chart:class="chart:scatter">
            <chart:domain table:cell-range-address="Sheet4.A18:Sheet4.A25"/>
            <chart:data-point chart:repeated="8"/>
          </chart:series>
          <chart:series chart:style-name="ch12" chart:values-cell-range-address="Sheet4.F26:Sheet4.F33" chart:label-cell-address="Sheet4.E26:Sheet4.E26" chart:class="chart:scatter">
            <chart:domain table:cell-range-address="Sheet4.A26:Sheet4.A33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4.E1:Sheet4.E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 squidlet, 100 bytes</text:p>
                <draw:g>
                  <svg:desc>Sheet4.E10:Sheet4.E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 squidlet, 200 bytes</text:p>
                <draw:g>
                  <svg:desc>Sheet4.E18:Sheet4.E1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 squidlet, 10100 bytes</text:p>
                <draw:g>
                  <svg:desc>Sheet4.E26:Sheet4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4.A1:Sheet4.A8</svg:desc>
                </draw:g>
              </table:table-cell>
              <table:table-cell office:value-type="float" office:value="0.01617849">
                <text:p>0.01617849</text:p>
                <draw:g>
                  <svg:desc>Sheet4.F1:Sheet4.F8</svg:desc>
                </draw:g>
              </table:table-cell>
              <table:table-cell office:value-type="float" office:value="1">
                <text:p>1</text:p>
                <draw:g>
                  <svg:desc>Sheet4.A10:Sheet4.A17</svg:desc>
                </draw:g>
              </table:table-cell>
              <table:table-cell office:value-type="float" office:value="0.19034119">
                <text:p>0.19034119</text:p>
                <draw:g>
                  <svg:desc>Sheet4.F10:Sheet4.F17</svg:desc>
                </draw:g>
              </table:table-cell>
              <table:table-cell office:value-type="float" office:value="1">
                <text:p>1</text:p>
                <draw:g>
                  <svg:desc>Sheet4.A18:Sheet4.A25</svg:desc>
                </draw:g>
              </table:table-cell>
              <table:table-cell office:value-type="float" office:value="0.19001434">
                <text:p>0.19001434</text:p>
                <draw:g>
                  <svg:desc>Sheet4.F18:Sheet4.F25</svg:desc>
                </draw:g>
              </table:table-cell>
              <table:table-cell office:value-type="float" office:value="NaN">
                <text:p>NaN</text:p>
                <draw:g>
                  <svg:desc>Sheet4.A26:Sheet4.A33</svg:desc>
                </draw:g>
              </table:table-cell>
              <table:table-cell office:value-type="float" office:value="0">
                <text:p>0</text:p>
                <draw:g>
                  <svg:desc>Sheet4.F26:Sheet4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134955">
                <text:p>0.03134955</text:p>
              </table:table-cell>
              <table:table-cell office:value-type="float" office:value="2">
                <text:p>2</text:p>
              </table:table-cell>
              <table:table-cell office:value-type="float" office:value="0.32748366">
                <text:p>0.32748366</text:p>
              </table:table-cell>
              <table:table-cell office:value-type="float" office:value="2">
                <text:p>2</text:p>
              </table:table-cell>
              <table:table-cell office:value-type="float" office:value="0.33004626">
                <text:p>0.3300462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5910472">
                <text:p>0.05910472</text:p>
              </table:table-cell>
              <table:table-cell office:value-type="float" office:value="4">
                <text:p>4</text:p>
              </table:table-cell>
              <table:table-cell office:value-type="float" office:value="0.6031921">
                <text:p>0.6031921</text:p>
              </table:table-cell>
              <table:table-cell office:value-type="float" office:value="4">
                <text:p>4</text:p>
              </table:table-cell>
              <table:table-cell office:value-type="float" office:value="0.607995">
                <text:p>0.6079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10689167">
                <text:p>0.10689167</text:p>
              </table:table-cell>
              <table:table-cell office:value-type="float" office:value="8">
                <text:p>8</text:p>
              </table:table-cell>
              <table:table-cell office:value-type="float" office:value="1.098445">
                <text:p>1.098445</text:p>
              </table:table-cell>
              <table:table-cell office:value-type="float" office:value="8">
                <text:p>8</text:p>
              </table:table-cell>
              <table:table-cell office:value-type="float" office:value="1.11017822">
                <text:p>1.1101782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18866991">
                <text:p>0.18866991</text:p>
              </table:table-cell>
              <table:table-cell office:value-type="float" office:value="16">
                <text:p>16</text:p>
              </table:table-cell>
              <table:table-cell office:value-type="float" office:value="1.94251144">
                <text:p>1.94251144</text:p>
              </table:table-cell>
              <table:table-cell office:value-type="float" office:value="16">
                <text:p>16</text:p>
              </table:table-cell>
              <table:table-cell office:value-type="float" office:value="1.93782888">
                <text:p>1.9378288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40560173">
                <text:p>0.40560173</text:p>
              </table:table-cell>
              <table:table-cell office:value-type="float" office:value="32">
                <text:p>32</text:p>
              </table:table-cell>
              <table:table-cell office:value-type="float" office:value="4.10722538">
                <text:p>4.10722538</text:p>
              </table:table-cell>
              <table:table-cell office:value-type="float" office:value="32">
                <text:p>32</text:p>
              </table:table-cell>
              <table:table-cell office:value-type="float" office:value="4.04505525">
                <text:p>4.045055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78921042">
                <text:p>0.78921042</text:p>
              </table:table-cell>
              <table:table-cell office:value-type="float" office:value="64">
                <text:p>64</text:p>
              </table:table-cell>
              <table:table-cell office:value-type="float" office:value="7.9276435">
                <text:p>7.9276435</text:p>
              </table:table-cell>
              <table:table-cell office:value-type="float" office:value="64">
                <text:p>64</text:p>
              </table:table-cell>
              <table:table-cell office:value-type="float" office:value="7.8761495">
                <text:p>7.87614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.57245695">
                <text:p>1.57245695</text:p>
              </table:table-cell>
              <table:table-cell office:value-type="float" office:value="128">
                <text:p>128</text:p>
              </table:table-cell>
              <table:table-cell office:value-type="float" office:value="15.7519975">
                <text:p>15.7519975</text:p>
              </table:table-cell>
              <table:table-cell office:value-type="float" office:value="128">
                <text:p>128</text:p>
              </table:table-cell>
              <table:table-cell office:value-type="float" office:value="15.610319">
                <text:p>15.61031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title svg:x="4.313cm" svg:y="0.407cm" chart:style-name="ch2">
          <text:p>sorting a set of 26k elements, 2 squidlets on one raspberry pi with fan</text:p>
        </chart:title>
        <chart:legend chart:legend-position="end" svg:x="17.477cm" svg:y="5.741cm" style:legend-expansion="high" chart:style-name="ch3"/>
        <chart:plot-area chart:style-name="ch4" table:cell-range-address="Sheet5.A1:Sheet5.A8 Sheet5.E1:Sheet5.E1 Sheet5.F1:Sheet5.F8 Sheet5.E10:Sheet5.E10 Sheet5.F10:Sheet5.F33 Sheet5.E18:Sheet5.E18 Sheet5.E26:Sheet5.E26" chart:data-source-has-labels="row" svg:x="1.462cm" svg:y="1.457cm" svg:width="15.565cm" svg:height="10.865cm">
          <chartooo:coordinate-region svg:x="1.898cm" svg:y="1.656cm" svg:width="14.664cm" svg:height="10.019cm"/>
          <chart:axis chart:dimension="x" chart:name="primary-x" chart:style-name="ch5">
            <chart:title svg:x="8.697cm" svg:y="12.593cm" chart:style-name="ch6">
              <text:p>nb sort</text:p>
            </chart:title>
          </chart:axis>
          <chart:axis chart:dimension="y" chart:name="primary-y" chart:style-name="ch5">
            <chart:title svg:x="0.451cm" svg:y="7.475cm" chart:style-name="ch7">
              <text:p>time (s)</text:p>
            </chart:title>
            <chart:grid chart:style-name="ch8" chart:class="major"/>
          </chart:axis>
          <chart:series chart:style-name="ch9" chart:values-cell-range-address="Sheet5.F1:Sheet5.F8" chart:label-cell-address="Sheet5.E1:Sheet5.E1" chart:class="chart:scatter">
            <chart:domain table:cell-range-address="Sheet5.A1:Sheet5.A8"/>
            <chart:data-point chart:repeated="8"/>
          </chart:series>
          <chart:series chart:style-name="ch10" chart:values-cell-range-address="Sheet5.F10:Sheet5.F17" chart:label-cell-address="Sheet5.E10:Sheet5.E10" chart:class="chart:scatter">
            <chart:domain table:cell-range-address="Sheet5.A10:Sheet5.A17"/>
            <chart:data-point chart:repeated="8"/>
          </chart:series>
          <chart:series chart:style-name="ch11" chart:values-cell-range-address="Sheet5.F18:Sheet5.F25" chart:label-cell-address="Sheet5.E18:Sheet5.E18" chart:class="chart:scatter">
            <chart:domain table:cell-range-address="Sheet5.A18:Sheet5.A25"/>
            <chart:data-point chart:repeated="8"/>
          </chart:series>
          <chart:series chart:style-name="ch12" chart:values-cell-range-address="Sheet5.F26:Sheet5.F33" chart:label-cell-address="Sheet5.E26:Sheet5.E26" chart:class="chart:scatter">
            <chart:domain table:cell-range-address="Sheet5.A26:Sheet5.A33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5.E1:Sheet5.E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100 bytes</text:p>
                <draw:g>
                  <svg:desc>Sheet5.E10:Sheet5.E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200 bytes</text:p>
                <draw:g>
                  <svg:desc>Sheet5.E18:Sheet5.E1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10100 bytes</text:p>
                <draw:g>
                  <svg:desc>Sheet5.E26:Sheet5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5.A1:Sheet5.A8</svg:desc>
                </draw:g>
              </table:table-cell>
              <table:table-cell office:value-type="float" office:value="0.16445344">
                <text:p>0.16445344</text:p>
                <draw:g>
                  <svg:desc>Sheet5.F1:Sheet5.F8</svg:desc>
                </draw:g>
              </table:table-cell>
              <table:table-cell office:value-type="float" office:value="1">
                <text:p>1</text:p>
                <draw:g>
                  <svg:desc>Sheet5.A10:Sheet5.A17</svg:desc>
                </draw:g>
              </table:table-cell>
              <table:table-cell office:value-type="float" office:value="0.10010037">
                <text:p>0.10010037</text:p>
                <draw:g>
                  <svg:desc>Sheet5.F10:Sheet5.F17</svg:desc>
                </draw:g>
              </table:table-cell>
              <table:table-cell office:value-type="float" office:value="1">
                <text:p>1</text:p>
                <draw:g>
                  <svg:desc>Sheet5.A18:Sheet5.A25</svg:desc>
                </draw:g>
              </table:table-cell>
              <table:table-cell office:value-type="float" office:value="0.10038307">
                <text:p>0.10038307</text:p>
                <draw:g>
                  <svg:desc>Sheet5.F18:Sheet5.F25</svg:desc>
                </draw:g>
              </table:table-cell>
              <table:table-cell office:value-type="float" office:value="1">
                <text:p>1</text:p>
                <draw:g>
                  <svg:desc>Sheet5.A26:Sheet5.A33</svg:desc>
                </draw:g>
              </table:table-cell>
              <table:table-cell office:value-type="float" office:value="0.10021773">
                <text:p>0.10021773</text:p>
                <draw:g>
                  <svg:desc>Sheet5.F26:Sheet5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1712097">
                <text:p>0.31712097</text:p>
              </table:table-cell>
              <table:table-cell office:value-type="float" office:value="2">
                <text:p>2</text:p>
              </table:table-cell>
              <table:table-cell office:value-type="float" office:value="0.17006409">
                <text:p>0.17006409</text:p>
              </table:table-cell>
              <table:table-cell office:value-type="float" office:value="2">
                <text:p>2</text:p>
              </table:table-cell>
              <table:table-cell office:value-type="float" office:value="0.16706017">
                <text:p>0.16706017</text:p>
              </table:table-cell>
              <table:table-cell office:value-type="float" office:value="2">
                <text:p>2</text:p>
              </table:table-cell>
              <table:table-cell office:value-type="float" office:value="0.1703998">
                <text:p>0.1703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59713606">
                <text:p>0.59713606</text:p>
              </table:table-cell>
              <table:table-cell office:value-type="float" office:value="4">
                <text:p>4</text:p>
              </table:table-cell>
              <table:table-cell office:value-type="float" office:value="0.32601591">
                <text:p>0.32601591</text:p>
              </table:table-cell>
              <table:table-cell office:value-type="float" office:value="4">
                <text:p>4</text:p>
              </table:table-cell>
              <table:table-cell office:value-type="float" office:value="0.34244628">
                <text:p>0.34244628</text:p>
              </table:table-cell>
              <table:table-cell office:value-type="float" office:value="4">
                <text:p>4</text:p>
              </table:table-cell>
              <table:table-cell office:value-type="float" office:value="0.32548044">
                <text:p>0.325480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08121638">
                <text:p>1.08121638</text:p>
              </table:table-cell>
              <table:table-cell office:value-type="float" office:value="8">
                <text:p>8</text:p>
              </table:table-cell>
              <table:table-cell office:value-type="float" office:value="0.62085906">
                <text:p>0.62085906</text:p>
              </table:table-cell>
              <table:table-cell office:value-type="float" office:value="8">
                <text:p>8</text:p>
              </table:table-cell>
              <table:table-cell office:value-type="float" office:value="0.65195194">
                <text:p>0.65195194</text:p>
              </table:table-cell>
              <table:table-cell office:value-type="float" office:value="8">
                <text:p>8</text:p>
              </table:table-cell>
              <table:table-cell office:value-type="float" office:value="0.62085788">
                <text:p>0.620857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91568025">
                <text:p>1.91568025</text:p>
              </table:table-cell>
              <table:table-cell office:value-type="float" office:value="16">
                <text:p>16</text:p>
              </table:table-cell>
              <table:table-cell office:value-type="float" office:value="1.11565475">
                <text:p>1.11565475</text:p>
              </table:table-cell>
              <table:table-cell office:value-type="float" office:value="16">
                <text:p>16</text:p>
              </table:table-cell>
              <table:table-cell office:value-type="float" office:value="1.11570238">
                <text:p>1.11570238</text:p>
              </table:table-cell>
              <table:table-cell office:value-type="float" office:value="16">
                <text:p>16</text:p>
              </table:table-cell>
              <table:table-cell office:value-type="float" office:value="1.11407712">
                <text:p>1.114077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4.06830825">
                <text:p>4.06830825</text:p>
              </table:table-cell>
              <table:table-cell office:value-type="float" office:value="32">
                <text:p>32</text:p>
              </table:table-cell>
              <table:table-cell office:value-type="float" office:value="2.37185875">
                <text:p>2.37185875</text:p>
              </table:table-cell>
              <table:table-cell office:value-type="float" office:value="32">
                <text:p>32</text:p>
              </table:table-cell>
              <table:table-cell office:value-type="float" office:value="2.36740075">
                <text:p>2.36740075</text:p>
              </table:table-cell>
              <table:table-cell office:value-type="float" office:value="32">
                <text:p>32</text:p>
              </table:table-cell>
              <table:table-cell office:value-type="float" office:value="2.35555625">
                <text:p>2.35555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7.9484115">
                <text:p>7.9484115</text:p>
              </table:table-cell>
              <table:table-cell office:value-type="float" office:value="64">
                <text:p>64</text:p>
              </table:table-cell>
              <table:table-cell office:value-type="float" office:value="4.6246945">
                <text:p>4.6246945</text:p>
              </table:table-cell>
              <table:table-cell office:value-type="float" office:value="64">
                <text:p>64</text:p>
              </table:table-cell>
              <table:table-cell office:value-type="float" office:value="4.633978">
                <text:p>4.633978</text:p>
              </table:table-cell>
              <table:table-cell office:value-type="float" office:value="64">
                <text:p>64</text:p>
              </table:table-cell>
              <table:table-cell office:value-type="float" office:value="4.604596">
                <text:p>4.6045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5.784">
                <text:p>15.784</text:p>
              </table:table-cell>
              <table:table-cell office:value-type="float" office:value="128">
                <text:p>128</text:p>
              </table:table-cell>
              <table:table-cell office:value-type="float" office:value="9.151577">
                <text:p>9.151577</text:p>
              </table:table-cell>
              <table:table-cell office:value-type="float" office:value="128">
                <text:p>128</text:p>
              </table:table-cell>
              <table:table-cell office:value-type="float" office:value="9.206047">
                <text:p>9.206047</text:p>
              </table:table-cell>
              <table:table-cell office:value-type="float" office:value="128">
                <text:p>128</text:p>
              </table:table-cell>
              <table:table-cell office:value-type="float" office:value="9.149492">
                <text:p>9.14949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title svg:x="4.313cm" svg:y="0.407cm" chart:style-name="ch2">
          <text:p>sorting a set of 26k elements, 4 squidlets on one raspberry pi with fan</text:p>
        </chart:title>
        <chart:legend chart:legend-position="end" svg:x="17.477cm" svg:y="5.741cm" style:legend-expansion="high" chart:style-name="ch3"/>
        <chart:plot-area chart:style-name="ch4" table:cell-range-address="Sheet6.A1:Sheet6.A8 Sheet6.E1:Sheet6.E1 Sheet6.F1:Sheet6.F8 Sheet6.E10:Sheet6.E10 Sheet6.F10:Sheet6.F33 Sheet6.E18:Sheet6.E18 Sheet6.E26:Sheet6.E26" chart:data-source-has-labels="row" svg:x="1.462cm" svg:y="1.457cm" svg:width="15.565cm" svg:height="10.865cm">
          <chartooo:coordinate-region svg:x="1.898cm" svg:y="1.656cm" svg:width="14.664cm" svg:height="10.019cm"/>
          <chart:axis chart:dimension="x" chart:name="primary-x" chart:style-name="ch5">
            <chart:title svg:x="8.697cm" svg:y="12.593cm" chart:style-name="ch6">
              <text:p>nb sort</text:p>
            </chart:title>
          </chart:axis>
          <chart:axis chart:dimension="y" chart:name="primary-y" chart:style-name="ch5">
            <chart:title svg:x="0.451cm" svg:y="7.475cm" chart:style-name="ch7">
              <text:p>time (s)</text:p>
            </chart:title>
            <chart:grid chart:style-name="ch8" chart:class="major"/>
          </chart:axis>
          <chart:series chart:style-name="ch9" chart:values-cell-range-address="Sheet6.F1:Sheet6.F8" chart:label-cell-address="Sheet6.E1:Sheet6.E1" chart:class="chart:scatter">
            <chart:domain table:cell-range-address="Sheet6.A1:Sheet6.A8"/>
            <chart:data-point chart:repeated="8"/>
          </chart:series>
          <chart:series chart:style-name="ch10" chart:values-cell-range-address="Sheet6.F10:Sheet6.F17" chart:label-cell-address="Sheet6.E10:Sheet6.E10" chart:class="chart:scatter">
            <chart:domain table:cell-range-address="Sheet6.A10:Sheet6.A17"/>
            <chart:data-point chart:repeated="8"/>
          </chart:series>
          <chart:series chart:style-name="ch11" chart:values-cell-range-address="Sheet6.F18:Sheet6.F25" chart:label-cell-address="Sheet6.E18:Sheet6.E18" chart:class="chart:scatter">
            <chart:domain table:cell-range-address="Sheet6.A18:Sheet6.A25"/>
            <chart:data-point chart:repeated="8"/>
          </chart:series>
          <chart:series chart:style-name="ch12" chart:values-cell-range-address="Sheet6.F26:Sheet6.F33" chart:label-cell-address="Sheet6.E26:Sheet6.E26" chart:class="chart:scatter">
            <chart:domain table:cell-range-address="Sheet6.A26:Sheet6.A33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6.E1:Sheet6.E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 squidlets, 100 bytes</text:p>
                <draw:g>
                  <svg:desc>Sheet6.E10:Sheet6.E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 squidlets, 200 bytes</text:p>
                <draw:g>
                  <svg:desc>Sheet6.E18:Sheet6.E1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 squidlets, 10100 bytes</text:p>
                <draw:g>
                  <svg:desc>Sheet6.E26:Sheet6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6.A1:Sheet6.A8</svg:desc>
                </draw:g>
              </table:table-cell>
              <table:table-cell office:value-type="float" office:value="0.16445344">
                <text:p>0.16445344</text:p>
                <draw:g>
                  <svg:desc>Sheet6.F1:Sheet6.F8</svg:desc>
                </draw:g>
              </table:table-cell>
              <table:table-cell office:value-type="float" office:value="1">
                <text:p>1</text:p>
                <draw:g>
                  <svg:desc>Sheet6.A10:Sheet6.A17</svg:desc>
                </draw:g>
              </table:table-cell>
              <table:table-cell office:value-type="float" office:value="0.05057838">
                <text:p>0.05057838</text:p>
                <draw:g>
                  <svg:desc>Sheet6.F10:Sheet6.F17</svg:desc>
                </draw:g>
              </table:table-cell>
              <table:table-cell office:value-type="float" office:value="1">
                <text:p>1</text:p>
                <draw:g>
                  <svg:desc>Sheet6.A18:Sheet6.A25</svg:desc>
                </draw:g>
              </table:table-cell>
              <table:table-cell office:value-type="float" office:value="0.0503871">
                <text:p>0.0503871</text:p>
                <draw:g>
                  <svg:desc>Sheet6.F18:Sheet6.F25</svg:desc>
                </draw:g>
              </table:table-cell>
              <table:table-cell office:value-type="float" office:value="1">
                <text:p>1</text:p>
                <draw:g>
                  <svg:desc>Sheet6.A26:Sheet6.A33</svg:desc>
                </draw:g>
              </table:table-cell>
              <table:table-cell office:value-type="float" office:value="0.05074211">
                <text:p>0.05074211</text:p>
                <draw:g>
                  <svg:desc>Sheet6.F26:Sheet6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1712097">
                <text:p>0.31712097</text:p>
              </table:table-cell>
              <table:table-cell office:value-type="float" office:value="2">
                <text:p>2</text:p>
              </table:table-cell>
              <table:table-cell office:value-type="float" office:value="0.08800591">
                <text:p>0.08800591</text:p>
              </table:table-cell>
              <table:table-cell office:value-type="float" office:value="2">
                <text:p>2</text:p>
              </table:table-cell>
              <table:table-cell office:value-type="float" office:value="0.09258298">
                <text:p>0.09258298</text:p>
              </table:table-cell>
              <table:table-cell office:value-type="float" office:value="2">
                <text:p>2</text:p>
              </table:table-cell>
              <table:table-cell office:value-type="float" office:value="0.09278238">
                <text:p>0.092782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59713606">
                <text:p>0.59713606</text:p>
              </table:table-cell>
              <table:table-cell office:value-type="float" office:value="4">
                <text:p>4</text:p>
              </table:table-cell>
              <table:table-cell office:value-type="float" office:value="0.1758608">
                <text:p>0.1758608</text:p>
              </table:table-cell>
              <table:table-cell office:value-type="float" office:value="4">
                <text:p>4</text:p>
              </table:table-cell>
              <table:table-cell office:value-type="float" office:value="0.17570314">
                <text:p>0.17570314</text:p>
              </table:table-cell>
              <table:table-cell office:value-type="float" office:value="4">
                <text:p>4</text:p>
              </table:table-cell>
              <table:table-cell office:value-type="float" office:value="0.17571352">
                <text:p>0.175713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08121638">
                <text:p>1.08121638</text:p>
              </table:table-cell>
              <table:table-cell office:value-type="float" office:value="8">
                <text:p>8</text:p>
              </table:table-cell>
              <table:table-cell office:value-type="float" office:value="0.35069388">
                <text:p>0.35069388</text:p>
              </table:table-cell>
              <table:table-cell office:value-type="float" office:value="8">
                <text:p>8</text:p>
              </table:table-cell>
              <table:table-cell office:value-type="float" office:value="0.34295397">
                <text:p>0.34295397</text:p>
              </table:table-cell>
              <table:table-cell office:value-type="float" office:value="8">
                <text:p>8</text:p>
              </table:table-cell>
              <table:table-cell office:value-type="float" office:value="0.35131306">
                <text:p>0.351313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91568025">
                <text:p>1.91568025</text:p>
              </table:table-cell>
              <table:table-cell office:value-type="float" office:value="16">
                <text:p>16</text:p>
              </table:table-cell>
              <table:table-cell office:value-type="float" office:value="1.0519465">
                <text:p>1.0519465</text:p>
              </table:table-cell>
              <table:table-cell office:value-type="float" office:value="16">
                <text:p>16</text:p>
              </table:table-cell>
              <table:table-cell office:value-type="float" office:value="1.04507506">
                <text:p>1.04507506</text:p>
              </table:table-cell>
              <table:table-cell office:value-type="float" office:value="16">
                <text:p>16</text:p>
              </table:table-cell>
              <table:table-cell office:value-type="float" office:value="1.05540638">
                <text:p>1.055406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4.06830825">
                <text:p>4.06830825</text:p>
              </table:table-cell>
              <table:table-cell office:value-type="float" office:value="32">
                <text:p>32</text:p>
              </table:table-cell>
              <table:table-cell office:value-type="float" office:value="1.34596588">
                <text:p>1.34596588</text:p>
              </table:table-cell>
              <table:table-cell office:value-type="float" office:value="32">
                <text:p>32</text:p>
              </table:table-cell>
              <table:table-cell office:value-type="float" office:value="1.33884925">
                <text:p>1.33884925</text:p>
              </table:table-cell>
              <table:table-cell office:value-type="float" office:value="32">
                <text:p>32</text:p>
              </table:table-cell>
              <table:table-cell office:value-type="float" office:value="1.33589038">
                <text:p>1.335890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7.9484115">
                <text:p>7.9484115</text:p>
              </table:table-cell>
              <table:table-cell office:value-type="float" office:value="64">
                <text:p>64</text:p>
              </table:table-cell>
              <table:table-cell office:value-type="float" office:value="3.028516">
                <text:p>3.028516</text:p>
              </table:table-cell>
              <table:table-cell office:value-type="float" office:value="64">
                <text:p>64</text:p>
              </table:table-cell>
              <table:table-cell office:value-type="float" office:value="2.61943775">
                <text:p>2.61943775</text:p>
              </table:table-cell>
              <table:table-cell office:value-type="float" office:value="64">
                <text:p>64</text:p>
              </table:table-cell>
              <table:table-cell office:value-type="float" office:value="3.0118175">
                <text:p>3.01181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5.784">
                <text:p>15.784</text:p>
              </table:table-cell>
              <table:table-cell office:value-type="float" office:value="128">
                <text:p>128</text:p>
              </table:table-cell>
              <table:table-cell office:value-type="float" office:value="6.5360655">
                <text:p>6.5360655</text:p>
              </table:table-cell>
              <table:table-cell office:value-type="float" office:value="128">
                <text:p>128</text:p>
              </table:table-cell>
              <table:table-cell office:value-type="float" office:value="6.5363695">
                <text:p>6.5363695</text:p>
              </table:table-cell>
              <table:table-cell office:value-type="float" office:value="128">
                <text:p>128</text:p>
              </table:table-cell>
              <table:table-cell office:value-type="float" office:value="5.271464">
                <text:p>5.27146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title svg:x="2.011cm" svg:y="0.407cm" chart:style-name="ch2">
          <text:p>sorting a set of 26k elements, 4 squidlets on one raspberry pi with fan, overclocking at 1.35G</text:p>
        </chart:title>
        <chart:legend chart:legend-position="end" svg:x="17.477cm" svg:y="5.741cm" style:legend-expansion="high" chart:style-name="ch3"/>
        <chart:plot-area chart:style-name="ch4" table:cell-range-address="Sheet7.A1:Sheet7.A8 Sheet7.E1:Sheet7.E1 Sheet7.F1:Sheet7.F8 Sheet7.E10:Sheet7.E10 Sheet7.F10:Sheet7.F33 Sheet7.E18:Sheet7.E18 Sheet7.E26:Sheet7.E26" chart:data-source-has-labels="row" svg:x="1.462cm" svg:y="1.457cm" svg:width="15.565cm" svg:height="10.865cm">
          <chartooo:coordinate-region svg:x="1.898cm" svg:y="1.656cm" svg:width="14.664cm" svg:height="10.019cm"/>
          <chart:axis chart:dimension="x" chart:name="primary-x" chart:style-name="ch5">
            <chart:title svg:x="8.697cm" svg:y="12.593cm" chart:style-name="ch6">
              <text:p>nb sort</text:p>
            </chart:title>
          </chart:axis>
          <chart:axis chart:dimension="y" chart:name="primary-y" chart:style-name="ch7">
            <chart:title svg:x="0.451cm" svg:y="7.475cm" chart:style-name="ch8">
              <text:p>time (s)</text:p>
            </chart:title>
            <chart:grid chart:style-name="ch9" chart:class="major"/>
          </chart:axis>
          <chart:series chart:style-name="ch10" chart:values-cell-range-address="Sheet7.F1:Sheet7.F8" chart:label-cell-address="Sheet7.E1:Sheet7.E1" chart:class="chart:scatter">
            <chart:domain table:cell-range-address="Sheet7.A1:Sheet7.A8"/>
            <chart:data-point chart:repeated="8"/>
          </chart:series>
          <chart:series chart:style-name="ch11" chart:values-cell-range-address="Sheet7.F10:Sheet7.F17" chart:label-cell-address="Sheet7.E10:Sheet7.E10" chart:class="chart:scatter">
            <chart:domain table:cell-range-address="Sheet7.A10:Sheet7.A17"/>
            <chart:data-point chart:repeated="8"/>
          </chart:series>
          <chart:series chart:style-name="ch12" chart:values-cell-range-address="Sheet7.F18:Sheet7.F25" chart:label-cell-address="Sheet7.E18:Sheet7.E18" chart:class="chart:scatter">
            <chart:domain table:cell-range-address="Sheet7.A18:Sheet7.A25"/>
            <chart:data-point chart:repeated="8"/>
          </chart:series>
          <chart:series chart:style-name="ch13" chart:values-cell-range-address="Sheet7.F26:Sheet7.F33" chart:label-cell-address="Sheet7.E26:Sheet7.E26" chart:class="chart:scatter">
            <chart:domain table:cell-range-address="Sheet7.A26:Sheet7.A33"/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7.E1:Sheet7.E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 squidlets, 100 bytes</text:p>
                <draw:g>
                  <svg:desc>Sheet7.E10:Sheet7.E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 squidlets, 200 bytes</text:p>
                <draw:g>
                  <svg:desc>Sheet7.E18:Sheet7.E1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 squidlets, 10100 bytes</text:p>
                <draw:g>
                  <svg:desc>Sheet7.E26:Sheet7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7.A1:Sheet7.A8</svg:desc>
                </draw:g>
              </table:table-cell>
              <table:table-cell office:value-type="float" office:value="0.1460072">
                <text:p>0.1460072</text:p>
                <draw:g>
                  <svg:desc>Sheet7.F1:Sheet7.F8</svg:desc>
                </draw:g>
              </table:table-cell>
              <table:table-cell office:value-type="float" office:value="1">
                <text:p>1</text:p>
                <draw:g>
                  <svg:desc>Sheet7.A10:Sheet7.A17</svg:desc>
                </draw:g>
              </table:table-cell>
              <table:table-cell office:value-type="float" office:value="0.04763059">
                <text:p>0.04763059</text:p>
                <draw:g>
                  <svg:desc>Sheet7.F10:Sheet7.F17</svg:desc>
                </draw:g>
              </table:table-cell>
              <table:table-cell office:value-type="float" office:value="1">
                <text:p>1</text:p>
                <draw:g>
                  <svg:desc>Sheet7.A18:Sheet7.A25</svg:desc>
                </draw:g>
              </table:table-cell>
              <table:table-cell office:value-type="float" office:value="0.04771125">
                <text:p>0.04771125</text:p>
                <draw:g>
                  <svg:desc>Sheet7.F18:Sheet7.F25</svg:desc>
                </draw:g>
              </table:table-cell>
              <table:table-cell office:value-type="float" office:value="1">
                <text:p>1</text:p>
                <draw:g>
                  <svg:desc>Sheet7.A26:Sheet7.A33</svg:desc>
                </draw:g>
              </table:table-cell>
              <table:table-cell office:value-type="float" office:value="0.04754857">
                <text:p>0.04754857</text:p>
                <draw:g>
                  <svg:desc>Sheet7.F26:Sheet7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81559">
                <text:p>0.281559</text:p>
              </table:table-cell>
              <table:table-cell office:value-type="float" office:value="2">
                <text:p>2</text:p>
              </table:table-cell>
              <table:table-cell office:value-type="float" office:value="0.08021995">
                <text:p>0.08021995</text:p>
              </table:table-cell>
              <table:table-cell office:value-type="float" office:value="2">
                <text:p>2</text:p>
              </table:table-cell>
              <table:table-cell office:value-type="float" office:value="0.08008209">
                <text:p>0.08008209</text:p>
              </table:table-cell>
              <table:table-cell office:value-type="float" office:value="2">
                <text:p>2</text:p>
              </table:table-cell>
              <table:table-cell office:value-type="float" office:value="0.08053129">
                <text:p>0.080531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53068331">
                <text:p>0.53068331</text:p>
              </table:table-cell>
              <table:table-cell office:value-type="float" office:value="4">
                <text:p>4</text:p>
              </table:table-cell>
              <table:table-cell office:value-type="float" office:value="0.16065917">
                <text:p>0.16065917</text:p>
              </table:table-cell>
              <table:table-cell office:value-type="float" office:value="4">
                <text:p>4</text:p>
              </table:table-cell>
              <table:table-cell office:value-type="float" office:value="0.1602897">
                <text:p>0.1602897</text:p>
              </table:table-cell>
              <table:table-cell office:value-type="float" office:value="4">
                <text:p>4</text:p>
              </table:table-cell>
              <table:table-cell office:value-type="float" office:value="0.16002839">
                <text:p>0.160028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963308">
                <text:p>0.963308</text:p>
              </table:table-cell>
              <table:table-cell office:value-type="float" office:value="8">
                <text:p>8</text:p>
              </table:table-cell>
              <table:table-cell office:value-type="float" office:value="0.32174662">
                <text:p>0.32174662</text:p>
              </table:table-cell>
              <table:table-cell office:value-type="float" office:value="8">
                <text:p>8</text:p>
              </table:table-cell>
              <table:table-cell office:value-type="float" office:value="0.33406675">
                <text:p>0.33406675</text:p>
              </table:table-cell>
              <table:table-cell office:value-type="float" office:value="8">
                <text:p>8</text:p>
              </table:table-cell>
              <table:table-cell office:value-type="float" office:value="0.32717503">
                <text:p>0.327175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707625">
                <text:p>1.707625</text:p>
              </table:table-cell>
              <table:table-cell office:value-type="float" office:value="16">
                <text:p>16</text:p>
              </table:table-cell>
              <table:table-cell office:value-type="float" office:value="0.72208619">
                <text:p>0.72208619</text:p>
              </table:table-cell>
              <table:table-cell office:value-type="float" office:value="16">
                <text:p>16</text:p>
              </table:table-cell>
              <table:table-cell office:value-type="float" office:value="0.72647275">
                <text:p>0.72647275</text:p>
              </table:table-cell>
              <table:table-cell office:value-type="float" office:value="16">
                <text:p>16</text:p>
              </table:table-cell>
              <table:table-cell office:value-type="float" office:value="0.72315675">
                <text:p>0.723156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3.62431475">
                <text:p>3.62431475</text:p>
              </table:table-cell>
              <table:table-cell office:value-type="float" office:value="32">
                <text:p>32</text:p>
              </table:table-cell>
              <table:table-cell office:value-type="float" office:value="1.23591988">
                <text:p>1.23591988</text:p>
              </table:table-cell>
              <table:table-cell office:value-type="float" office:value="32">
                <text:p>32</text:p>
              </table:table-cell>
              <table:table-cell office:value-type="float" office:value="1.23607225">
                <text:p>1.23607225</text:p>
              </table:table-cell>
              <table:table-cell office:value-type="float" office:value="32">
                <text:p>32</text:p>
              </table:table-cell>
              <table:table-cell office:value-type="float" office:value="1.23649825">
                <text:p>1.236498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7.081824">
                <text:p>7.081824</text:p>
              </table:table-cell>
              <table:table-cell office:value-type="float" office:value="64">
                <text:p>64</text:p>
              </table:table-cell>
              <table:table-cell office:value-type="float" office:value="2.42637625">
                <text:p>2.42637625</text:p>
              </table:table-cell>
              <table:table-cell office:value-type="float" office:value="64">
                <text:p>64</text:p>
              </table:table-cell>
              <table:table-cell office:value-type="float" office:value="2.674728">
                <text:p>2.674728</text:p>
              </table:table-cell>
              <table:table-cell office:value-type="float" office:value="64">
                <text:p>64</text:p>
              </table:table-cell>
              <table:table-cell office:value-type="float" office:value="2.426782">
                <text:p>2.4267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4.075125">
                <text:p>14.075125</text:p>
              </table:table-cell>
              <table:table-cell office:value-type="float" office:value="128">
                <text:p>128</text:p>
              </table:table-cell>
              <table:table-cell office:value-type="float" office:value="5.9959895">
                <text:p>5.9959895</text:p>
              </table:table-cell>
              <table:table-cell office:value-type="float" office:value="128">
                <text:p>128</text:p>
              </table:table-cell>
              <table:table-cell office:value-type="float" office:value="5.9940065">
                <text:p>5.9940065</text:p>
              </table:table-cell>
              <table:table-cell office:value-type="float" office:value="128">
                <text:p>128</text:p>
              </table:table-cell>
              <table:table-cell office:value-type="float" office:value="5.967728">
                <text:p>5.96772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title svg:x="7.158cm" svg:y="0.407cm" chart:style-name="ch2">
          <text:p>sorting a set of 26k elements, e3 2 cores</text:p>
        </chart:title>
        <chart:legend chart:legend-position="end" svg:x="17.477cm" svg:y="5.741cm" style:legend-expansion="high" chart:style-name="ch3"/>
        <chart:plot-area chart:style-name="ch4" table:cell-range-address="Sheet8.A1:Sheet8.A8 Sheet8.E1:Sheet8.E1 Sheet8.F1:Sheet8.F8 Sheet8.E10:Sheet8.E10 Sheet8.F10:Sheet8.F33 Sheet8.E18:Sheet8.E18 Sheet8.E26:Sheet8.E26" chart:data-source-has-labels="row" svg:x="1.462cm" svg:y="1.457cm" svg:width="15.565cm" svg:height="10.865cm">
          <chartooo:coordinate-region svg:x="1.898cm" svg:y="1.656cm" svg:width="14.664cm" svg:height="10.019cm"/>
          <chart:axis chart:dimension="x" chart:name="primary-x" chart:style-name="ch5">
            <chart:title svg:x="8.697cm" svg:y="12.593cm" chart:style-name="ch6">
              <text:p>nb sort</text:p>
            </chart:title>
          </chart:axis>
          <chart:axis chart:dimension="y" chart:name="primary-y" chart:style-name="ch7">
            <chart:title svg:x="0.451cm" svg:y="7.475cm" chart:style-name="ch8">
              <text:p>time (s)</text:p>
            </chart:title>
            <chart:grid chart:style-name="ch9" chart:class="major"/>
          </chart:axis>
          <chart:series chart:style-name="ch10" chart:values-cell-range-address="Sheet8.F1:Sheet8.F8" chart:label-cell-address="Sheet8.E1:Sheet8.E1" chart:class="chart:scatter">
            <chart:domain table:cell-range-address="Sheet8.A1:Sheet8.A8"/>
            <chart:data-point chart:repeated="8"/>
          </chart:series>
          <chart:series chart:style-name="ch11" chart:values-cell-range-address="Sheet8.F10:Sheet8.F17" chart:label-cell-address="Sheet8.E10:Sheet8.E10" chart:class="chart:scatter">
            <chart:domain table:cell-range-address="Sheet8.A10:Sheet8.A17"/>
            <chart:data-point chart:repeated="8"/>
          </chart:series>
          <chart:series chart:style-name="ch12" chart:values-cell-range-address="Sheet8.F18:Sheet8.F25" chart:label-cell-address="Sheet8.E18:Sheet8.E18" chart:class="chart:scatter">
            <chart:domain table:cell-range-address="Sheet8.A18:Sheet8.A25"/>
            <chart:data-point chart:repeated="8"/>
          </chart:series>
          <chart:series chart:style-name="ch13" chart:values-cell-range-address="Sheet8.F26:Sheet8.F33" chart:label-cell-address="Sheet8.E26:Sheet8.E26" chart:class="chart:scatter">
            <chart:domain table:cell-range-address="Sheet8.A26:Sheet8.A33"/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8.E1:Sheet8.E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 squidlets, 100 bytes</text:p>
                <draw:g>
                  <svg:desc>Sheet8.E10:Sheet8.E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 squidlets, 200 bytes</text:p>
                <draw:g>
                  <svg:desc>Sheet8.E18:Sheet8.E1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 squidlets, 10100 bytes</text:p>
                <draw:g>
                  <svg:desc>Sheet8.E26:Sheet8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8.A1:Sheet8.A8</svg:desc>
                </draw:g>
              </table:table-cell>
              <table:table-cell office:value-type="float" office:value="0.13509972">
                <text:p>0.13509972</text:p>
                <draw:g>
                  <svg:desc>Sheet8.F1:Sheet8.F8</svg:desc>
                </draw:g>
              </table:table-cell>
              <table:table-cell office:value-type="float" office:value="1">
                <text:p>1</text:p>
                <draw:g>
                  <svg:desc>Sheet8.A10:Sheet8.A17</svg:desc>
                </draw:g>
              </table:table-cell>
              <table:table-cell office:value-type="float" office:value="0.08207935">
                <text:p>0.08207935</text:p>
                <draw:g>
                  <svg:desc>Sheet8.F10:Sheet8.F17</svg:desc>
                </draw:g>
              </table:table-cell>
              <table:table-cell office:value-type="float" office:value="1">
                <text:p>1</text:p>
                <draw:g>
                  <svg:desc>Sheet8.A18:Sheet8.A25</svg:desc>
                </draw:g>
              </table:table-cell>
              <table:table-cell office:value-type="float" office:value="0.08225133">
                <text:p>0.08225133</text:p>
                <draw:g>
                  <svg:desc>Sheet8.F18:Sheet8.F25</svg:desc>
                </draw:g>
              </table:table-cell>
              <table:table-cell office:value-type="float" office:value="1">
                <text:p>1</text:p>
                <draw:g>
                  <svg:desc>Sheet8.A26:Sheet8.A33</svg:desc>
                </draw:g>
              </table:table-cell>
              <table:table-cell office:value-type="float" office:value="0.08207246">
                <text:p>0.08207246</text:p>
                <draw:g>
                  <svg:desc>Sheet8.F26:Sheet8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6049564">
                <text:p>0.26049564</text:p>
              </table:table-cell>
              <table:table-cell office:value-type="float" office:value="2">
                <text:p>2</text:p>
              </table:table-cell>
              <table:table-cell office:value-type="float" office:value="0.13417991">
                <text:p>0.13417991</text:p>
              </table:table-cell>
              <table:table-cell office:value-type="float" office:value="2">
                <text:p>2</text:p>
              </table:table-cell>
              <table:table-cell office:value-type="float" office:value="0.13536924">
                <text:p>0.13536924</text:p>
              </table:table-cell>
              <table:table-cell office:value-type="float" office:value="2">
                <text:p>2</text:p>
              </table:table-cell>
              <table:table-cell office:value-type="float" office:value="0.1352523">
                <text:p>0.13525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49066058">
                <text:p>0.49066058</text:p>
              </table:table-cell>
              <table:table-cell office:value-type="float" office:value="4">
                <text:p>4</text:p>
              </table:table-cell>
              <table:table-cell office:value-type="float" office:value="0.25037429">
                <text:p>0.25037429</text:p>
              </table:table-cell>
              <table:table-cell office:value-type="float" office:value="4">
                <text:p>4</text:p>
              </table:table-cell>
              <table:table-cell office:value-type="float" office:value="0.24677724">
                <text:p>0.24677724</text:p>
              </table:table-cell>
              <table:table-cell office:value-type="float" office:value="4">
                <text:p>4</text:p>
              </table:table-cell>
              <table:table-cell office:value-type="float" office:value="0.24680196">
                <text:p>0.246801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89119568">
                <text:p>0.89119568</text:p>
              </table:table-cell>
              <table:table-cell office:value-type="float" office:value="8">
                <text:p>8</text:p>
              </table:table-cell>
              <table:table-cell office:value-type="float" office:value="0.452515">
                <text:p>0.452515</text:p>
              </table:table-cell>
              <table:table-cell office:value-type="float" office:value="8">
                <text:p>8</text:p>
              </table:table-cell>
              <table:table-cell office:value-type="float" office:value="0.45229717">
                <text:p>0.45229717</text:p>
              </table:table-cell>
              <table:table-cell office:value-type="float" office:value="8">
                <text:p>8</text:p>
              </table:table-cell>
              <table:table-cell office:value-type="float" office:value="0.45340158">
                <text:p>0.453401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57464989">
                <text:p>1.57464989</text:p>
              </table:table-cell>
              <table:table-cell office:value-type="float" office:value="16">
                <text:p>16</text:p>
              </table:table-cell>
              <table:table-cell office:value-type="float" office:value="0.79915789">
                <text:p>0.79915789</text:p>
              </table:table-cell>
              <table:table-cell office:value-type="float" office:value="16">
                <text:p>16</text:p>
              </table:table-cell>
              <table:table-cell office:value-type="float" office:value="0.80074574">
                <text:p>0.80074574</text:p>
              </table:table-cell>
              <table:table-cell office:value-type="float" office:value="16">
                <text:p>16</text:p>
              </table:table-cell>
              <table:table-cell office:value-type="float" office:value="0.80011039">
                <text:p>0.800110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3.33851567">
                <text:p>3.33851567</text:p>
              </table:table-cell>
              <table:table-cell office:value-type="float" office:value="32">
                <text:p>32</text:p>
              </table:table-cell>
              <table:table-cell office:value-type="float" office:value="1.67333567">
                <text:p>1.67333567</text:p>
              </table:table-cell>
              <table:table-cell office:value-type="float" office:value="32">
                <text:p>32</text:p>
              </table:table-cell>
              <table:table-cell office:value-type="float" office:value="1.68029389">
                <text:p>1.68029389</text:p>
              </table:table-cell>
              <table:table-cell office:value-type="float" office:value="32">
                <text:p>32</text:p>
              </table:table-cell>
              <table:table-cell office:value-type="float" office:value="1.69488439">
                <text:p>1.694884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6.5368216">
                <text:p>6.5368216</text:p>
              </table:table-cell>
              <table:table-cell office:value-type="float" office:value="64">
                <text:p>64</text:p>
              </table:table-cell>
              <table:table-cell office:value-type="float" office:value="3.2605027">
                <text:p>3.2605027</text:p>
              </table:table-cell>
              <table:table-cell office:value-type="float" office:value="64">
                <text:p>64</text:p>
              </table:table-cell>
              <table:table-cell office:value-type="float" office:value="3.2569597">
                <text:p>3.2569597</text:p>
              </table:table-cell>
              <table:table-cell office:value-type="float" office:value="64">
                <text:p>64</text:p>
              </table:table-cell>
              <table:table-cell office:value-type="float" office:value="3.247765">
                <text:p>3.2477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2.97978367">
                <text:p>12.97978367</text:p>
              </table:table-cell>
              <table:table-cell office:value-type="float" office:value="128">
                <text:p>128</text:p>
              </table:table-cell>
              <table:table-cell office:value-type="float" office:value="6.4499805">
                <text:p>6.4499805</text:p>
              </table:table-cell>
              <table:table-cell office:value-type="float" office:value="128">
                <text:p>128</text:p>
              </table:table-cell>
              <table:table-cell office:value-type="float" office:value="6.44197533">
                <text:p>6.44197533</text:p>
              </table:table-cell>
              <table:table-cell office:value-type="float" office:value="128">
                <text:p>128</text:p>
              </table:table-cell>
              <table:table-cell office:value-type="float" office:value="6.4488695">
                <text:p>6.448869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title svg:x="4.313cm" svg:y="0.407cm" chart:style-name="ch2">
          <text:p>sorting a set of 26k elements, 4 squidlets on one raspberry pi with fan</text:p>
        </chart:title>
        <chart:legend chart:legend-position="end" svg:x="17.477cm" svg:y="5.741cm" style:legend-expansion="high" chart:style-name="ch3"/>
        <chart:plot-area chart:style-name="ch4" table:cell-range-address="Sheet9.A1:Sheet9.A8 Sheet9.E1:Sheet9.E1 Sheet9.F1:Sheet9.F8 Sheet9.E10:Sheet9.E10 Sheet9.F10:Sheet9.F33 Sheet9.E18:Sheet9.E18 Sheet9.E26:Sheet9.E26" chart:data-source-has-labels="row" svg:x="1.462cm" svg:y="1.457cm" svg:width="15.565cm" svg:height="10.865cm">
          <chartooo:coordinate-region svg:x="1.898cm" svg:y="1.656cm" svg:width="14.664cm" svg:height="10.019cm"/>
          <chart:axis chart:dimension="x" chart:name="primary-x" chart:style-name="ch5">
            <chart:title svg:x="8.697cm" svg:y="12.593cm" chart:style-name="ch6">
              <text:p>nb sort</text:p>
            </chart:title>
          </chart:axis>
          <chart:axis chart:dimension="y" chart:name="primary-y" chart:style-name="ch5">
            <chart:title svg:x="0.451cm" svg:y="7.475cm" chart:style-name="ch7">
              <text:p>time (s)</text:p>
            </chart:title>
            <chart:grid chart:style-name="ch8" chart:class="major"/>
          </chart:axis>
          <chart:series chart:style-name="ch9" chart:values-cell-range-address="Sheet9.F1:Sheet9.F8" chart:label-cell-address="Sheet9.E1:Sheet9.E1" chart:class="chart:scatter">
            <chart:domain table:cell-range-address="Sheet9.A1:Sheet9.A8"/>
            <chart:data-point chart:repeated="8"/>
          </chart:series>
          <chart:series chart:style-name="ch10" chart:values-cell-range-address="Sheet9.F10:Sheet9.F17" chart:label-cell-address="Sheet9.E10:Sheet9.E10" chart:class="chart:scatter">
            <chart:domain table:cell-range-address="Sheet9.A10:Sheet9.A17"/>
            <chart:data-point chart:repeated="8"/>
          </chart:series>
          <chart:series chart:style-name="ch11" chart:values-cell-range-address="Sheet9.F18:Sheet9.F25" chart:label-cell-address="Sheet9.E18:Sheet9.E18" chart:class="chart:scatter">
            <chart:domain table:cell-range-address="Sheet9.A18:Sheet9.A25"/>
            <chart:data-point chart:repeated="8"/>
          </chart:series>
          <chart:series chart:style-name="ch12" chart:values-cell-range-address="Sheet9.F26:Sheet9.F33" chart:label-cell-address="Sheet9.E26:Sheet9.E26" chart:class="chart:scatter">
            <chart:domain table:cell-range-address="Sheet9.A26:Sheet9.A33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9.E1:Sheet9.E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 squidlets, 100 bytes</text:p>
                <draw:g>
                  <svg:desc>Sheet9.E10:Sheet9.E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 squidlets, 200 bytes</text:p>
                <draw:g>
                  <svg:desc>Sheet9.E18:Sheet9.E1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 squidlets, 10100 bytes</text:p>
                <draw:g>
                  <svg:desc>Sheet9.E26:Sheet9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9.A1:Sheet9.A8</svg:desc>
                </draw:g>
              </table:table-cell>
              <table:table-cell office:value-type="float" office:value="0.14217625">
                <text:p>0.14217625</text:p>
                <draw:g>
                  <svg:desc>Sheet9.F1:Sheet9.F8</svg:desc>
                </draw:g>
              </table:table-cell>
              <table:table-cell office:value-type="float" office:value="1">
                <text:p>1</text:p>
                <draw:g>
                  <svg:desc>Sheet9.A10:Sheet9.A17</svg:desc>
                </draw:g>
              </table:table-cell>
              <table:table-cell office:value-type="float" office:value="0.04643546">
                <text:p>0.04643546</text:p>
                <draw:g>
                  <svg:desc>Sheet9.F10:Sheet9.F17</svg:desc>
                </draw:g>
              </table:table-cell>
              <table:table-cell office:value-type="float" office:value="1">
                <text:p>1</text:p>
                <draw:g>
                  <svg:desc>Sheet9.A18:Sheet9.A25</svg:desc>
                </draw:g>
              </table:table-cell>
              <table:table-cell office:value-type="float" office:value="0.04523397">
                <text:p>0.04523397</text:p>
                <draw:g>
                  <svg:desc>Sheet9.F18:Sheet9.F25</svg:desc>
                </draw:g>
              </table:table-cell>
              <table:table-cell office:value-type="float" office:value="1">
                <text:p>1</text:p>
                <draw:g>
                  <svg:desc>Sheet9.A26:Sheet9.A33</svg:desc>
                </draw:g>
              </table:table-cell>
              <table:table-cell office:value-type="float" office:value="0.04581671">
                <text:p>0.04581671</text:p>
                <draw:g>
                  <svg:desc>Sheet9.F26:Sheet9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7254916">
                <text:p>0.27254916</text:p>
              </table:table-cell>
              <table:table-cell office:value-type="float" office:value="2">
                <text:p>2</text:p>
              </table:table-cell>
              <table:table-cell office:value-type="float" office:value="0.07761955">
                <text:p>0.07761955</text:p>
              </table:table-cell>
              <table:table-cell office:value-type="float" office:value="2">
                <text:p>2</text:p>
              </table:table-cell>
              <table:table-cell office:value-type="float" office:value="0.07752202">
                <text:p>0.07752202</text:p>
              </table:table-cell>
              <table:table-cell office:value-type="float" office:value="2">
                <text:p>2</text:p>
              </table:table-cell>
              <table:table-cell office:value-type="float" office:value="0.07801049">
                <text:p>0.078010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51365947">
                <text:p>0.51365947</text:p>
              </table:table-cell>
              <table:table-cell office:value-type="float" office:value="4">
                <text:p>4</text:p>
              </table:table-cell>
              <table:table-cell office:value-type="float" office:value="0.15964369">
                <text:p>0.15964369</text:p>
              </table:table-cell>
              <table:table-cell office:value-type="float" office:value="4">
                <text:p>4</text:p>
              </table:table-cell>
              <table:table-cell office:value-type="float" office:value="0.15899292">
                <text:p>0.15899292</text:p>
              </table:table-cell>
              <table:table-cell office:value-type="float" office:value="4">
                <text:p>4</text:p>
              </table:table-cell>
              <table:table-cell office:value-type="float" office:value="0.15872773">
                <text:p>0.158727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93262812">
                <text:p>0.93262812</text:p>
              </table:table-cell>
              <table:table-cell office:value-type="float" office:value="8">
                <text:p>8</text:p>
              </table:table-cell>
              <table:table-cell office:value-type="float" office:value="0.32639125">
                <text:p>0.32639125</text:p>
              </table:table-cell>
              <table:table-cell office:value-type="float" office:value="8">
                <text:p>8</text:p>
              </table:table-cell>
              <table:table-cell office:value-type="float" office:value="0.31345547">
                <text:p>0.31345547</text:p>
              </table:table-cell>
              <table:table-cell office:value-type="float" office:value="8">
                <text:p>8</text:p>
              </table:table-cell>
              <table:table-cell office:value-type="float" office:value="0.31950291">
                <text:p>0.319502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65476462">
                <text:p>1.65476462</text:p>
              </table:table-cell>
              <table:table-cell office:value-type="float" office:value="16">
                <text:p>16</text:p>
              </table:table-cell>
              <table:table-cell office:value-type="float" office:value="0.72198144">
                <text:p>0.72198144</text:p>
              </table:table-cell>
              <table:table-cell office:value-type="float" office:value="16">
                <text:p>16</text:p>
              </table:table-cell>
              <table:table-cell office:value-type="float" office:value="0.71996469">
                <text:p>0.71996469</text:p>
              </table:table-cell>
              <table:table-cell office:value-type="float" office:value="16">
                <text:p>16</text:p>
              </table:table-cell>
              <table:table-cell office:value-type="float" office:value="0.72205781">
                <text:p>0.722057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3.5146255">
                <text:p>3.5146255</text:p>
              </table:table-cell>
              <table:table-cell office:value-type="float" office:value="32">
                <text:p>32</text:p>
              </table:table-cell>
              <table:table-cell office:value-type="float" office:value="1.24727988">
                <text:p>1.24727988</text:p>
              </table:table-cell>
              <table:table-cell office:value-type="float" office:value="32">
                <text:p>32</text:p>
              </table:table-cell>
              <table:table-cell office:value-type="float" office:value="1.24624762">
                <text:p>1.24624762</text:p>
              </table:table-cell>
              <table:table-cell office:value-type="float" office:value="32">
                <text:p>32</text:p>
              </table:table-cell>
              <table:table-cell office:value-type="float" office:value="1.23909512">
                <text:p>1.239095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6.86092">
                <text:p>6.86092</text:p>
              </table:table-cell>
              <table:table-cell office:value-type="float" office:value="64">
                <text:p>64</text:p>
              </table:table-cell>
              <table:table-cell office:value-type="float" office:value="2.450052">
                <text:p>2.450052</text:p>
              </table:table-cell>
              <table:table-cell office:value-type="float" office:value="64">
                <text:p>64</text:p>
              </table:table-cell>
              <table:table-cell office:value-type="float" office:value="2.45029">
                <text:p>2.45029</text:p>
              </table:table-cell>
              <table:table-cell office:value-type="float" office:value="64">
                <text:p>64</text:p>
              </table:table-cell>
              <table:table-cell office:value-type="float" office:value="3.00383775">
                <text:p>3.003837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3.637441">
                <text:p>13.637441</text:p>
              </table:table-cell>
              <table:table-cell office:value-type="float" office:value="128">
                <text:p>128</text:p>
              </table:table-cell>
              <table:table-cell office:value-type="float" office:value="6.0641825">
                <text:p>6.0641825</text:p>
              </table:table-cell>
              <table:table-cell office:value-type="float" office:value="128">
                <text:p>128</text:p>
              </table:table-cell>
              <table:table-cell office:value-type="float" office:value="6.0660975">
                <text:p>6.0660975</text:p>
              </table:table-cell>
              <table:table-cell office:value-type="float" office:value="128">
                <text:p>128</text:p>
              </table:table-cell>
              <table:table-cell office:value-type="float" office:value="6.0357805">
                <text:p>6.035780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